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31A00000253D1D24142.png"/>
  <manifest:file-entry manifest:media-type="image/jpeg" manifest:full-path="Object 1/Pictures/100000000000008900000093563B4384.jp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presentation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0000000031A00000253D1D24142.png"/>
  <manifest:file-entry manifest:media-type="image/jpeg" manifest:full-path="Object 2/Pictures/100000000000008900000093563B4384.jp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presentation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0000000031A00000253D1D24142.png"/>
  <manifest:file-entry manifest:media-type="image/jpeg" manifest:full-path="Object 3/Pictures/100000000000008900000093563B4384.jp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presentation" manifest:version="1.2" manifest:full-path="Object 3/"/>
  <manifest:file-entry manifest:media-type="image/png" manifest:full-path="Pictures/100000000000031A00000253D1D24142.png"/>
  <manifest:file-entry manifest:media-type="" manifest:full-path="Pictures/TablePreview1.svm"/>
  <manifest:file-entry manifest:media-type="image/jpeg" manifest:full-path="Pictures/100000000000008900000093563B438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81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fo:min-height="13.24cm"/>
    </style:style>
    <style:style style:name="pr8" style:family="presentation" style:parent-style-name="lyt-aqua-outline1">
      <style:graphic-properties fo:min-height="11.5cm"/>
    </style:style>
    <style:style style:name="pr9" style:family="presentation" style:parent-style-name="lyt-aqua-outline1">
      <style:graphic-properties fo:min-height="13.485cm"/>
    </style:style>
    <style:style style:name="pr10" style:family="presentation" style:parent-style-name="lyt-aqua-outline1">
      <style:graphic-properties fo:min-height="12cm"/>
    </style:style>
    <style:style style:name="pr11" style:family="presentation" style:parent-style-name="lyt-aqua-outline1">
      <style:graphic-properties fo:min-height="14.125cm"/>
    </style:style>
    <style:style style:name="pr12" style:family="presentation" style:parent-style-name="lyt-aqua-outline1">
      <style:graphic-properties fo:min-height="10.457cm"/>
    </style:style>
    <style:style style:name="pr13" style:family="presentation" style:parent-style-name="lyt-aqua-outline1">
      <style:graphic-properties fo:min-height="14.941cm"/>
    </style:style>
    <style:style style:name="pr14" style:family="presentation" style:parent-style-name="lyt-aqua-outline1">
      <style:graphic-properties fo:min-height="14.44cm"/>
    </style:style>
    <style:style style:name="pr15" style:family="presentation" style:parent-style-name="lyt-aqua-outline1">
      <style:graphic-properties fo:min-height="13.429cm"/>
    </style:style>
    <style:style style:name="pr16" style:family="presentation" style:parent-style-name="lyt-aqua-outline1">
      <style:graphic-properties fo:min-height="13.7cm"/>
    </style:style>
    <style:style style:name="pr17" style:family="presentation" style:parent-style-name="lyt-aqua-outline1">
      <style:graphic-properties fo:min-height="16.782cm"/>
    </style:style>
    <style:style style:name="pr18" style:family="presentation" style:parent-style-name="lyt-aqua-outline1">
      <style:graphic-properties fo:min-height="12.895cm"/>
    </style:style>
    <style:style style:name="pr19" style:family="presentation" style:parent-style-name="lyt-aqua-outline1">
      <style:graphic-properties fo:min-height="15cm"/>
    </style:style>
    <style:style style:name="pr20" style:family="presentation" style:parent-style-name="lyt-aqua-outline1">
      <style:graphic-properties fo:min-height="16.623cm"/>
    </style:style>
    <style:style style:name="pr21" style:family="presentation" style:parent-style-name="lyt-aqua-outline1">
      <style:graphic-properties fo:min-height="15.126cm"/>
    </style:style>
    <style:style style:name="pr22" style:family="presentation" style:parent-style-name="lyt-aqua-outline1">
      <style:graphic-properties fo:min-height="14.613cm"/>
    </style:style>
    <style:style style:name="pr23" style:family="presentation" style:parent-style-name="lyt-aqua-outline1">
      <style:graphic-properties fo:min-height="14.223cm"/>
    </style:style>
    <style:style style:name="pr24" style:family="presentation" style:parent-style-name="lyt-aqua-title">
      <style:graphic-properties fo:min-height="3.035cm"/>
    </style:style>
    <style:style style:name="pr25" style:family="presentation" style:parent-style-name="lyt-aqua-outline1">
      <style:graphic-properties fo:min-height="10.087cm"/>
    </style:style>
    <style:style style:name="pr26" style:family="presentation" style:parent-style-name="lyt-aqua-outline1">
      <style:graphic-properties draw:fill="bitmap" draw:fill-image-name="Bitmape_20_1" fo:min-height="4.799cm"/>
    </style:style>
    <style:style style:name="co1" style:family="table-column">
      <style:table-column-properties style:column-width="3.751cm" style:use-optimal-column-width="false"/>
    </style:style>
    <style:style style:name="co2" style:family="table-column">
      <style:table-column-properties style:column-width="3.752cm" style:use-optimal-column-width="false"/>
    </style:style>
    <style:style style:name="co3" style:family="table-column">
      <style:table-column-properties style:column-width="5.115cm" style:use-optimal-column-width="false"/>
    </style:style>
    <style:style style:name="co4" style:family="table-column">
      <style:table-column-properties style:column-width="4.916cm" style:use-optimal-column-width="false"/>
    </style:style>
    <style:style style:name="ro1" style:family="table-row">
      <style:table-row-properties style:row-height="2.764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57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-0.051cm"/>
    </style:style>
    <style:style style:name="P4" style:family="paragraph">
      <style:paragraph-properties fo:margin-left="0.4cm" fo:margin-right="0cm" fo:text-indent="-0.8cm"/>
    </style:style>
    <style:style style:name="P5" style:family="paragraph">
      <style:paragraph-properties fo:margin-left="0cm" fo:margin-right="0cm" fo:text-indent="-0.2cm"/>
    </style:style>
    <style:style style:name="P6" style:family="paragraph">
      <style:paragraph-properties fo:text-align="center"/>
    </style:style>
    <style:style style:name="P7" style:family="paragraph">
      <style:paragraph-properties fo:margin-left="0.4cm" fo:margin-right="0cm" fo:text-indent="-0.3cm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  <style:text-properties fo:hyphenate="true"/>
    </style:style>
    <style:style style:name="P9" style:family="paragraph">
      <style:paragraph-properties fo:margin-left="0.279cm" fo:margin-right="0cm" fo:text-indent="-0.229cm"/>
    </style:style>
    <style:style style:name="P10" style:family="paragraph">
      <style:paragraph-properties fo:margin-left="0.94cm" fo:margin-right="0cm" fo:text-indent="-0.813cm"/>
    </style:style>
    <style:style style:name="P11" style:family="paragraph">
      <style:text-properties fo:font-size="28.1000003814697pt"/>
    </style:style>
    <style:style style:name="P12" style:family="paragraph">
      <style:paragraph-properties fo:margin-left="0.432cm" fo:margin-right="0cm" fo:text-indent="-0.025cm"/>
    </style:style>
    <style:style style:name="P13" style:family="paragraph">
      <style:paragraph-properties fo:margin-left="0.559cm" fo:margin-right="0cm" fo:text-indent="-0.61cm"/>
    </style:style>
    <style:style style:name="P14" style:family="paragraph">
      <style:paragraph-properties fo:margin-left="0.6cm" fo:margin-right="0cm" fo:text-indent="-0.8cm"/>
    </style:style>
    <style:style style:name="P15" style:family="paragraph">
      <style:paragraph-properties fo:margin-left="0cm" fo:margin-right="0cm" fo:text-indent="-0.3cm"/>
    </style:style>
    <style:style style:name="P16" style:family="paragraph">
      <style:paragraph-properties fo:margin-left="0cm" fo:margin-right="0cm" fo:margin-top="0cm" fo:margin-bottom="0.4cm" fo:text-indent="-0.1cm"/>
    </style:style>
    <style:style style:name="P17" style:family="paragraph">
      <style:paragraph-properties fo:margin-top="0cm" fo:margin-bottom="0.1cm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.2cm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FR"/>
    </style:style>
    <style:style style:name="T8" style:family="text">
      <style:text-properties fo:language="fr" fo:country="FR" fo:font-style="italic" style:font-style-asian="italic" style:font-style-complex="italic"/>
    </style:style>
    <style:style style:name="T9" style:family="text"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bold" style:font-weight-asian="bold" style:font-weight-complex="bold"/>
    </style:style>
    <style:style style:name="T10" style:family="text">
      <style:text-properties fo:color="#ffffff" style:text-outline="false" style:text-line-through-style="none" fo:font-family="Albany" style:font-style-name="Standard" style:font-family-generic="swiss" style:font-pitch="variable" fo:font-size="24pt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T12" style:family="text">
      <style:text-properties fo:color="#ffffff" style:text-outline="false" style:text-line-through-style="none" fo:font-family="Albany" style:font-style-name="Standard" style:font-family-generic="swiss" style:font-pitch="variable" fo:font-size="24pt" fo:language="de" fo:country="DE" fo:font-style="normal" fo:text-shadow="none" style:text-underline-style="none" fo:font-weight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80" fo:font-family="Albany" style:font-family-generic="roman" style:font-pitch="variable" fo:font-size="28pt" style:font-family-asian="'Andale Sans UI'" style:font-pitch-asian="variable" style:font-size-asian="28pt" style:font-family-complex="Tahoma" style:font-pitch-complex="variable" style:font-size-complex="28pt"/>
    </style:style>
    <style:style style:name="T15" style:family="text">
      <style:text-properties fo:color="#000080" fo:font-family="Albany" style:font-family-generic="roman" style:font-pitch="variable" fo:font-size="28pt" fo:font-weight="bold" style:font-family-asian="'Andale Sans UI'" style:font-pitch-asian="variable" style:font-size-asian="28pt" style:font-weight-asian="bold" style:font-family-complex="Tahoma" style:font-pitch-complex="variable" style:font-size-complex="28pt" style:font-weight-complex="bold"/>
    </style:style>
    <style:style style:name="T16" style:family="text">
      <style:text-properties fo:color="#000080" fo:font-family="Albany" style:font-family-generic="roman" style:font-pitch="variable" fo:font-size="28pt" fo:font-style="italic" style:font-family-asian="'Andale Sans UI'" style:font-pitch-asian="variable" style:font-size-asian="28pt" style:font-style-asian="italic" style:font-family-complex="Tahoma" style:font-pitch-complex="variable" style:font-size-complex="28pt" style:font-style-complex="italic"/>
    </style:style>
    <style:style style:name="T17" style:family="text">
      <style:text-properties fo:color="#ff0000" fo:font-family="Albany" style:font-family-generic="roman" style:font-pitch="variable" fo:font-size="28pt" fo:font-weight="bold" style:font-family-asian="'Andale Sans UI'" style:font-pitch-asian="variable" style:font-size-asian="28pt" style:font-weight-asian="bold" style:font-family-complex="Tahoma" style:font-pitch-complex="variable" style:font-size-complex="28pt" style:font-weight-complex="bold"/>
    </style:style>
    <style:style style:name="T18" style:family="text">
      <style:text-properties fo:color="#000000" fo:font-family="Consolas" style:font-family-generic="modern" style:font-pitch="fixed" fo:font-size="22pt" fo:language="en" fo:country="US" style:font-size-asian="18pt" style:font-size-complex="18pt"/>
    </style:style>
    <style:style style:name="T19" style:family="text">
      <style:text-properties fo:color="#0000ff" fo:font-family="Consolas" style:font-family-generic="modern" style:font-pitch="fixed" fo:font-size="22pt" fo:language="en" fo:country="US" style:font-size-asian="18pt" style:font-size-complex="18pt"/>
    </style:style>
    <style:style style:name="T20" style:family="text">
      <style:text-properties fo:color="#ff0000" fo:font-size="32pt" style:font-size-asian="32pt" style:font-size-complex="32pt"/>
    </style:style>
    <style:style style:name="T21" style:family="text">
      <style:text-properties style:text-position="sub 58%" fo:font-size="28pt" style:font-size-asian="28pt" style:font-size-complex="28pt"/>
    </style:style>
    <style:style style:name="T2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3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24" style:family="text">
      <style:text-properties style:text-position="sub 58%" fo:font-family="Arial" style:font-family-generic="roman" style:font-pitch="variable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igh Power Perl :<text:line-break/>two case studies</text:p>
          </draw:text-box>
        </draw:frame>
        <draw:frame presentation:style-name="pr2" draw:text-style-name="P1" draw:layer="layout" svg:width="24.599cm" svg:height="11.5cm" svg:x="2cm" svg:y="5.5cm" presentation:class="subtitle">
          <draw:text-box>
            <text:p><text:span text:style-name="T1">German Perl Workshop, Cologne </text:span></text:p>
            <text:p><text:span text:style-name="T1">3-7 April 2018</text:span></text:p>
            <text:p><text:span text:style-name="T2"/></text:p>
            <text:p><text:span text:style-name="T2"/></text:p>
            <text:p><text:span text:style-name="T3">Laurent Rosenfeld</text:span></text:p>
            <text:p><text:span text:style-name="T4">(paris.p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y work activity</text:p>
          </draw:text-box>
        </draw:frame>
        <draw:frame presentation:style-name="pr5" draw:layer="layout" svg:width="24.599cm" svg:height="12.181cm" svg:x="2cm" svg:y="5.5cm" presentation:class="outline" presentation:user-transformed="true">
          <draw:text-box>
            <text:list text:style-name="L2">
              <text:list-item>
                <text:p>I was a free-lance consultant for a major telecommunication operator in France</text:p>
              </text:list-item>
              <text:list-item>
                <text:p>Working on data quality 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5">Notably comparing data from various applications of the operator's information system</text:span></text:p>
                  </text:list-item>
                  <text:list-item>
                    <text:p text:style-name="P2"><text:span text:style-name="T5">Finding differences in order to fix data discrepancies</text:span></text:p>
                  </text:list-item>
                  <text:list-item>
                    <text:p text:style-name="P2"><text:span text:style-name="T5">Large data volumes (hundreds of millions of records, files typically 4 to 16 G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real performance problem (1)</text:p>
          </draw:text-box>
        </draw:frame>
        <draw:frame presentation:style-name="pr7" draw:layer="layout" svg:width="24.599cm" svg:height="13.24cm" svg:x="2cm" svg:y="5.5cm" presentation:class="outline" presentation:user-transformed="true">
          <draw:text-box>
            <text:list text:style-name="L2">
              <text:list-item>
                <text:p>Comparing data of two applications, <text:span text:style-name="T6">A</text:span> and <text:span text:style-name="T6">F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A</text:span> is the operator's main business application managing many many things; <text:span text:style-name="T6">F</text:span> is a specialized helper application, with a much narrower scope</text:p>
                  </text:list-item>
                  <text:list-item>
                    <text:p text:style-name="P4">35 million customer records on each database</text:p>
                  </text:list-item>
                  <text:list-item>
                    <text:p text:style-name="P4">Extracting flat CSV files from each database</text:p>
                  </text:list-item>
                  <text:list-item>
                    <text:p text:style-name="P5"><text:span text:style-name="T7">Requirement to convert data from the business concepts of </text:span><text:span text:style-name="T8">A</text:span><text:span text:style-name="T7"> into </text:span><text:span text:style-name="T8">F</text:span><text:span text:style-name="T7"> tariff plans</text:span></text:p>
                  </text:list-item>
                  <text:list-item>
                    <text:p text:style-name="P5"><text:span text:style-name="T7">Necessity to use on </text:span><text:span text:style-name="T8">A</text:span><text:span text:style-name="T7"> a proprietary language </text:span><text:span text:style-name="T8">G</text:span><text:span text:style-name="T7"> (similar to PL-SQL) to access the </text:span><text:span text:style-name="T8">A</text:span><text:span text:style-name="T7"> databas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8.198cm" svg:height="21.772cm" svg:x="31.488cm" svg:y="11.73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38.198cm" svg:height="21.772cm" svg:x="31.462cm" svg:y="11.44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38.198cm" svg:height="21.772cm" svg:x="25.751cm" svg:y="11.1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real performance problem (2)</text:p>
          </draw:text-box>
        </draw:frame>
        <draw:frame presentation:style-name="pr8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Conversion matrix (ca. 70,000 lines)</text:p>
              </text:list-item>
            </text:list>
            <text:list text:style-name="L3">
              <text:list-item>
                <text:list>
                  <text:list-item>
                    <text:p text:style-name="P7">4 pieces of data from <text:span text:style-name="T6">A</text:span> lead to a Tariff Plan in <text:span text:style-name="T6">F</text:span>:</text:p>
                    <text:list>
                      <text:list-item>
                        <text:p text:style-name="P2">1 or 2 billing services (among 20 to 30 for one client)</text:p>
                      </text:list-item>
                      <text:list-item>
                        <text:p text:style-name="P2">The business segment (1 per customer)</text:p>
                      </text:list-item>
                      <text:list-item>
                        <text:p text:style-name="P2">The platform (also unique for one customer)</text:p>
                      </text:list-item>
                    </text:list>
                  </text:list-item>
                  <text:list-item>
                    <text:p text:style-name="P7">A matrix record may have some fields empty</text:p>
                  </text:list-item>
                  <text:list-item>
                    <text:p text:style-name="P7">Several records may match, a system of priorities is used to find the right tariff plan in <text:span text:style-name="T6">F </text:span>'s par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Example of the conversion matrix</text:p>
          </draw:text-box>
        </draw:frame>
        <draw:frame presentation:style-name="pr8" draw:layer="layout" svg:width="24.599cm" svg:height="11.5cm" svg:x="2cm" svg:y="4.3cm" presentation:class="outline" presentation:user-transformed="true">
          <draw:text-box>
            <text:list text:style-name="L2">
              <text:list-item>
                <text:p>The matrix is a CSV file (separator : ";")</text:p>
              </text:list-item>
            </text:list>
            <text:p/>
          </draw:text-box>
        </draw:frame>
        <draw:frame draw:style-name="standard" draw:layer="layout" svg:width="21.284cm" svg:height="11.526cm" svg:x="3.261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8"><text:span text:style-name="T9">Priority</text:span></text:p>
              </table:table-cell>
              <table:table-cell>
                <text:p text:style-name="P8"><text:span text:style-name="T9">Tariff </text:span><text:span text:style-name="T10">F</text:span></text:p>
              </table:table-cell>
              <table:table-cell>
                <text:p text:style-name="P8"><text:span text:style-name="T9">Platform </text:span><text:span text:style-name="T10">A</text:span></text:p>
              </table:table-cell>
              <table:table-cell>
                <text:p text:style-name="P8"><text:span text:style-name="T9">Segment </text:span><text:span text:style-name="T10">A</text:span></text:p>
              </table:table-cell>
              <table:table-cell>
                <text:p text:style-name="P8"><text:span text:style-name="T9">Billing services </text:span><text:span text:style-name="T10">A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00</text:span></text:p>
              </table:table-cell>
              <table:table-cell>
                <text:p text:style-name="P8"><text:span text:style-name="T11">T1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S1</text:span></text:p>
              </table:table-cell>
              <table:table-cell>
                <text:p text:style-name="P8"><text:span text:style-name="T11">P1, P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01</text:span></text:p>
              </table:table-cell>
              <table:table-cell>
                <text:p text:style-name="P8"><text:span text:style-name="T11">T2</text:span></text:p>
              </table:table-cell>
              <table:table-cell>
                <text:p text:style-name="P8"><text:span text:style-name="T12">Plt 1</text:span></text:p>
              </table:table-cell>
              <table:table-cell>
                <text:p text:style-name="P8"><text:span text:style-name="T11">S1</text:span></text:p>
              </table:table-cell>
              <table:table-cell>
                <text:p text:style-name="P8"><text:span text:style-name="T11">P3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02</text:span></text:p>
              </table:table-cell>
              <table:table-cell>
                <text:p text:style-name="P8"><text:span text:style-name="T11">T4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*</text:span></text:p>
              </table:table-cell>
              <table:table-cell>
                <text:p text:style-name="P8"><text:span text:style-name="T11">P1, P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03</text:span></text:p>
              </table:table-cell>
              <table:table-cell>
                <text:p text:style-name="P8"><text:span text:style-name="T11">T3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S1</text:span></text:p>
              </table:table-cell>
              <table:table-cell>
                <text:p text:style-name="P8"><text:span text:style-name="T11">*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10</text:span></text:p>
              </table:table-cell>
              <table:table-cell>
                <text:p text:style-name="P8"><text:span text:style-name="T11">T2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S2</text:span></text:p>
              </table:table-cell>
              <table:table-cell>
                <text:p text:style-name="P8"><text:span text:style-name="T11">P1, P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1011</text:span></text:p>
              </table:table-cell>
              <table:table-cell>
                <text:p text:style-name="P8"><text:span text:style-name="T11">T1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S2</text:span></text:p>
              </table:table-cell>
              <table:table-cell>
                <text:p text:style-name="P8"><text:span text:style-name="T11">P3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1">1012</text:span></text:p>
              </table:table-cell>
              <table:table-cell>
                <text:p text:style-name="P8"><text:span text:style-name="T11">T2</text:span></text:p>
              </table:table-cell>
              <table:table-cell>
                <text:p text:style-name="P8"><text:span text:style-name="T11">Plt 1</text:span></text:p>
              </table:table-cell>
              <table:table-cell>
                <text:p text:style-name="P8"><text:span text:style-name="T11">S2</text:span></text:p>
              </table:table-cell>
              <table:table-cell>
                <text:p text:style-name="P8"><text:span text:style-name="T11">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mbinatorial explosion</text:p>
          </draw:text-box>
        </draw:frame>
        <draw:frame presentation:style-name="pr9" draw:layer="layout" svg:width="24.599cm" svg:height="13.485cm" svg:x="2cm" svg:y="5.1cm" presentation:class="outline" presentation:user-transformed="true">
          <draw:text-box>
            <text:list text:style-name="L2">
              <text:list-item>
                <text:p>For each customer, we need to 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Find the business segment (unique)</text:span></text:p>
                  </text:list-item>
                  <text:list-item>
                    <text:p text:style-name="P9"><text:span text:style-name="T13">Find the active billing services (20 to 30 per client)</text:span></text:p>
                  </text:list-item>
                  <text:list-item>
                    <text:p text:style-name="P9"><text:span text:style-name="T13">Test each billing service and each pair of billing services, with or without a segment, in the matrix</text:span></text:p>
                  </text:list-item>
                  <text:list-item>
                    <text:p text:style-name="P9"><text:span text:style-name="T13">Find the combination having the lowest priority number</text:span></text:p>
                  </text:list-item>
                </text:list>
              </text:list-item>
            </text:list>
            <text:list text:style-name="L2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 to the first case</text:p>
          </draw:text-box>
        </draw:frame>
        <draw:frame presentation:style-name="pr8" draw:layer="layout" svg:width="24.599cm" svg:height="11.5cm" svg:x="2cm" svg:y="5.5cm" presentation:class="outline">
          <draw:text-box>
            <text:list text:style-name="L2">
              <text:list-item>
                <text:p>Perl is slower than a compiled language, but you can get better performance if you make good use of its strengths</text:p>
              </text:list-item>
            </text:list>
            <text:list text:style-name="L3">
              <text:list-item>
                <text:list>
                  <text:list-item>
                    <text:p>I might never have thought of using hashes, greps, and so on if I had been using, say, C</text:p>
                  </text:list-item>
                </text:list>
              </text:list-item>
            </text:list>
            <text:list text:style-name="L2">
              <text:list-item>
                <text:p>The team converted to Perl for many tasks</text:p>
              </text:list-item>
              <text:list-item>
                <text:p>Use a hash (or several) when it makes sen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mbinatorial explosion (2)</text:p>
          </draw:text-box>
        </draw:frame>
        <draw:frame presentation:style-name="pr9" draw:layer="layout" svg:width="24.599cm" svg:height="13.485cm" svg:x="2cm" svg:y="5.1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Very, very slow program in the <text:span text:style-name="T6">G</text:span> language: 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3">The first version would have run in 160 days</text:span></text:p>
                  </text:list-item>
                  <text:list-item>
                    <text:p text:style-name="P10"><text:span text:style-name="T13">Improved version would have taken 60 days</text:span></text:p>
                  </text:list-item>
                  <text:list-item>
                    <text:p text:style-name="P10"><text:span text:style-name="T13">Not acceptable: 3 days would do, perhaps 5, not 6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Using Perl to profile the G program</text:p>
          </draw:text-box>
        </draw:frame>
        <draw:frame presentation:style-name="pr10" draw:layer="layout" svg:width="24.599cm" svg:height="12cm" svg:x="2cm" svg:y="6.1cm" presentation:class="outline" presentation:user-transformed="true">
          <draw:text-box>
            <text:list text:style-name="L2">
              <text:list-item>
                <text:p>I used Perl 5 to profile the G program:</text:p>
              </text:list-item>
            </text:list>
            <text:list text:style-name="L3">
              <text:list-item>
                <text:list>
                  <text:list-item>
                    <text:p text:style-name="P12">Wrote a small Perl profiling program to: </text:p>
                    <text:list>
                      <text:list-item>
                        <text:p text:style-name="P13">read and parse the G program source code, </text:p>
                      </text:list-item>
                      <text:list-item>
                        <text:p text:style-name="P13">add time recording statements before and after each procedure call,</text:p>
                      </text:list-item>
                      <text:list-item>
                        <text:p text:style-name="P13">compile and run the modified G code, and</text:p>
                      </text:list-item>
                      <text:list-item>
                        <text:p text:style-name="P13">measure the time taken by each of the procedur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rofiling results</text:p>
          </draw:text-box>
        </draw:frame>
        <draw:frame presentation:style-name="pr11" draw:layer="layout" svg:width="24.599cm" svg:height="14.125cm" svg:x="2cm" svg:y="4.8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Results: more than 99% of the time was taken traversing the conversion matrix </text:p>
                <text:list>
                  <text:list-item>
                    <text:p text:style-name="P2">about 59.5 days out of 60 days, and 12 hours for the rest (extraction and so on)</text:p>
                  </text:list-item>
                </text:list>
              </text:list-item>
              <text:list-item>
                <text:p>No further optimizing was deemed to be possible on the conversion part in 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writing the conversion in Perl</text:p>
          </draw:text-box>
        </draw:frame>
        <draw:frame presentation:style-name="pr12" draw:layer="layout" svg:width="24.599cm" svg:height="10.457cm" svg:x="2cm" svg:y="5.943cm" presentation:class="outline" presentation:user-transformed="true">
          <draw:text-box>
            <text:list text:style-name="L2">
              <text:list-item>
                <text:p>The profiling analysis led to the decision to rewrite the conversion part in Perl</text:p>
              </text:list-item>
            </text:list>
            <text:list text:style-name="L3">
              <text:list-item>
                <text:list>
                  <text:list-item>
                    <text:p text:style-name="P14">The data extraction is done in G (extracting all BS)</text:p>
                  </text:list-item>
                  <text:list-item>
                    <text:p text:style-name="P14">The extracted file is reprocessed in Perl</text:p>
                  </text:list-item>
                  <text:list-item>
                    <text:p text:style-name="P14">Removing the sequential reads of the Matrix, replacing them with hash lookups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writing the conversion in Perl</text:p>
          </draw:text-box>
        </draw:frame>
        <draw:frame presentation:style-name="pr13" draw:layer="layout" svg:width="24.599cm" svg:height="14.941cm" svg:x="2cm" svg:y="4.3cm" presentation:class="outline" presentation:user-transformed="true">
          <draw:text-box>
            <text:list text:style-name="L2">
              <text:list-item>
                <text:p>The new Perl program uses a series of hashes to store the matrix data:</text:p>
              </text:list-item>
            </text:list>
            <text:list text:style-name="L3">
              <text:list-item>
                <text:list>
                  <text:list-item>
                    <text:p text:style-name="P15">2 hashes: seg. → priority and single BS → priority</text:p>
                  </text:list-item>
                  <text:list-item>
                    <text:p text:style-name="P15">2 HoH: seg. + 1 BS → priority; 2 BS → priority</text:p>
                  </text:list-item>
                  <text:list-item>
                    <text:p text:style-name="P15">1 HoHoH : segment + 2 BS → priority</text:p>
                  </text:list-item>
                  <text:list-item>
                    <text:p text:style-name="P15">One array : priority → F tariff plan</text:p>
                  </text:list-item>
                  <text:list-item>
                    <text:p text:style-name="P15"><text:span text:style-name="T5">One auxilliary hash: a list of all BS actually existing in the matr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algorithm is now a few lookups</text:p>
          </draw:text-box>
        </draw:frame>
        <draw:frame presentation:style-name="pr14" draw:layer="layout" svg:width="24.599cm" svg:height="14.44cm" svg:x="2cm" svg:y="4.7cm" presentation:class="outline" presentation:user-transformed="true">
          <draw:text-box>
            <text:list text:style-name="L2">
              <text:list-item>
                <text:p>For each <text:span text:style-name="T6">A</text:span> customer, we :</text:p>
              </text:list-item>
            </text:list>
            <text:list text:style-name="L3">
              <text:list-item>
                <text:list>
                  <text:list-item>
                    <text:p text:style-name="P2">Filter the useful billing services (simple grep to prune the BS not used in the matrix) </text:p>
                  </text:list-item>
                  <text:list-item>
                    <text:p text:style-name="P2">Lookup business segment alone</text:p>
                  </text:list-item>
                  <text:list-item>
                    <text:p text:style-name="P2">Lookup each remaining billing service alone</text:p>
                  </text:list-item>
                  <text:list-item>
                    <text:p text:style-name="P2">Lookup each remaining BS with segment</text:p>
                  </text:list-item>
                  <text:list-item>
                    <text:p text:style-name="P2">Lookup each pair of BS with segment,</text:p>
                  </text:list-item>
                  <text:list-item>
                    <text:p text:style-name="P2">Lookup each pair of BS without segment</text:p>
                  </text:list-item>
                  <text:list-item>
                    <text:p text:style-name="P2">Keep the combination with highest priority,</text:p>
                  </text:list-item>
                  <text:list-item>
                    <text:p text:style-name="P2">Which leads to the <text:span text:style-name="T6">F</text:span> tariff pl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5" draw:layer="layout" svg:width="24.599cm" svg:height="13.429cm" svg:x="2cm" svg:y="4.3cm" presentation:class="outline" presentation:user-transformed="true">
          <draw:text-box>
            <text:list text:style-name="L2">
              <text:list-item>
                <text:p text:style-name="P16"><text:span text:style-name="T14">Overall </text:span><text:span text:style-name="T15">run time divided by 110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13 hours instead of 60 days</text:span></text:p>
                  </text:list-item>
                  <text:list-item>
                    <text:p text:style-name="P16"><text:span text:style-name="T14">12 hours for the data extraction in </text:span><text:span text:style-name="T16">G</text:span><text:span text:style-name="T14"> and 1 hour for the Perl conversion program</text:span></text:p>
                  </text:list-item>
                  <text:list-item>
                    <text:p text:style-name="P16"><text:span text:style-name="T14">Conversion proper went down from 59.5 days to 1 hour, i.e. it was about </text:span><text:span text:style-name="T17">1,400 times faster</text:span><text:span text:style-name="T14">.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4">This meant completely changing the algorithm 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<text:s/></text:span><text:span text:style-name="T14">A somewhat complex mecanism made very simple thanks to the expressivity of Perl</text:span></text:p>
                  </text:list-item>
                  <text:list-item>
                    <text:p text:style-name="P16"><text:span text:style-name="T14">210 code lines, 2 days for coding and unit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econd case : matching ranges</text:p>
          </draw:text-box>
        </draw:frame>
        <draw:frame presentation:style-name="pr16" draw:layer="layout" svg:width="24.599cm" svg:height="13.7cm" svg:x="2cm" svg:y="5.5cm" presentation:class="outline" presentation:user-transformed="true">
          <draw:text-box>
            <text:list text:style-name="L2">
              <text:list-item>
                <text:p>A problem with a genetics program </text:p>
              </text:list-item>
              <text:list-item>
                <text:p>We have a list of millions of ranges in a hash :</text:p>
              </text:list-item>
            </text:list>
            <text:p text:style-name="P17"><text:span text:style-name="T18"><text:s text:c="3"/></text:span><text:span text:style-name="T18">(</text:span></text:p>
            <text:p text:style-name="P17"><text:span text:style-name="T18"><text:tab/></text:span><text:span text:style-name="T18"><text:tab/></text:span><text:span text:style-name="T18">'seq1' =&gt; { start =&gt; 0, <text:s text:c="3"/>end =&gt; 50, <text:s/>},</text:span></text:p>
            <text:p text:style-name="P17"><text:span text:style-name="T18"><text:tab/></text:span><text:span text:style-name="T18"><text:tab/></text:span><text:span text:style-name="T18">'seq2' =&gt; { start =&gt; 75, <text:s text:c="2"/>end =&gt; 150, },</text:span></text:p>
            <text:p text:style-name="P17"><text:span text:style-name="T18"><text:tab/></text:span><text:span text:style-name="T18"><text:tab/></text:span><text:span text:style-name="T18">'seq3' =&gt; { start =&gt; 200, <text:s/>end =&gt; 300, },</text:span></text:p>
            <text:p text:style-name="P17"><text:span text:style-name="T18"><text:tab/></text:span><text:span text:style-name="T18"><text:tab/></text:span><text:span text:style-name="T18">'seq4' =&gt; { start =&gt; 450, <text:s/>end =&gt; 550, }, # ...</text:span></text:p>
            <text:p text:style-name="P17"><text:span text:style-name="T18"><text:s text:c="3"/></text:span><text:span text:style-name="T18">)</text:span></text:p>
            <text:list text:continue-numbering="true" text:style-name="L2">
              <text:list-item>
                <text:p><text:span text:style-name="T7">We want to know if a given region (a range from another data source) overlaps with any range of the l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 problem</text:p>
          </draw:text-box>
        </draw:frame>
        <draw:frame presentation:style-name="pr17" draw:layer="layout" svg:width="24.599cm" svg:height="16.782cm" svg:x="2cm" svg:y="4.343cm" presentation:class="outline" presentation:user-transformed="true">
          <draw:text-box>
            <text:list text:style-name="L2">
              <text:list-item>
                <text:p>The program was doing something like this :</text:p>
              </text:list-item>
            </text:list>
            <text:p text:style-name="P18"><text:span text:style-name="T18">foreach my $key (sort { … } keys %{ref_data}) {</text:span></text:p>
            <text:p text:style-name="P18"><text:span text:style-name="T18"><text:s text:c="3"/></text:span><text:span text:style-name="T18">my $start = $ref_data-&gt;{$key}{start};</text:span></text:p>
            <text:p text:style-name="P18"><text:span text:style-name="T18"><text:s text:c="3"/></text:span><text:span text:style-name="T18">my $end <text:s text:c="2"/>= $ref_data-&gt;{$key}{end};</text:span></text:p>
            <text:p text:style-name="P18"><text:span text:style-name="T18"><text:s text:c="3"/></text:span><text:span text:style-name="T18">if ( ( $ref-&gt;[0] &gt;= $start and $ref-&gt;[0] &lt;= $end )</text:span></text:p>
            <text:p text:style-name="P18"><text:span text:style-name="T18"><text:tab/></text:span><text:span text:style-name="T18"> <text:s/></text:span><text:span text:style-name="T18">or ( $ref-&gt;[1] &lt;= $end and $ref-&gt;[1] &gt;= $start ) ) {</text:span></text:p>
            <text:p text:style-name="P18"><text:span text:style-name="T18"><text:tab/></text:span><text:span text:style-name="T18"><text:tab/></text:span><text:span text:style-name="T18"><text:tab/></text:span><text:span text:style-name="T18">return 'IN';</text:span></text:p>
            <text:p text:style-name="P18"><text:span text:style-name="T18"><text:s text:c="2"/></text:span><text:span text:style-name="T18">}</text:span></text:p>
            <text:p text:style-name="P18"><text:span text:style-name="T18">}</text:span></text:p>
            <text:p text:style-name="P18"><text:span text:style-name="T18">return 'OUT';</text:span></text:p>
            <text:p text:style-name="P18"><text:span text:style-name="T18"/></text:p>
            <text:list text:continue-numbering="true" text:style-name="L2">
              <text:list-item>
                <text:p><text:span text:style-name="T7">This took 12 seconds for checking one region</text:span></text:p>
              </text:list-item>
              <text:list-item>
                <text:p><text:span text:style-name="T7">There were hundreds of thousands regions to check – so about 330 hrs for 100,000 regions</text:span></text:p>
              </text:list-item>
            </text:list>
            <text:p text:style-name="P1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ome problems with the code</text:p>
          </draw:text-box>
        </draw:frame>
        <draw:frame presentation:style-name="pr18" draw:layer="layout" svg:width="24.599cm" svg:height="12.895cm" svg:x="2cm" svg:y="5.5cm" presentation:class="outline" presentation:user-transformed="true">
          <draw:text-box>
            <text:list text:style-name="L2">
              <text:list-item>
                <text:p>The program is doing a sequential search through all the keys of the hash</text:p>
              </text:list-item>
              <text:list-item>
                <text:p>The sorting of the keys is done for each region to be checked</text:p>
              </text:list-item>
              <text:list-item>
                <text:p>Sorting the keys is in fact useless (removing it speeds up the program by a factor of 4)</text:p>
              </text:list-item>
              <text:list-item>
                <text:p>There is really no point to use a hash if you're not doing lookups but a simple sequential 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S basics: binary search (1)</text:p>
          </draw:text-box>
        </draw:frame>
        <draw:frame presentation:style-name="pr19" draw:layer="layout" svg:width="26.2cm" svg:height="15cm" svg:x="1cm" svg:y="4.8cm" presentation:class="outline" presentation:user-transformed="true">
          <draw:text-box>
            <text:list text:style-name="L2">
              <text:list-item>
                <text:p>If the ranges are sorted, we can implement a binary search rather than a sequential search</text:p>
              </text:list-item>
              <text:list-item>
                <text:p>Binary search is how you look for a word in a dictionary or a name in a phone book</text:p>
              </text:list-item>
              <text:list-item>
                <text:p>Or a number-guessing game : pick a number between 1 and 64 – </text:p>
              </text:list-item>
            </text:list>
            <text:p text:style-name="P18"><text:span text:style-name="T18"><text:s text:c="3"/></text:span><text:span text:style-name="T18">Is it 32, less than 32, or more than 32? </text:span><text:span text:style-name="T19">– Less</text:span></text:p>
            <text:p text:style-name="P18"><text:span text:style-name="T18"><text:s text:c="3"/></text:span><text:span text:style-name="T18">Is it 16, less than 16, or more than 16? </text:span><text:span text:style-name="T19">– More</text:span></text:p>
            <text:p text:style-name="P18"><text:span text:style-name="T18"><text:s text:c="3"/></text:span><text:span text:style-name="T18">Is it 24, less than 24, or more than 24? </text:span><text:span text:style-name="T19">– Less</text:span></text:p>
            <text:p text:style-name="P18"><text:span text:style-name="T18"><text:s text:c="3"/></text:span><text:span text:style-name="T18">Is it 20, less than 20, or more than 20? </text:span><text:span text:style-name="T19">– Less</text:span></text:p>
            <text:p text:style-name="P18"><text:span text:style-name="T18"><text:s text:c="3"/></text:span><text:span text:style-name="T18">Is it 18, less than 18, or more than 18? </text:span><text:span text:style-name="T19">– More</text:span></text:p>
            <text:p text:style-name="P18"><text:span text:style-name="T18"><text:s text:c="3"/></text:span><text:span text:style-name="T18">Then, it is 19!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S basics: binary search (2)</text:p>
          </draw:text-box>
        </draw:frame>
        <draw:frame presentation:style-name="pr20" draw:layer="layout" svg:width="26.2cm" svg:height="16.623cm" svg:x="1cm" svg:y="4.8cm" presentation:class="outline" presentation:user-transformed="true">
          <draw:text-box>
            <text:list text:style-name="L2">
              <text:list-item>
                <text:p>Example binary search implementation:</text:p>
              </text:list-item>
            </text:list>
            <text:p text:style-name="P18"><text:span text:style-name="T18"/></text:p>
            <text:p text:style-name="P18"><text:span text:style-name="T18">sub search_min {</text:span></text:p>
            <text:p text:style-name="P18"><text:span text:style-name="T18">my ($first, $last, $start_reg, $sorted_ref) = @_;</text:span></text:p>
            <text:p text:style-name="P18"><text:span text:style-name="T18"><text:s text:c="2"/></text:span><text:span text:style-name="T18">return $first if $first &gt;= $last – 20; #shortened search</text:span></text:p>
            <text:p text:style-name="P18"><text:span text:style-name="T18"><text:s text:c="2"/></text:span><text:span text:style-name="T18">my $pivot = int (($first + $last)/2);</text:span></text:p>
            <text:p text:style-name="P18"><text:span text:style-name="T18"><text:s text:c="2"/></text:span><text:span text:style-name="T18">if ($start_reg &gt; $sorted_ref-&gt;[$pivot][1]) {</text:span></text:p>
            <text:p text:style-name="P18"><text:span text:style-name="T18"><text:s text:c="4"/></text:span><text:span text:style-name="T18">return search_min ($pivot + 1, $last, $start, $sorted);</text:span></text:p>
            <text:p text:style-name="P18"><text:span text:style-name="T18"><text:s text:c="2"/></text:span><text:span text:style-name="T18">} elsif <text:s/>($start_reg &lt; $sorted_ref-&gt;[$pivot][1]) {</text:span></text:p>
            <text:p text:style-name="P18"><text:span text:style-name="T18"><text:s text:c="4"/></text:span><text:span text:style-name="T18">return search_min ($first, $pivot - 1, $start, $sorted);</text:span></text:p>
            <text:p text:style-name="P18"><text:span text:style-name="T18"><text:s text:c="4"/></text:span><text:span text:style-name="T18">} else {</text:span></text:p>
            <text:p text:style-name="P18"><text:span text:style-name="T18"><text:s text:c="4"/></text:span><text:span text:style-name="T18"><text:tab/></text:span><text:span text:style-name="T18">return $pivot;</text:span></text:p>
            <text:p text:style-name="P18"><text:span text:style-name="T18"><text:s text:c="4"/></text:span><text:span text:style-name="T18">} <text:s/></text:span></text:p>
            <text:p text:style-name="P18"><text:span text:style-name="T18">}</text:span></text:p>
            <text:p text:style-name="P18"><text:span text:style-name="T18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orting the reference data and implementing a binary search</text:p>
          </draw:text-box>
        </draw:frame>
        <draw:frame presentation:style-name="pr21" draw:layer="layout" svg:width="25cm" svg:height="15.126cm" svg:x="1.4cm" svg:y="5.5cm" presentation:class="outline" presentation:user-transformed="true">
          <draw:text-box>
            <text:list text:style-name="L2">
              <text:list-item>
                <text:p>With dummy data (1 M ranges, 20 regions), </text:p>
              </text:list-item>
            </text:list>
            <text:list text:style-name="L3">
              <text:list-item>
                <text:list>
                  <text:list-item>
                    <text:p>Sequential search (no sort) took 21 seconds</text:p>
                  </text:list-item>
                  <text:list-item>
                    <text:p>A binary search on sorted data took 0 second! </text:p>
                  </text:list-item>
                  <text:list-item>
                    <text:p>Adding a loop to do the search 5,000 times (so 100,000 searches) took 5 seconds</text:p>
                  </text:list-item>
                </text:list>
              </text:list-item>
            </text:list>
            <text:list text:style-name="L2">
              <text:list-item>
                <text:p>So : <text:span text:style-name="T20">1 region per sec. versus 20,000 per sec.</text:span></text:p>
              </text:list-item>
            </text:list>
            <text:list text:style-name="L3">
              <text:list-item>
                <text:list>
                  <text:list-item>
                    <text:p>Worst case is (log<text:span text:style-name="T21">2</text:span> 1E6) + 1 <text:span text:style-name="T22">≈</text:span><text:span text:style-name="T23"> 21 iterations</text:span></text:p>
                  </text:list-item>
                  <text:list-item>
                    <text:p><text:span text:style-name="T23">Average case: <text:s/>(log</text:span><text:span text:style-name="T24">2</text:span><text:span text:style-name="T23"> 1E6 + 1) - 1 </text:span><text:span text:style-name="T22">≈</text:span><text:span text:style-name="T23"> 19</text:span></text:p>
                  </text:list-item>
                </text:list>
              </text:list-item>
            </text:list>
            <text:list text:style-name="L2">
              <text:list-item>
                <text:p>Same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sults with the real process</text:p>
          </draw:text-box>
        </draw:frame>
        <draw:frame presentation:style-name="pr22" draw:layer="layout" svg:width="24.599cm" svg:height="14.613cm" svg:x="2cm" svg:y="4.5cm" presentation:class="outline" presentation:user-transformed="true">
          <draw:text-box>
            <text:list text:style-name="L2">
              <text:list-item>
                <text:p>The huge speed-up obtained relates only to the search and to dummy data</text:p>
              </text:list-item>
            </text:list>
            <text:list text:style-name="L3">
              <text:list-item>
                <text:list>
                  <text:list-item>
                    <text:p>It does not count the time to enter the reference data and to sort the ranges</text:p>
                  </text:list-item>
                  <text:list-item>
                    <text:p>The actual program first has to populate and sort the reference data, so the improvement is diluted</text:p>
                  </text:list-item>
                </text:list>
              </text:list-item>
            </text:list>
            <text:list text:style-name="L2">
              <text:list-item>
                <text:p>The actual overall performance enhancement is by a factor of about 35 (from 28 hours to slightly less than 50 minute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3" draw:layer="layout" svg:width="24.599cm" svg:height="14.223cm" svg:x="2cm" svg:y="4.7cm" presentation:class="outline" presentation:user-transformed="true">
          <draw:text-box>
            <text:list text:style-name="L2">
              <text:list-item>
                <text:p>A good data structure can give a huge gain on performance by allowing a better algorithm </text:p>
              </text:list-item>
              <text:list-item>
                <text:p>Perl gives a great flexibility for constructing such data structures and use them efficiently</text:p>
              </text:list-item>
              <text:list-item>
                <text:p>But we need to think hard about the best data structure, depending on the specific need</text:p>
              </text:list-item>
            </text:list>
            <text:list text:style-name="L3">
              <text:list-item>
                <text:list>
                  <text:list-item>
                    <text:p>It may be a collection of hashes, or it may be something else su as an array with a binary search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24" draw:layer="layout" svg:width="25.199cm" svg:height="3.035cm" svg:x="1.4cm" svg:y="1.072cm" presentation:class="title">
          <draw:text-box>
            <text:p>Questions?</text:p>
          </draw:text-box>
        </draw:frame>
        <draw:frame presentation:style-name="pr25" draw:layer="layout" svg:width="24.599cm" svg:height="10.087cm" svg:x="1.8cm" svg:y="4.6cm" presentation:class="outline" presentation:user-transformed="true">
          <draw:text-box>
            <text:list text:style-name="L2">
              <text:list-item>
                <text:p>Thank you for listening. Any questions?</text:p>
                <text:p/>
              </text:list-item>
              <text:list-item>
                <text:p>These slides are available on Github :</text:p>
              </text:list-item>
            </text:list>
            <text:list text:style-name="L3">
              <text:list-item>
                <text:list>
                  <text:list-item>
                    <text:p text:style-name="P2">https://github.com/LaurentRosenfeld/ </text:p>
                  </text:list-item>
                  <text:list-item>
                    <text:p text:style-name="P2">They can be used under the terms of the Creative Commons Attribution ShareAlike License (CC-BY-SA)</text:p>
                  </text:list-item>
                </text:list>
              </text:list-item>
            </text:list>
          </draw:text-box>
        </draw:frame>
        <draw:frame presentation:style-name="pr26" draw:layer="layout" svg:width="4cm" svg:height="4.799cm" svg:x="23cm" svg:y="14.6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900000093563B4384.jp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Rosenfeld</meta:initial-creator>
    <meta:creation-date>2017-07-02T23:29:11.20</meta:creation-date>
    <meta:editing-duration>P9DT46M42S</meta:editing-duration>
    <meta:editing-cycles>50</meta:editing-cycles>
    <dc:date>2018-04-05T08:05:03.37</dc:date>
    <dc:creator>Laurent R.</dc:creator>
    <meta:generator>OpenOffice/4.1.2$Win32 OpenOffice.org_project/412m3$Build-9782</meta:generator>
    <meta:document-statistic meta:object-count="1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3.914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fo:min-height="14.116cm"/>
    </style:style>
    <style:style style:name="pr8" style:family="presentation" style:parent-style-name="lyt-aqua-outline1">
      <style:graphic-properties fo:min-height="14.926cm"/>
    </style:style>
    <style:style style:name="pr9" style:family="presentation" style:parent-style-name="lyt-aqua-outline1">
      <style:graphic-properties fo:min-height="23.623cm"/>
    </style:style>
    <style:style style:name="pr10" style:family="presentation" style:parent-style-name="lyt-aqua-outline1">
      <style:graphic-properties fo:min-height="14.792cm"/>
    </style:style>
    <style:style style:name="pr11" style:family="presentation" style:parent-style-name="lyt-aqua-outline1">
      <style:graphic-properties fo:min-height="14.016cm"/>
    </style:style>
    <style:style style:name="pr12" style:family="presentation" style:parent-style-name="lyt-aqua-outline1">
      <style:graphic-properties fo:min-height="15.15cm"/>
    </style:style>
    <style:style style:name="pr13" style:family="presentation" style:parent-style-name="lyt-aqua-outline1">
      <style:graphic-properties fo:min-height="15.751cm"/>
    </style:style>
    <style:style style:name="pr14" style:family="presentation" style:parent-style-name="lyt-aqua-outline1">
      <style:graphic-properties fo:min-height="15.802cm"/>
    </style:style>
    <style:style style:name="pr15" style:family="presentation" style:parent-style-name="lyt-aqua-outline1">
      <style:graphic-properties fo:min-height="14.762cm"/>
    </style:style>
    <style:style style:name="pr16" style:family="presentation" style:parent-style-name="lyt-aqua-outline1">
      <style:graphic-properties fo:min-height="15.519cm"/>
    </style:style>
    <style:style style:name="pr17" style:family="presentation" style:parent-style-name="lyt-aqua-outline1">
      <style:graphic-properties fo:min-height="13.239cm"/>
    </style:style>
    <style:style style:name="pr18" style:family="presentation" style:parent-style-name="lyt-aqua-outline1">
      <style:graphic-properties fo:min-height="14.802cm"/>
    </style:style>
    <style:style style:name="pr19" style:family="presentation" style:parent-style-name="lyt-aqua-outline1">
      <style:graphic-properties fo:min-height="15.229cm"/>
    </style:style>
    <style:style style:name="pr20" style:family="presentation" style:parent-style-name="lyt-aqua-outline1">
      <style:graphic-properties fo:min-height="15.749cm"/>
    </style:style>
    <style:style style:name="pr21" style:family="presentation" style:parent-style-name="lyt-aqua-outline1">
      <style:graphic-properties fo:min-height="14.723cm"/>
    </style:style>
    <style:style style:name="pr22" style:family="presentation" style:parent-style-name="lyt-aqua-outline1">
      <style:graphic-properties fo:min-height="12.18cm"/>
    </style:style>
    <style:style style:name="pr23" style:family="presentation" style:parent-style-name="lyt-aqua-outline1">
      <style:graphic-properties fo:min-height="16.667cm"/>
    </style:style>
    <style:style style:name="pr24" style:family="presentation" style:parent-style-name="lyt-aqua-outline1">
      <style:graphic-properties fo:min-height="15.405cm"/>
    </style:style>
    <style:style style:name="pr25" style:family="presentation" style:parent-style-name="lyt-aqua-outline1">
      <style:graphic-properties fo:min-height="16.267cm"/>
    </style:style>
    <style:style style:name="pr26" style:family="presentation" style:parent-style-name="lyt-aqua-outline1">
      <style:graphic-properties fo:min-height="15.878cm"/>
    </style:style>
    <style:style style:name="pr27" style:family="presentation" style:parent-style-name="lyt-aqua-outline1">
      <style:graphic-properties fo:min-height="14.263cm"/>
    </style:style>
    <style:style style:name="pr28" style:family="presentation" style:parent-style-name="lyt-aqua-outline1">
      <style:graphic-properties draw:fill="bitmap" draw:fill-image-name="Bitmape_20_1" fo:min-height="4.799cm"/>
    </style:style>
    <style:style style:name="pr29" style:family="presentation" style:parent-style-name="lyt-aqua-outline1">
      <style:graphic-properties fo:min-height="14.285cm"/>
    </style:style>
    <style:style style:name="P1" style:family="paragraph">
      <style:text-properties fo:language="en" fo:country="US" fo:font-weight="bold" style:font-weight-asian="bold" style:font-weight-complex="bold"/>
    </style:style>
    <style:style style:name="P2" style:family="paragraph">
      <style:text-properties fo:font-size="32pt"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text-indent="-0.1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paragraph-properties fo:margin-left="0cm" fo:margin-right="0cm" fo:text-indent="-0.3cm"/>
    </style:style>
    <style:style style:name="P8" style:family="paragraph">
      <style:paragraph-properties fo:margin-left="0cm" fo:margin-right="0cm" fo:margin-top="0cm" fo:margin-bottom="0cm" fo:text-indent="-0.3cm"/>
    </style:style>
    <style:style style:name="P9" style:family="paragraph">
      <style:paragraph-properties fo:margin-left="2.1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cm" fo:text-indent="-0.2cm"/>
    </style:style>
    <style:style style:name="P11" style:family="paragraph">
      <style:paragraph-properties fo:margin-left="0cm" fo:margin-right="0cm" fo:margin-top="0cm" fo:margin-bottom="0.4cm" fo:text-indent="-0.2cm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left="2.1cm" fo:margin-right="0cm" fo:margin-top="0cm" fo:margin-bottom="0cm" fo:text-indent="0cm"/>
    </style:style>
    <style:style style:name="P14" style:family="paragraph">
      <style:paragraph-properties fo:margin-left="2.1cm" fo:margin-right="0cm" fo:text-indent="0cm"/>
    </style:style>
    <style:style style:name="P15" style:family="paragraph">
      <style:paragraph-properties fo:margin-top="0cm" fo:margin-bottom="0.3cm"/>
      <style:text-properties fo:language="en" fo:country="US"/>
    </style:style>
    <style:style style:name="P16" style:family="paragraph">
      <style:paragraph-properties fo:margin-left="2.1cm" fo:margin-right="0cm" fo:margin-top="0cm" fo:margin-bottom="0.3cm" fo:text-indent="0cm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left="2.1cm" fo:margin-right="0cm" fo:margin-top="0cm" fo:margin-bottom="0.5cm" fo:text-indent="0cm"/>
    </style:style>
    <style:style style:name="P19" style:family="paragraph">
      <style:paragraph-properties fo:margin-left="0cm" fo:margin-right="0cm" fo:text-indent="-0.2cm"/>
    </style:style>
    <style:style style:name="P20" style:family="paragraph">
      <style:paragraph-properties fo:margin-top="0cm" fo:margin-bottom="0.254cm"/>
    </style:style>
    <style:style style:name="P21" style:family="paragraph">
      <style:paragraph-properties fo:margin-left="2.1cm" fo:margin-right="0cm" fo:margin-top="0cm" fo:margin-bottom="0.254cm" fo:text-indent="0cm"/>
    </style:style>
    <style:style style:name="P22" style:family="paragraph">
      <style:text-properties fo:font-size="28.1000003814697pt"/>
    </style:style>
    <style:style style:name="P23" style:family="paragraph">
      <style:paragraph-properties fo:margin-left="0cm" fo:margin-right="0cm" fo:text-indent="-0.025cm"/>
    </style:style>
    <style:style style:name="P24" style:family="paragraph">
      <style:paragraph-properties fo:margin-top="0.381cm" fo:margin-bottom="0.254cm"/>
    </style:style>
    <style:style style:name="P25" style:family="paragraph">
      <style:paragraph-properties fo:margin-top="0.3cm" fo:margin-bottom="0.5cm"/>
    </style:style>
    <style:style style:name="P26" style:family="paragraph">
      <style:paragraph-properties fo:margin-top="0.5cm" fo:margin-bottom="0.3cm"/>
    </style:style>
    <style:style style:name="P27" style:family="paragraph">
      <style:paragraph-properties fo:margin-left="0.1cm" fo:margin-right="0cm" fo:text-indent="0cm"/>
    </style:style>
    <style:style style:name="P28" style:family="paragraph">
      <style:paragraph-properties fo:margin-left="0.889cm" fo:margin-right="0cm" fo:margin-top="0cm" fo:margin-bottom="0cm" fo:text-indent="0cm"/>
    </style:style>
    <style:style style:name="P29" style:family="paragraph">
      <style:paragraph-properties fo:margin-top="0cm" fo:margin-bottom="0.1cm"/>
    </style:style>
    <style:style style:name="P30" style:family="paragraph">
      <style:paragraph-properties fo:margin-left="0.9cm" fo:margin-right="0cm" fo:margin-top="0cm" fo:margin-bottom="0cm" fo:text-indent="0cm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size="32pt" fo:language="en" fo:country="US" fo:font-weight="bold" style:font-weight-asian="bold" style:font-weight-complex="bold"/>
    </style:style>
    <style:style style:name="T3" style:family="text">
      <style:text-properties fo:font-size="32pt"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000000" fo:font-family="Consolas" style:font-family-generic="modern" style:font-pitch="fixed" fo:font-size="18pt" fo:language="en" fo:country="US" style:font-size-asian="18pt" style:font-size-complex="18pt"/>
    </style:style>
    <style:style style:name="T13" style:family="text">
      <style:text-properties fo:font-family="Consolas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000000" fo:font-family="Consolas" style:font-family-generic="modern" style:font-pitch="fixed" fo:language="en" fo:country="US"/>
    </style:style>
    <style:style style:name="T15" style:family="text">
      <style:text-properties fo:color="#000000" style:text-outline="false" style:text-line-through-style="none" fo:font-family="Consolas" style:font-family-generic="modern" style:font-pitch="fixed" fo:font-size="18pt" fo:language="en" fo:country="US" fo:font-style="normal" fo:text-shadow="none" style:text-underline-style="none" fo:font-weight="normal" style:font-family-asian="SFTT1000" style:font-size-asian="18pt" style:font-style-asian="normal" style:font-weight-asian="normal" style:font-family-complex="SFTT1000" style:font-size-complex="18pt" style:font-style-complex="normal" style:font-weight-complex="normal" style:text-emphasize="none" style:font-relief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fr" fo:country="FR"/>
    </style:style>
    <style:style style:name="T18" style:family="text">
      <style:text-properties fo:color="#000000" fo:language="fr" fo:country="FR"/>
    </style:style>
    <style:style style:name="T19" style:family="text">
      <style:text-properties fo:color="#000000" fo:font-family="Consolas" style:font-family-generic="modern" style:font-pitch="fixed" fo:font-size="20pt" fo:language="en" fo:country="US" style:font-size-asian="20pt" style:font-size-complex="20pt"/>
    </style:style>
    <style:style style:name="T20" style:family="text">
      <style:text-properties fo:color="#000000" fo:font-family="Consolas" style:font-style-name="Italic" style:font-family-generic="modern" style:font-pitch="fixed"/>
    </style:style>
    <style:style style:name="T21" style:family="text">
      <style:text-properties fo:color="#000000" fo:font-family="Consolas" style:font-family-generic="modern" style:font-pitch="fixed"/>
    </style:style>
    <style:style style:name="T22" style:family="text">
      <style:text-properties fo:color="#000000" style:text-outline="false" style:text-line-through-style="none" fo:font-family="Consolas" style:font-family-generic="modern" style:font-pitch="fixed" fo:font-size="16pt" fo:language="en" fo:country="US" fo:font-style="normal" fo:text-shadow="none" style:text-underline-style="none" fo:font-weight="normal" style:font-family-asian="SFTT1000" style:font-size-asian="16pt" style:font-style-asian="normal" style:font-weight-asian="normal" style:font-family-complex="SFTT1000" style:font-size-complex="16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Consolas" style:font-family-generic="modern" style:font-pitch="fixed" fo:font-size="14pt" fo:language="en" fo:country="US" fo:font-style="normal" fo:text-shadow="none" style:text-underline-style="none" fo:font-weight="normal" style:font-family-asian="SFTT1000" style:font-size-asian="14pt" style:font-style-asian="normal" style:font-weight-asian="normal" style:font-family-complex="SFTT1000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1">in Perl 6</text:span></text:p>
          </draw:text-box>
        </draw:frame>
        <draw:frame presentation:style-name="pr2" draw:text-style-name="P2" draw:layer="layout" svg:width="24.599cm" svg:height="11.5cm" svg:x="2cm" svg:y="5.5cm" presentation:class="subtitle">
          <draw:text-box>
            <text:p><text:span text:style-name="T2">The Perl Conference in Amsterdam, </text:span></text:p>
            <text:p><text:span text:style-name="T2">9-11 August 2017</text:span></text:p>
            <text:p><text:span text:style-name="T3"/></text:p>
            <text:p><text:span text:style-name="T3"/></text:p>
            <text:p><text:span text:style-name="T4">Laurent Rosen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et’s Stop Writing C in Perl <text:s/></text:span></text:p>
          </draw:text-box>
        </draw:frame>
        <draw:frame presentation:style-name="pr5" draw:text-style-name="P3" draw:layer="layout" svg:width="24.599cm" svg:height="13.914cm" svg:x="2cm" svg:y="4.7cm" presentation:class="outline" presentation:user-transformed="true">
          <draw:text-box>
            <text:list text:style-name="L2">
              <text:list-item>
                <text:p><text:span text:style-name="T6">An old saying is that Fortran programmers can write Fortran programs in any language</text:span></text:p>
              </text:list-item>
              <text:list-item>
                <text:p><text:span text:style-name="T6">In his excellent book, </text:span><text:span text:style-name="T7">Higher Order Perl </text:span><text:span text:style-name="T8">(</text:span><text:span text:style-name="T7">HOP</text:span><text:span text:style-name="T8">)</text:span><text:span text:style-name="T6">, Mark Jason Dominus writes that Perl programmers <text:s/>have been writing C programs in Per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This a a pity, because Perl is far more expressive than C and we can do things that a C programmer would not even dream about</text:span></text:p>
                  </text:list-item>
                  <text:list-item>
                    <text:p text:style-name="P4"><text:span text:style-name="T9">Perl uses a lot of concepts borrowed from Functional programming (esp. Lisp) making it possible to write shorter and more expressive programs</text:span></text:p>
                  </text:list-item>
                  <text:list-item>
                    <text:p text:style-name="P4"><text:span text:style-name="T9">In fact, Perl is semantically closer to Lisp than to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Applying HOP to Perl 6</text:span></text:p>
          </draw:text-box>
        </draw:frame>
        <draw:frame presentation:style-name="pr7" draw:text-style-name="P3" draw:layer="layout" svg:width="24.599cm" svg:height="14.116cm" svg:x="2cm" svg:y="4.9cm" presentation:class="outline" presentation:user-transformed="true">
          <draw:text-box>
            <text:list text:style-name="L2">
              <text:list-item>
                <text:p><text:span text:style-name="T5">Mark Jason Dominus's </text:span><text:span text:style-name="T10">HOP</text:span><text:span text:style-name="T5"> is about Perl 5</text:span></text:p>
              </text:list-item>
              <text:list-item>
                <text:p><text:span text:style-name="T5">It has truly inspired me and has changed my way of programming (not only in Perl)</text:span></text:p>
              </text:list-item>
              <text:list-item>
                <text:p><text:span text:style-name="T5">Today, I want to do something similar to </text:span><text:span text:style-name="T10">HOP</text:span><text:span text:style-name="T5"> with Perl 6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In 45 minutes, this will have to be much lighter</text:span></text:p>
                  </text:list-item>
                  <text:list-item>
                    <text:p text:style-name="P5"><text:span text:style-name="T5">Part of this talk also applies to P5 (although with a slightly different syntax)</text:span></text:p>
                  </text:list-item>
                  <text:list-item>
                    <text:p text:style-name="P5"><text:span text:style-name="T5">But P6 has many more functional programming features than P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8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 programming paradigm that treats computation as the evaluation of mathematical functions</text:span></text:p>
                  </text:list-item>
                  <text:list-item>
                    <text:p text:style-name="P6"><text:span text:style-name="T9">A declarative paradigm done with declarations and expressions rather than statements or instructions: </text:span><text:span text:style-name="T11">composing answers</text:span><text:span text:style-name="T9">, rather than listing statements</text:span></text:p>
                  </text:list-item>
                  <text:list-item>
                    <text:p text:style-name="P6"><text:span text:style-name="T9">The output value of a subroutine depends only on the input arguments passed to it (“pure functions”)</text:span></text:p>
                  </text:list-item>
                  <text:list-item>
                    <text:p text:style-name="P6"><text:span text:style-name="T9">No side-effect, stateless programs, immutable values, symbolic computation</text:span></text:p>
                  </text:list-item>
                  <text:list-item>
                    <text:p text:style-name="P6"><text:span text:style-name="T9">Higher order functions, list processing, iterators, pipeline programming, anonymous functions, lambdas, closures, function factories, dispatch tables, lazy lists, currying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</text:span></text:p>
          </draw:text-box>
        </draw:frame>
        <draw:frame presentation:style-name="pr9" draw:text-style-name="P3" draw:layer="layout" svg:width="24.599cm" svg:height="23.623cm" svg:x="2cm" svg:y="3.8cm" presentation:class="outline" presentation:user-transformed="true">
          <draw:text-box>
            <text:list text:style-name="L2">
              <text:list-item>
                <text:p><text:span text:style-name="T6">Many Perl operators work on or produce lists: join, print, say, split, sort, for, map, grep, etc.</text:span></text:p>
              </text:list-item>
              <text:list-item>
                <text:p><text:span text:style-name="T6">They can be chained to create a data pipeli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For example, find even numbers smaller than 15:</text:span></text:p>
                    <text:p text:style-name="P8"><text:span text:style-name="T12">say join '-', map {$_ * 2}, 1..7; <text:s text:c="3"/># 2-4-6-8-…-14</text:span></text:p>
                    <text:p text:style-name="P8"><text:span text:style-name="T12"># or: say join '-', grep {$_ %% 2}, 1..15; # 2-4-6-8-…-14</text:span></text:p>
                    <text:p text:style-name="P8"><text:span text:style-name="T12"># or: 1..15 ==&gt; grep { $_ %% 2} ==&gt; join "-" ==&gt; say $_; </text:span></text:p>
                  </text:list-item>
                </text:list>
              </text:list-item>
            </text:list>
            <text:p text:style-name="P9"><text:span text:style-name="T12"># or: (1..7).map({$_ * 2}).say; # Method invocation chain</text:span></text:p>
            <text:list text:continue-numbering="true" text:style-name="L3">
              <text:list-item>
                <text:list>
                  <text:list-item>
                    <text:p text:style-name="P5"><text:span text:style-name="T9">Functions like </text:span><text:span text:style-name="T13">map</text:span><text:span text:style-name="T9"> or </text:span><text:span text:style-name="T13">grep</text:span><text:span text:style-name="T9"> are interesting because they use a code block (or a subroutine) to define what they do to the data; they're abstract generic functions</text:span></text:p>
                  </text:list-item>
                  <text:list-item>
                    <text:p text:style-name="P5"><text:span text:style-name="T9">When a code block or a subroutine can be the parameter (or return value) of another subroutine or function, we speak about </text:span><text:span text:style-name="T11">higher order</text:span><text:span text:style-name="T9"> functions (or </text:span><text:span text:style-name="T11">first class</text:span><text:span text:style-name="T9"> func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</text:span></text:p>
          </draw:text-box>
        </draw:frame>
        <draw:frame presentation:style-name="pr10" draw:text-style-name="P3" draw:layer="layout" svg:width="24.599cm" svg:height="14.792cm" svg:x="2cm" svg:y="4.5cm" presentation:class="outline" presentation:user-transformed="true">
          <draw:text-box>
            <text:list text:style-name="L2">
              <text:list-item>
                <text:p><text:span text:style-name="T5">Let’s write a subroutine to browse a directory tree and print the names of the files in the tre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0"><text:span text:style-name="T12">sub traverse-dir ($path) {</text:span></text:p>
                        <text:p text:style-name="P10"><text:span text:style-name="T12"><text:s text:c="4"/></text:span><text:span text:style-name="T12">my @dir-entries = dir $path;</text:span></text:p>
                        <text:p text:style-name="P10"><text:span text:style-name="T12"><text:s text:c="4"/></text:span><text:span text:style-name="T12">for @dir-entries -&gt; $entry {</text:span></text:p>
                        <text:p text:style-name="P10"><text:span text:style-name="T12"><text:s text:c="8"/></text:span><text:span text:style-name="T12">say $entry if ~$entry.f;</text:span></text:p>
                        <text:p text:style-name="P10"><text:span text:style-name="T12"><text:s text:c="8"/></text:span><text:span text:style-name="T12">traverse-dir $entry if $entry.d;</text:span></text:p>
                        <text:p text:style-name="P10"><text:span text:style-name="T12"><text:s text:c="4"/></text:span><text:span text:style-name="T12">}</text:span></text:p>
                        <text:p text:style-name="P10"><text:span text:style-name="T12">}</text:span></text:p>
                        <text:p text:style-name="P11"><text:span text:style-name="T12">traverse-dir '/home/Laurent'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If we need to find the total size, we have to rewrite the subroutine. Same thing if we want to delete .tmp files or archive older fil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at’s bad. We want to reus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 (2)</text:span></text:p>
          </draw:text-box>
        </draw:frame>
        <draw:frame presentation:style-name="pr11" draw:text-style-name="P15" draw:layer="layout" svg:width="24.599cm" svg:height="14.016cm" svg:x="2cm" svg:y="4.6cm" presentation:class="outline" presentation:user-transformed="true">
          <draw:text-box>
            <text:list text:style-name="L2">
              <text:list-item>
                <text:p text:style-name="P12"><text:span text:style-name="T5">We can pass a subroutine to </text:span><text:span text:style-name="T14">traverse-dir2</text:span><text:span text:style-name="T5">:</text:span></text:p>
              </text:list-item>
            </text:list>
            <text:p text:style-name="P13"><text:span text:style-name="T12">sub traverse-dir2(&amp;code-ref, $path) {</text:span></text:p>
            <text:p text:style-name="P13"><text:span text:style-name="T12"><text:s text:c="4"/></text:span><text:span text:style-name="T12">my @dir-entries = dir $path;</text:span></text:p>
            <text:p text:style-name="P13"><text:span text:style-name="T12"><text:s text:c="4"/></text:span><text:span text:style-name="T12">for @dir-entries -&gt; $entry {</text:span></text:p>
            <text:p text:style-name="P13"><text:span text:style-name="T12"><text:s text:c="8"/></text:span><text:span text:style-name="T12">&amp;code-ref($entry) if $entry.f;</text:span></text:p>
            <text:p text:style-name="P13"><text:span text:style-name="T12"><text:s text:c="8"/></text:span><text:span text:style-name="T12">traverse-dir2(&amp;code-ref, $entry) if $entry.d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  <text:p text:style-name="P13"><text:span text:style-name="T12">sub print-file (IO::Path $file) { <text:s/>say ~$file; <text:s/>}</text:span></text:p>
            <text:p text:style-name="P14"><text:span text:style-name="T12">traverse-dir2 &amp;print-file, '/home/Laurent';</text:span></text:p>
            <text:list text:continue-numbering="true" text:style-name="L2">
              <text:list-item>
                <text:p text:style-name="P12"><text:span text:style-name="T14">print-file</text:span><text:span text:style-name="T5"> is a call-back. Now, we can use </text:span><text:span text:style-name="T14">traverse-dir2</text:span><text:span text:style-name="T5"> for computing other things:</text:span></text:p>
              </text:list-item>
            </text:list>
            <text:p text:style-name="P13"><text:span text:style-name="T12">my $size = 0;</text:span></text:p>
            <text:p text:style-name="P13"><text:span text:style-name="T12">traverse-dir2 { $size += *.s }, '/home/Laurent';</text:span></text:p>
            <text:p text:style-name="P13"><text:span text:style-name="T12">say "Total size is $size"; <text:s text:c="2"/># -&gt; Total size is 457855219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2" draw:text-style-name="P3" draw:layer="layout" svg:width="24.599cm" svg:height="15.15cm" svg:x="2cm" svg:y="4.1cm" presentation:class="outline" presentation:user-transformed="true">
          <draw:text-box>
            <text:list text:style-name="L2">
              <text:list-item>
                <text:p><text:span text:style-name="T5">Callback functions can be named:</text:span></text:p>
              </text:list-item>
            </text:list>
            <text:p text:style-name="P13"><text:span text:style-name="T12">sub do-twice(&amp;code) { code() for 1..2;}</text:span></text:p>
            <text:p text:style-name="P13"><text:span text:style-name="T12">sub greet {say "Hello world"}</text:span></text:p>
            <text:p text:style-name="P16"><text:span text:style-name="T12">do-twice &amp;greet; <text:s text:c="18"/># prints "Hello world" twice</text:span></text:p>
            <text:list text:continue-numbering="true" text:style-name="L2">
              <text:list-item>
                <text:p text:style-name="P12"><text:span text:style-name="T5">Or they can be anonymous subroutines:</text:span></text:p>
              </text:list-item>
            </text:list>
            <text:p text:style-name="P13"><text:span text:style-name="T12">my $greet2 = sub {say "Hello world"};</text:span></text:p>
            <text:p text:style-name="P16"><text:span text:style-name="T12">do-twice $greet2; <text:s text:c="17"/># prints "Hello world" twice</text:span></text:p>
            <text:list text:continue-numbering="true" text:style-name="L2">
              <text:list-item>
                <text:p text:style-name="P12"><text:span text:style-name="T5">We can even pass the subroutine directly:</text:span></text:p>
              </text:list-item>
            </text:list>
            <text:p text:style-name="P16"><text:span text:style-name="T12">do-twice sub { say "Hello world"}; # prints "Hello world" twice</text:span></text:p>
            <text:list text:continue-numbering="true" text:style-name="L2">
              <text:list-item>
                <text:p text:style-name="P12"><text:span text:style-name="T5">Here (no arg), it can even be a bare block</text:span></text:p>
              </text:list-item>
            </text:list>
            <text:p text:style-name="P16"><text:span text:style-name="T12">do-twice { say "Hello world"}; <text:s text:c="4"/># prints "Hello world" twice</text:span></text:p>
            <text:list text:continue-numbering="true" text:style-name="L2">
              <text:list-item>
                <text:p text:style-name="P17"><text:span text:style-name="T5">Another example with the </text:span><text:span text:style-name="T14">reduce</text:span><text:span text:style-name="T5"> built-in:</text:span></text:p>
              </text:list-item>
            </text:list>
            <text:p text:style-name="P13"><text:span text:style-name="T12">my $sum = redu</text:span><text:span text:style-name="T15">ce { $^a + $^b }, 1..20; # -&gt; 2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ambdas</text:span></text:p>
          </draw:text-box>
        </draw:frame>
        <draw:frame presentation:style-name="pr13" draw:text-style-name="P3" draw:layer="layout" svg:width="24.599cm" svg:height="15.751cm" svg:x="2cm" svg:y="4cm" presentation:class="outline" presentation:user-transformed="true">
          <draw:text-box>
            <text:list text:style-name="L2">
              <text:list-item>
                <text:p><text:span text:style-name="T5">The </text:span><text:span text:style-name="T14">reduce</text:span><text:span text:style-name="T5"> example is actually a lambda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In maths and CS, a lambda is a nameless function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This code to capitalize cities is also a lambda:</text:span></text:p>
              </text:list-item>
            </text:list>
            <text:p text:style-name="P9"><text:span text:style-name="T12">.say for map {.tc}, &lt;amsterdam london paris rome madrid&gt;;</text:span></text:p>
            <text:list text:continue-numbering="true" text:style-name="L2">
              <text:list-item>
                <text:p text:style-name="P17"><text:span text:style-name="T5">This code to find even numbers also:</text:span></text:p>
              </text:list-item>
            </text:list>
            <text:p text:style-name="P16"><text:span text:style-name="T12">my @evens = grep { $_ %% 2 }, 1..17; # -&gt; [2 4 6 8 10 12 14 16]</text:span></text:p>
            <text:list text:continue-numbering="true" text:style-name="L2">
              <text:list-item>
                <text:p text:style-name="P12"><text:span text:style-name="T5">And so is the “pointy block” syntax used twice here for displaying the multiplication tables</text:span></text:p>
              </text:list-item>
            </text:list>
            <text:p text:style-name="P13"><text:span text:style-name="T12">for 1..9 -&gt; $mult {</text:span></text:p>
            <text:p text:style-name="P13"><text:span text:style-name="T12"><text:s text:c="4"/></text:span><text:span text:style-name="T12">say "Multiplication table for $mult";</text:span></text:p>
            <text:p text:style-name="P13"><text:span text:style-name="T12"><text:s text:c="4"/></text:span><text:span text:style-name="T12">for 1..9 -&gt; $val {</text:span></text:p>
            <text:p text:style-name="P13"><text:span text:style-name="T12"><text:s text:c="8"/></text:span><text:span text:style-name="T12">say "$mult * $val = { $mult * $val }"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14" draw:layer="layout" svg:width="24.599cm" svg:height="15.802cm" svg:x="2cm" svg:y="3.8cm" presentation:class="outline" presentation:user-transformed="true">
          <draw:text-box>
            <text:list text:style-name="L2">
              <text:list-item>
                <text:p>A closure is a function that can access to the lexical variables available when it was defined: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sub increment-count {</text:span></text:p>
            <text:p text:style-name="P13"><text:span text:style-name="T12"><text:s text:c="8"/></text:span><text:span text:style-name="T12">return $counter++</text:span></text:p>
            <text:p text:style-name="P13"><text:span text:style-name="T12"><text:s text:c="4"/></text:span><text:span text:style-name="T12">}</text:span></text:p>
            <text:p text:style-name="P13"><text:span text:style-name="T12"><text:s text:c="4"/></text:span><text:span text:style-name="T12">return &amp;increment-count;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8"><text:span text:style-name="T12">say &amp;count-from-five() for 1..6; # prints numbers 5 to 10</text:span></text:p>
            <text:list text:continue-numbering="true" text:style-name="L2">
              <text:list-item>
                <text:p>The example is somewhat contrived, because I wanted to show a <text:span text:style-name="T16">named</text:span> closure</text:p>
              </text:list-item>
              <text:list-item>
                <text:p>Most closures are <text:span text:style-name="T16">anonymous</text:span>, but they don’t need to be, as the example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 as Function Factories</text:p>
          </draw:text-box>
        </draw:frame>
        <draw:frame presentation:style-name="pr15" draw:layer="layout" svg:width="24.599cm" svg:height="14.762cm" svg:x="2cm" svg:y="4.2cm" presentation:class="outline" presentation:user-transformed="true">
          <draw:text-box>
            <text:list text:style-name="L2">
              <text:list-item>
                <text:p>Closures make it possible to dynamically create functions at run time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return sub { $counter++ }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3"><text:span text:style-name="T12">my $count-from-ten = create-counter(10);</text:span></text:p>
            <text:p text:style-name="P13"><text:span text:style-name="T12">say &amp;count-from-five() for 1..6; # prints numbers 5 to 10</text:span></text:p>
            <text:p text:style-name="P18"><text:span text:style-name="T12">say $count-from-ten() for 1..3; # prints numbers 10, 11, 12</text:span></text:p>
            <text:list text:continue-numbering="true" text:style-name="L2">
              <text:list-item>
                <text:p text:style-name="P12">We’ve created a function factory:</text:p>
              </text:list-item>
            </text:list>
            <text:list text:style-name="L3">
              <text:list-item>
                <text:list>
                  <text:list-item>
                    <text:p text:style-name="P19">We can create as many counter functions as we need by just calling the<text:span text:style-name="T17"> </text:span><text:span text:style-name="T18">create-counter</text:span><text:span text:style-name="T17"> subroutine</text:span></text:p>
                  </text:list-item>
                  <text:list-item>
                    <text:p text:style-name="P19"><text:span text:style-name="T17">We can also store our functions in a dispatch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Function Factory for the Alphabet</text:p>
          </draw:text-box>
        </draw:frame>
        <draw:frame presentation:style-name="pr16" draw:layer="layout" svg:width="24.599cm" svg:height="15.519cm" svg:x="2cm" svg:y="4.2cm" presentation:class="outline" presentation:user-transformed="true">
          <draw:text-box>
            <text:list text:style-name="L2">
              <text:list-item>
                <text:p text:style-name="P20">We want to split a file containing a list of words into 26 files, one for each letter of the alphabet</text:p>
              </text:list-item>
            </text:list>
            <text:p text:style-name="P13"><text:span text:style-name="T12">sub create-sub (Str $letter) {</text:span></text:p>
            <text:p text:style-name="P13"><text:span text:style-name="T12"><text:s text:c="4"/></text:span><text:span text:style-name="T12">my $fh = open :w, "Letter_$letter.txt";</text:span></text:p>
            <text:p text:style-name="P13"><text:span text:style-name="T12"><text:s text:c="4"/></text:span><text:span text:style-name="T12">return sub (Str $line) { $fh.say($line) }</text:span></text:p>
            <text:p text:style-name="P13"><text:span text:style-name="T12">}</text:span></text:p>
            <text:p text:style-name="P13"><text:span text:style-name="T12">my %dispatch;</text:span></text:p>
            <text:p text:style-name="P13"><text:span text:style-name="T12">for 'a'..'z' -&gt; $letter { </text:span></text:p>
            <text:p text:style-name="P13"><text:span text:style-name="T12"><text:s text:c="4"/></text:span><text:span text:style-name="T12">%dispatch{$letter} = create-sub($letter) <text:s/></text:span></text:p>
            <text:p text:style-name="P21"><text:span text:style-name="T12">}</text:span></text:p>
            <text:list text:continue-numbering="true" text:style-name="L2">
              <text:list-item>
                <text:p text:style-name="P20">We've dynamically created a dispatch table with 26 anonymous functions. </text:p>
              </text:list-item>
            </text:list>
            <text:list text:style-name="L3">
              <text:list-item>
                <text:list>
                  <text:list-item>
                    <text:p>Using it is very easy:</text:p>
                  </text:list-item>
                </text:list>
              </text:list-item>
            </text:list>
            <text:p text:style-name="P13"><text:span text:style-name="T12">for "words.txt".IO.lines -&gt; $word {</text:span></text:p>
            <text:p text:style-name="P13"><text:span text:style-name="T12"><text:s text:c="4"/></text:span><text:span text:style-name="T12">%dispatch{$0}($word) if $word ~~ / ^ (&lt;[a..z]&gt;) /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 factory for the Alphabet (2)</text:p>
          </draw:text-box>
        </draw:frame>
        <draw:frame presentation:style-name="pr17" draw:layer="layout" svg:width="24.599cm" svg:height="13.239cm" svg:x="2cm" svg:y="5.5cm" presentation:class="outline" presentation:user-transformed="true">
          <draw:text-box>
            <text:list text:style-name="L2">
              <text:list-item>
                <text:p>We can also dynamically create the dispatch table entries only if and when needed:</text:p>
              </text:list-item>
            </text:list>
            <text:p text:style-name="P13"><text:span text:style-name="T19">sub create-sub (Str $letter) {</text:span></text:p>
            <text:p text:style-name="P13"><text:span text:style-name="T19"><text:s text:c="4"/></text:span><text:span text:style-name="T19">my $fh = open :w, "Letter_$letter.txt";</text:span></text:p>
            <text:p text:style-name="P13"><text:span text:style-name="T19"><text:s text:c="4"/></text:span><text:span text:style-name="T19">return sub (Str $line) { $fh.say($line) }</text:span></text:p>
            <text:p text:style-name="P13"><text:span text:style-name="T19">}</text:span></text:p>
            <text:p text:style-name="P13"><text:span text:style-name="T19">my %dispatch;</text:span></text:p>
            <text:p text:style-name="P13"><text:span text:style-name="T19">for map {.lc}, &lt; alpha bravo charlie Zulu &gt; -&gt; $word { \</text:span></text:p>
            <text:p text:style-name="P13"><text:span text:style-name="T19"><text:s text:c="4"/></text:span><text:span text:style-name="T19">my $letter = ~$0 if $word ~~ / ^ (&lt;[a..z]&gt;) /;</text:span></text:p>
            <text:p text:style-name="P13"><text:span text:style-name="T19"><text:s text:c="4"/></text:span><text:span text:style-name="T19">%dispatch{$letter} = create-sub $letter </text:span></text:p>
            <text:p text:style-name="P13"><text:span text:style-name="T19"><text:s text:c="8"/></text:span><text:span text:style-name="T19">unless %dispatch{$letter}:exists;</text:span></text:p>
            <text:p text:style-name="P13"><text:span text:style-name="T19"><text:s text:c="4"/></text:span><text:span text:style-name="T19">%dispatch{$letter}($word);</text:span></text:p>
            <text:p text:style-name="P13"><text:span text:style-name="T19">}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18" draw:layer="layout" svg:width="24.599cm" svg:height="14.802cm" svg:x="2cm" svg:y="4.2cm" presentation:class="outline" presentation:user-transformed="true">
          <draw:text-box>
            <text:list text:style-name="L2">
              <text:list-item>
                <text:p>Suppose we want a function like <text:span text:style-name="T20">map</text:span> that process one item at a time, on demand from a consumer process</text:p>
              </text:list-item>
            </text:list>
            <text:list text:style-name="L3">
              <text:list-item>
                <text:list>
                  <text:list-item>
                    <text:p text:style-name="P23">We can start by building an iterator</text:p>
                  </text:list-item>
                </text:list>
              </text:list-item>
            </text:list>
            <text:p text:style-name="P13"><text:span text:style-name="T15">sub create-iter(@array) {</text:span></text:p>
            <text:p text:style-name="P13"><text:span text:style-name="T15"><text:s text:c="4"/></text:span><text:span text:style-name="T15">my $index = 0;</text:span></text:p>
            <text:p text:style-name="P13"><text:span text:style-name="T15"><text:s text:c="4"/></text:span><text:span text:style-name="T15">return sub { @array[$index++];}</text:span></text:p>
            <text:p text:style-name="P13"><text:span text:style-name="T15">}</text:span></text:p>
            <text:list text:continue-numbering="true" text:style-name="L3">
              <text:list-item>
                <text:list>
                  <text:list-item>
                    <text:p text:style-name="P23">And then use it as follows :</text:p>
                  </text:list-item>
                </text:list>
              </text:list-item>
            </text:list>
            <text:p text:style-name="P13"><text:span text:style-name="T15">sub iter-map (&amp;code-ref, $iter) {</text:span></text:p>
            <text:p text:style-name="P13"><text:span text:style-name="T15"><text:s text:c="4"/></text:span><text:span text:style-name="T15">return &amp;code-ref($iter);</text:span></text:p>
            <text:p text:style-name="P13"><text:span text:style-name="T15">}</text:span></text:p>
            <text:p text:style-name="P13"><text:span text:style-name="T15">my $iterator = create-iter(1..200);</text:span></text:p>
            <text:p text:style-name="P13"><text:span text:style-name="T15">say iter-map { $_ * 2 }, $iterator() for 1..4; # -&gt; 2, 4, 6, 8</text:span></text:p>
            <text:p text:style-name="P13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 and Infinite Lists</text:p>
          </draw:text-box>
        </draw:frame>
        <draw:frame presentation:style-name="pr19" draw:layer="layout" svg:width="24.599cm" svg:height="15.229cm" svg:x="2cm" svg:y="4.1cm" presentation:class="outline" presentation:user-transformed="true">
          <draw:text-box>
            <text:list text:style-name="L2">
              <text:list-item>
                <text:p>We can use our iterator on infinite lists</text:p>
              </text:list-item>
            </text:list>
            <text:p text:style-name="P13"><text:span text:style-name="T15">my $iterator = create-iter(1..*);</text:span></text:p>
            <text:p text:style-name="P13"><text:span text:style-name="T15">say iter-map { $_ * 2 }, $iterator() for 1..4; # -&gt; 2, 4, 6, 8</text:span></text:p>
            <text:p text:style-name="P13"><text:span text:style-name="T15">say iter-map { $_ * 2 }, $iterator() for 1..4; # 10, 12, 14, 16</text:span></text:p>
            <text:list text:continue-numbering="true" text:style-name="L2">
              <text:list-item>
                <text:p>The sequence operator can produce more diversified lists (finite or infinite)</text:p>
              </text:list-item>
            </text:list>
            <text:p text:style-name="P13"><text:span text:style-name="T15">my $evens = (0, 2 ... Inf); # (...)</text:span></text:p>
            <text:p text:style-name="P13"><text:span text:style-name="T15">say $evens[18..21]; # -&gt; (36 38 40 42)</text:span></text:p>
            <text:p text:style-name="P13"><text:span text:style-name="T15">my $geometric-progression = 1, 2, 4 ... 32; # (1 2 4 8 16 32)</text:span></text:p>
            <text:p text:style-name="P13"><text:span text:style-name="T15"># Using a generator</text:span></text:p>
            <text:p text:style-name="P13"><text:span text:style-name="T15">say (1, { $_ + 2 } ... 11); <text:s text:c="16"/># -&gt; (1 3 5 7 9 11)</text:span></text:p>
            <text:p text:style-name="P13"><text:span text:style-name="T15"># Lazy infinite list of Fibonacci numbers</text:span></text:p>
            <text:p text:style-name="P13"><text:span text:style-name="T15">my @fibo = 0, 1, -&gt; $a, $b { $a + $b } ... *;</text:span></text:p>
            <text:p text:style-name="P13"><text:span text:style-name="T15">say @fibo[0..10]; <text:s text:c="10"/># -&gt; (0 1 1 2 3 5 8 13 21 34 55)</text:span></text:p>
            <text:p text:style-name="P13"><text:span text:style-name="T15"># Or:</text:span></text:p>
            <text:p text:style-name="P13"><text:span text:style-name="T15">my @fibo = 0, 1, * + * ... *;</text:span></text:p>
            <text:p text:style-name="P13"><text:span text:style-name="T15">say @fibo[^10]; <text:s text:c="12"/># -&gt; (0 1 1 2 3 5 8 13 21 3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urrying </text:p>
          </draw:text-box>
        </draw:frame>
        <draw:frame presentation:style-name="pr20" draw:layer="layout" svg:width="24.599cm" svg:height="15.749cm" svg:x="2cm" svg:y="3.8cm" presentation:class="outline" presentation:user-transformed="true">
          <draw:text-box>
            <text:list text:style-name="L2">
              <text:list-item>
                <text:p>Currying is a basic technique of FP languages</text:p>
              </text:list-item>
            </text:list>
            <text:list text:style-name="L3">
              <text:list-item>
                <text:list>
                  <text:list-item>
                    <text:p text:style-name="P5">This takes a function with two pamameters and returns a function taking only one parameter</text:p>
                  </text:list-item>
                </text:list>
              </text:list-item>
            </text:list>
            <text:p text:style-name="P13"><text:span text:style-name="T15">sub make-add (Numeric $added-val) {</text:span></text:p>
            <text:p text:style-name="P13"><text:span text:style-name="T15"><text:s text:c="4"/></text:span><text:span text:style-name="T15">return sub ($param) {$param + $added-val;}</text:span></text:p>
            <text:p text:style-name="P13"><text:span text:style-name="T15">}</text:span></text:p>
            <text:p text:style-name="P13"><text:span text:style-name="T15">my &amp;add_2 = make-add 2;</text:span></text:p>
            <text:p text:style-name="P9"><text:span text:style-name="T15">say add_2(3); # -&gt; 5</text:span></text:p>
            <text:list text:style-name="L2">
              <text:list-item>
                <text:p>Currying an existing subroutine with the <text:span text:style-name="T21">assuming</text:span> method</text:p>
              </text:list-item>
            </text:list>
            <text:p text:style-name="P13"><text:span text:style-name="T15">sub add (Numeric $x, Numeric $y) {return $x + $y}</text:span></text:p>
            <text:p text:style-name="P13"><text:span text:style-name="T15">my &amp;add_2 = &amp;add.assuming(2);</text:span></text:p>
            <text:p text:style-name="P13"><text:span text:style-name="T15">add_2(5); # -&gt; 7</text:span></text:p>
            <text:p text:style-name="P13"><text:span text:style-name="T15">my &amp;add_4 = &amp;add.assuming(4);</text:span></text:p>
            <text:p text:style-name="P13"><text:span text:style-name="T15">Add_4(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urrying and the Whatever Operator</text:p>
          </draw:text-box>
        </draw:frame>
        <draw:frame presentation:style-name="pr21" draw:layer="layout" svg:width="24.599cm" svg:height="14.723cm" svg:x="2cm" svg:y="4.3cm" presentation:class="outline" presentation:user-transformed="true">
          <draw:text-box>
            <text:list text:style-name="L2">
              <text:list-item>
                <text:p>A flexible way to curry a sub or expression:</text:p>
              </text:list-item>
            </text:list>
            <text:p text:style-name="P13"><text:span text:style-name="T15">my &amp;third = * / 3;</text:span></text:p>
            <text:p text:style-name="P13"><text:span text:style-name="T15">say third(126); # -&gt; 42</text:span></text:p>
            <text:list text:continue-numbering="true" text:style-name="L2">
              <text:list-item>
                <text:p>The whatever star (*) is a placeholder for an argument, the expression returns a closure.</text:p>
              </text:list-item>
              <text:list-item>
                <text:p>Somewhat similar to $_, but it does not need to exist when the declaration is made</text:p>
              </text:list-item>
            </text:list>
            <text:p text:style-name="P13"><text:span text:style-name="T15">say map 'foo' x * , (1, 3, 2); <text:s/># (foo foofoofoo foofoo)</text:span></text:p>
            <text:list text:continue-numbering="true" text:style-name="L2">
              <text:list-item>
                <text:p text:style-name="P24">You can use multiple whatever terms in the same expression</text:p>
              </text:list-item>
            </text:list>
            <text:p text:style-name="P13"><text:span text:style-name="T15">my &amp;add = * + *;</text:span></text:p>
            <text:p text:style-name="P13"><text:span text:style-name="T15">say add(4, 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Going Further in FP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So far, we have seen how to use techniques coming from functional programming</text:p>
              </text:list-item>
              <text:list-item>
                <text:p>These are very useful and can help you make your code shorter and more expressive</text:p>
              </text:list-item>
              <text:list-item>
                <text:p>However, I would recommend you to try to use a real functional programming style</text:p>
              </text:list-item>
              <text:list-item>
                <text:p>It may not be adapted for every problem, but some will really bene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1)</text:p>
          </draw:text-box>
        </draw:frame>
        <draw:frame presentation:style-name="pr23" draw:layer="layout" svg:width="24.599cm" svg:height="16.667cm" svg:x="2cm" svg:y="3.6cm" presentation:class="outline" presentation:user-transformed="true">
          <draw:text-box>
            <text:list text:style-name="L2">
              <text:list-item>
                <text:p>Non functional (procedural) version:</text:p>
              </text:list-item>
            </text:list>
            <text:p text:style-name="P13"><text:span text:style-name="T15">sub merge-sort (@out, @in, $start = 0, $end = @in.elems) {</text:span></text:p>
            <text:p text:style-name="P13"><text:span text:style-name="T15"><text:s text:c="4"/></text:span><text:span text:style-name="T15">return if $end - $start &lt; 2;</text:span></text:p>
            <text:p text:style-name="P13"><text:span text:style-name="T15"><text:s text:c="4"/></text:span><text:span text:style-name="T15">my $middle = ($end + $start) div 2;</text:span></text:p>
            <text:p text:style-name="P13"><text:span text:style-name="T15"><text:s text:c="4"/></text:span><text:span text:style-name="T15">merge-sort(@in, @out, $start, $middle);</text:span></text:p>
            <text:p text:style-name="P13"><text:span text:style-name="T15"><text:s text:c="4"/></text:span><text:span text:style-name="T15">merge-sort(@in, @out, $middle, $end);</text:span></text:p>
            <text:p text:style-name="P13"><text:span text:style-name="T15"><text:s text:c="4"/></text:span><text:span text:style-name="T15">merge-lists(@out, @in, $start, $middle, $end);</text:span></text:p>
            <text:p text:style-name="P13"><text:span text:style-name="T15">}</text:span></text:p>
            <text:p text:style-name="P13"><text:span text:style-name="T15">sub merge-lists (@in, @out, $start, $middle, $end) {</text:span></text:p>
            <text:p text:style-name="P13"><text:span text:style-name="T15"><text:s text:c="4"/></text:span><text:span text:style-name="T15">my $i = $start;</text:span></text:p>
            <text:p text:style-name="P13"><text:span text:style-name="T15"><text:s text:c="4"/></text:span><text:span text:style-name="T15">my $j = $middle;</text:span></text:p>
            <text:p text:style-name="P13"><text:span text:style-name="T15"><text:s text:c="4"/></text:span><text:span text:style-name="T15">for $start..$end - 1 -&gt; $k {</text:span></text:p>
            <text:p text:style-name="P13"><text:span text:style-name="T15"><text:s text:c="8"/></text:span><text:span text:style-name="T15">if $i &lt; $middle and ($j &gt;= $end or @in[$i] &lt;= @in[$j]) {</text:span></text:p>
            <text:p text:style-name="P13"><text:span text:style-name="T15"><text:s text:c="12"/></text:span><text:span text:style-name="T15">@out[$k] = @in[$i];</text:span></text:p>
            <text:p text:style-name="P13"><text:span text:style-name="T15"><text:s text:c="12"/></text:span><text:span text:style-name="T15">$i++;</text:span></text:p>
            <text:p text:style-name="P13"><text:span text:style-name="T15"><text:s text:c="8"/></text:span><text:span text:style-name="T15">} else {</text:span></text:p>
            <text:p text:style-name="P13"><text:span text:style-name="T15"><text:s text:c="12"/></text:span><text:span text:style-name="T15">@out[$k] = @in[$j];</text:span></text:p>
            <text:p text:style-name="P13"><text:span text:style-name="T15"><text:s text:c="12"/></text:span><text:span text:style-name="T15">$j++;</text:span></text:p>
            <text:p text:style-name="P13"><text:span text:style-name="T15"><text:s text:c="8"/></text:span><text:span text:style-name="T15">}</text:span></text:p>
            <text:p text:style-name="P13"><text:span text:style-name="T15"><text:s text:c="4"/></text:span><text:span text:style-name="T15">}</text:span></text:p>
            <text:p text:style-name="P13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FP)</text:p>
          </draw:text-box>
        </draw:frame>
        <draw:frame presentation:style-name="pr24" draw:layer="layout" svg:width="24.599cm" svg:height="15.405cm" svg:x="2cm" svg:y="4cm" presentation:class="outline" presentation:user-transformed="true">
          <draw:text-box>
            <text:list text:style-name="L2">
              <text:list-item>
                <text:p>Functional implementation of merge sort:</text:p>
              </text:list-item>
            </text:list>
            <text:p text:style-name="P13"><text:span text:style-name="T22">sub merge-sort (@in) {</text:span></text:p>
            <text:p text:style-name="P13"><text:span text:style-name="T22"><text:s text:c="4"/></text:span><text:span text:style-name="T22">return @in if @in &lt; 2;</text:span></text:p>
            <text:p text:style-name="P13"><text:span text:style-name="T22"><text:s text:c="4"/></text:span><text:span text:style-name="T22">my $middle = @in.elems div 2;</text:span></text:p>
            <text:p text:style-name="P13"><text:span text:style-name="T22"><text:s text:c="4"/></text:span><text:span text:style-name="T22">my @first <text:s/>= merge-sort(@in[0 .. $middle - 1]);</text:span></text:p>
            <text:p text:style-name="P13"><text:span text:style-name="T22"><text:s text:c="4"/></text:span><text:span text:style-name="T22">my @second = merge-sort(@in[$middle .. @in.end]);</text:span></text:p>
            <text:p text:style-name="P13"><text:span text:style-name="T22"><text:s text:c="4"/></text:span><text:span text:style-name="T22">return merge-lists(@first, @second);</text:span></text:p>
            <text:p text:style-name="P13"><text:span text:style-name="T22">}</text:span></text:p>
            <text:p text:style-name="P13"><text:span text:style-name="T22">sub merge-lists (@one, @two) {</text:span></text:p>
            <text:p text:style-name="P13"><text:span text:style-name="T22"><text:s text:c="4"/></text:span><text:span text:style-name="T22">my @result;</text:span></text:p>
            <text:p text:style-name="P13"><text:span text:style-name="T22"><text:s text:c="4"/></text:span><text:span text:style-name="T22">loop {</text:span></text:p>
            <text:p text:style-name="P13"><text:span text:style-name="T22"><text:s text:c="8"/></text:span><text:span text:style-name="T22">return @result.append(@two) unless @one;</text:span></text:p>
            <text:p text:style-name="P13"><text:span text:style-name="T22"><text:s text:c="8"/></text:span><text:span text:style-name="T22">return @result.append(@one) unless @two;</text:span></text:p>
            <text:p text:style-name="P13"><text:span text:style-name="T22"><text:s text:c="8"/></text:span><text:span text:style-name="T22">push @result, @one[0] &lt; @two[0] ?? shift @one !! shift @two;</text:span></text:p>
            <text:p text:style-name="P13"><text:span text:style-name="T22"><text:s text:c="4"/></text:span><text:span text:style-name="T22">}</text:span></text:p>
            <text:p text:style-name="P13"><text:span text:style-name="T22">}</text:span></text:p>
            <text:list text:continue-numbering="true" text:style-name="L2">
              <text:list-item>
                <text:p>Not only shorter code, it captures the essence of the merge sort algorithm and is much simpler to understand and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Quick Sort Algorithm</text:p>
          </draw:text-box>
        </draw:frame>
        <draw:frame presentation:style-name="pr25" draw:layer="layout" svg:width="24.599cm" svg:height="16.267cm" svg:x="2cm" svg:y="3.8cm" presentation:class="outline" presentation:user-transformed="true">
          <draw:text-box>
            <text:list text:style-name="L2">
              <text:list-item>
                <text:p>This is a non-FP implementation of QS :</text:p>
              </text:list-item>
            </text:list>
            <text:p text:style-name="P13"><text:span text:style-name="T23">sub quicksort(@input) {</text:span></text:p>
            <text:p text:style-name="P13"><text:span text:style-name="T23"><text:s text:c="4"/></text:span><text:span text:style-name="T23">sub swap ($x, $y) {</text:span></text:p>
            <text:p text:style-name="P13"><text:span text:style-name="T23"><text:s text:c="8"/></text:span><text:span text:style-name="T23">(@input[$x], @input[$y]) = @input[$y], @input[$x]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sub qsort ($left, $right) {</text:span></text:p>
            <text:p text:style-name="P13"><text:span text:style-name="T23"><text:s text:c="8"/></text:span><text:span text:style-name="T23">my $pivot = @input[($left + $right) div 2];</text:span></text:p>
            <text:p text:style-name="P13"><text:span text:style-name="T23"><text:s text:c="8"/></text:span><text:span text:style-name="T23">my $i = $left;</text:span></text:p>
            <text:p text:style-name="P13"><text:span text:style-name="T23"><text:s text:c="8"/></text:span><text:span text:style-name="T23">my $j = $right;</text:span></text:p>
            <text:p text:style-name="P13"><text:span text:style-name="T23"><text:s text:c="8"/></text:span><text:span text:style-name="T23">while $i &lt; $j {</text:span></text:p>
            <text:p text:style-name="P13"><text:span text:style-name="T23"><text:s text:c="12"/></text:span><text:span text:style-name="T23">$i++ while @input[$i] &lt; $pivot;</text:span></text:p>
            <text:p text:style-name="P13"><text:span text:style-name="T23"><text:s text:c="12"/></text:span><text:span text:style-name="T23">$j-- while @input[$j] &gt; $pivot;</text:span></text:p>
            <text:p text:style-name="P13"><text:span text:style-name="T23"><text:s text:c="12"/></text:span><text:span text:style-name="T23">if $i &lt;= $j {</text:span></text:p>
            <text:p text:style-name="P13"><text:span text:style-name="T23"><text:s text:c="16"/></text:span><text:span text:style-name="T23">swap $i, $j;</text:span></text:p>
            <text:p text:style-name="P13"><text:span text:style-name="T23"><text:s text:c="16"/></text:span><text:span text:style-name="T23">$i++;</text:span></text:p>
            <text:p text:style-name="P13"><text:span text:style-name="T23"><text:s text:c="16"/></text:span><text:span text:style-name="T23">$j--;</text:span></text:p>
            <text:p text:style-name="P13"><text:span text:style-name="T23"><text:s text:c="12"/></text:span><text:span text:style-name="T23">}</text:span></text:p>
            <text:p text:style-name="P13"><text:span text:style-name="T23"><text:s text:c="8"/></text:span><text:span text:style-name="T23">}</text:span></text:p>
            <text:p text:style-name="P13"><text:span text:style-name="T23"><text:s text:c="8"/></text:span><text:span text:style-name="T23">qsort($left, $j) if $left &lt; $j;</text:span></text:p>
            <text:p text:style-name="P13"><text:span text:style-name="T23"><text:s text:c="8"/></text:span><text:span text:style-name="T23">qsort($i, $right) if $j &lt; $right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qsort(0, @input.end)</text:span></text:p>
            <text:p text:style-name="P13"><text:span text:style-name="T23">}</text:span></text:p>
            <text:p text:style-name="P13"><text:span text:style-name="T23">my @array = pick 20, 1..100;</text:span></text:p>
            <text:p text:style-name="P13"><text:span text:style-name="T23">quicksort @array;</text:span></text:p>
            <text:p text:style-name="P13"><text:span text:style-name="T23">say @array; <text:s/># -&gt; [4 7 10 20 25 27 28 30 41 47 51 57 60 64 68 76 90 93 94 9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Scala-like)</text:p>
          </draw:text-box>
        </draw:frame>
        <draw:frame presentation:style-name="pr26" draw:layer="layout" svg:width="24.599cm" svg:height="15.878cm" svg:x="2cm" svg:y="3.8cm" presentation:class="outline" presentation:user-transformed="true">
          <draw:text-box>
            <text:list text:style-name="L2">
              <text:list-item>
                <text:p>Functional implementation of Quick Sort</text:p>
              </text:list-item>
            </text:list>
            <text:p text:style-name="P13"><text:span text:style-name="T15">sub quicksort(@input) {</text:span></text:p>
            <text:p text:style-name="P13"><text:span text:style-name="T15"><text:s text:c="4"/></text:span><text:span text:style-name="T15">return @input if @input.elems &lt;= 1;</text:span></text:p>
            <text:p text:style-name="P13"><text:span text:style-name="T15"><text:s text:c="4"/></text:span><text:span text:style-name="T15">my $pivot = @input[@input.elems div 2];</text:span></text:p>
            <text:p text:style-name="P13"><text:span text:style-name="T15"><text:s text:c="4"/></text:span><text:span text:style-name="T15">return flat quicksort(grep {$_ &lt; $pivot}, @input),</text:span></text:p>
            <text:p text:style-name="P13"><text:span text:style-name="T15"><text:s text:c="8"/></text:span><text:span text:style-name="T15">(grep {$_ == $pivot}, @input),</text:span></text:p>
            <text:p text:style-name="P13"><text:span text:style-name="T15"><text:s text:c="8"/></text:span><text:span text:style-name="T15">quicksort(grep {$_ &gt; $pivot}, @input);</text:span></text:p>
            <text:p text:style-name="P13"><text:span text:style-name="T15">}</text:span></text:p>
            <text:list text:continue-numbering="true" text:style-name="L2">
              <text:list-item>
                <text:p text:style-name="P25"><text:span text:style-name="T17">The code is three times shorter</text:span></text:p>
              </text:list-item>
              <text:list-item>
                <text:p><text:span text:style-name="T17">Just as for merge sort, the FP code captures very neatly the essence of the algorithm</text:span></text:p>
              </text:list-item>
              <text:list-item>
                <text:p><text:span text:style-name="T17">It copies data instead of in-place sorting, so it is less efficient for some cases (but it is probably easier to run parallel process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Haskell-like)</text:p>
          </draw:text-box>
        </draw:frame>
        <draw:frame presentation:style-name="pr27" draw:layer="layout" svg:width="24.599cm" svg:height="14.263cm" svg:x="2cm" svg:y="4.6cm" presentation:class="outline" presentation:user-transformed="true">
          <draw:text-box>
            <text:list text:style-name="L2">
              <text:list-item>
                <text:p>An example of quick sort in Haskell</text:p>
              </text:list-item>
            </text:list>
            <text:p text:style-name="P13"><text:span text:style-name="T15">quicksort :: (Ord a) =&gt; [a] -&gt; [a] <text:s/></text:span></text:p>
            <text:p text:style-name="P13"><text:span text:style-name="T15">quicksort [] = [] <text:s/></text:span></text:p>
            <text:p text:style-name="P13"><text:span text:style-name="T15">quicksort (x:xs) = <text:s text:c="2"/></text:span></text:p>
            <text:p text:style-name="P13"><text:span text:style-name="T15"><text:s text:c="4"/></text:span><text:span text:style-name="T15">let smaller = quicksort [a | a &lt;- xs, a &lt;= x] <text:s/></text:span></text:p>
            <text:p text:style-name="P13"><text:span text:style-name="T15"><text:s text:c="8"/></text:span><text:span text:style-name="T15">larger <text:s/>= quicksort [a | a &lt;- xs, a &gt; x] <text:s/></text:span></text:p>
            <text:p text:style-name="P13"><text:span text:style-name="T15"><text:s text:c="4"/></text:span><text:span text:style-name="T15">in <text:s/>smaller ++ [x] ++ larger <text:s/></text:span></text:p>
            <text:list text:continue-numbering="true" text:style-name="L2">
              <text:list-item>
                <text:p text:style-name="P26">Quick sort in Haskell-like Perl 6</text:p>
              </text:list-item>
            </text:list>
            <text:p text:style-name="P13"><text:span text:style-name="T15">multi quicksort ( [] ) { () }</text:span></text:p>
            <text:p text:style-name="P13"><text:span text:style-name="T15">multi quicksort ( [$x, *@xs] ) {</text:span></text:p>
            <text:p text:style-name="P13"><text:span text:style-name="T15"><text:s text:c="4"/></text:span><text:span text:style-name="T15">flat quicksort(grep * &lt;= <text:s/>$x, @xs),</text:span></text:p>
            <text:p text:style-name="P13"><text:span text:style-name="T15"><text:s text:c="9"/></text:span><text:span text:style-name="T15">$x, </text:span></text:p>
            <text:p text:style-name="P13"><text:span text:style-name="T15"><text:s text:c="9"/></text:span><text:span text:style-name="T15">quicksort(grep * &gt; $x, @xs)</text:span></text:p>
            <text:p text:style-name="P13"><text:span text:style-name="T15">}</text:span></text:p>
            <text:p text:style-name="P13"><text:span text:style-name="T15">my @list <text:s/>= 2, 1, 8, 3, 7, 42, 1, 3, 5, 4, 3, 9, 2, 6;</text:span></text:p>
            <text:p text:style-name="P13"><text:span text:style-name="T15">say quicksort @list; <text:s text:c="3"/># -&gt; (1 1 2 2 3 3 3 4 5 6 7 8 9 4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2" draw:layer="layout" svg:width="24.599cm" svg:height="12.18cm" svg:x="2cm" svg:y="4.9cm" presentation:class="outline" presentation:user-transformed="true">
          <draw:text-box>
            <text:list text:style-name="L2">
              <text:list-item>
                <text:p>Thank you for listening. Any questions?</text:p>
              </text:list-item>
              <text:list-item>
                <text:p>Additional reading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Higher Order Perl</text:span>: <text:a xlink:href="http://hop.perl.plover.com/book/">http://hop.perl.plover.com/book/</text:a></text:p>
                  </text:list-item>
                  <text:list-item>
                    <text:p text:style-name="P4"><text:span text:style-name="T16">Think Perl 6</text:span> (chapter on functional programming): <text:a xlink:href="http://greenteapress.com/wp/think-perl-6/">http://greenteapress.com/wp/think-perl-6/</text:a></text:p>
                  </text:list-item>
                  <text:list-item>
                    <text:p text:style-name="P27">These slides: <text:a xlink:href="https://github.com/LaurentRosenfeld">https://github.com/LaurentRosenfeld</text:a></text:p>
                    <text:list>
                      <text:list-item>
                        <text:p text:style-name="P4">They can be used under the terms of <text:line-break/>the Creative Commons Attribution <text:line-break/>ShareAlike License (CC-BY-SA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8" draw:layer="layout" svg:width="4cm" svg:height="4.799cm" svg:x="23cm" svg:y="14.601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onus Slides</text:p>
          </draw:text-box>
        </draw:frame>
        <draw:frame presentation:style-name="pr22" draw:layer="layout" svg:width="24.599cm" svg:height="12.18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mall Benchmark of Quick Sort</text:p>
          </draw:text-box>
        </draw:frame>
        <draw:frame presentation:style-name="pr29" draw:layer="layout" svg:width="24.599cm" svg:height="14.285cm" svg:x="2cm" svg:y="4.2cm" presentation:class="outline" presentation:user-transformed="true">
          <draw:text-box>
            <text:list text:style-name="L2">
              <text:list-item>
                <text:p>Comparing non-FP, FP and parallel FP</text:p>
              </text:list-item>
            </text:list>
            <text:p text:style-name="P28"><text:span text:style-name="T22">sub qs-FP-para ($level is copy, @input) {</text:span></text:p>
            <text:p text:style-name="P28"><text:span text:style-name="T22"><text:s text:c="3"/></text:span><text:span text:style-name="T22">return @input if @input.elems &lt;= 1;</text:span></text:p>
            <text:p text:style-name="P28"><text:span text:style-name="T22"><text:s text:c="3"/></text:span><text:span text:style-name="T22">my $pivot = @input[@input.elems div 2];</text:span></text:p>
            <text:p text:style-name="P28"><text:span text:style-name="T22"><text:s text:c="3"/></text:span><text:span text:style-name="T22">if (++$level &lt; 4) {</text:span></text:p>
            <text:p text:style-name="P28"><text:span text:style-name="T22"><text:s text:c="6"/></text:span><text:span text:style-name="T22">my $p1 = start { qs-FP-para $level, grep {$_ &lt; $pivot}, @input};</text:span></text:p>
            <text:p text:style-name="P28"><text:span text:style-name="T22"><text:s text:c="6"/></text:span><text:span text:style-name="T22">my $p2 = start { qs-FP-para $level, grep {$_ &gt; $pivot}, @input};</text:span></text:p>
            <text:p text:style-name="P28"><text:span text:style-name="T22"><text:s text:c="6"/></text:span><text:span text:style-name="T22">my (@one, @two) = await $p1, $p2;</text:span></text:p>
            <text:p text:style-name="P28"><text:span text:style-name="T22"><text:s text:c="6"/></text:span><text:span text:style-name="T22">return flat @one, (grep {$_ == $pivot}, @input), @two;</text:span></text:p>
            <text:p text:style-name="P28"><text:span text:style-name="T22"><text:s text:c="3"/></text:span><text:span text:style-name="T22">} else {</text:span></text:p>
            <text:p text:style-name="P28"><text:span text:style-name="T22"><text:s text:c="6"/></text:span><text:span text:style-name="T22">return flat qs-FP-para($level, grep {$_ &lt; $pivot}, @input), </text:span></text:p>
            <text:p text:style-name="P28"><text:span text:style-name="T22"><text:s text:c="10"/></text:span><text:span text:style-name="T22">(grep {$_ == $pivot}, @input), </text:span></text:p>
            <text:p text:style-name="P28"><text:span text:style-name="T22"><text:s text:c="10"/></text:span><text:span text:style-name="T22">qs-FP-para($level, grep {$_ &gt; $pivot}, @input); <text:s text:c="11"/></text:span></text:p>
            <text:p text:style-name="P28"><text:span text:style-name="T22"><text:s text:c="3"/></text:span><text:span text:style-name="T22">}</text:span></text:p>
            <text:p text:style-name="P28"><text:span text:style-name="T22">}</text:span></text:p>
            <text:list text:continue-numbering="true" text:style-name="L2">
              <text:list-item>
                <text:p text:style-name="P29">Results:</text:p>
              </text:list-item>
            </text:list>
            <text:p text:style-name="P30"><text:span text:style-name="T22">Non functional: 0.1322154</text:span></text:p>
            <text:p text:style-name="P30"><text:span text:style-name="T22">Functional: 0.3297219</text:span></text:p>
            <text:p text:style-name="P30"><text:span text:style-name="T22">Parallel FP: 0.161107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al Quick Sort in Scala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The same FP QS algorithm in Scala (example by Martin Odersky, EPFL, the creator of Scala, in the <text:span text:style-name="T16">Scala by Example</text:span> book)</text:p>
              </text:list-item>
            </text:list>
            <text:p text:style-name="P28"><text:span text:style-name="T15">def sort(xs: Array[Int]): Array[Int] = {</text:span></text:p>
            <text:p text:style-name="P28"><text:span text:style-name="T15"><text:s text:c="2"/></text:span><text:span text:style-name="T15">if (xs.length &lt;= 1) xs</text:span></text:p>
            <text:p text:style-name="P28"><text:span text:style-name="T15"><text:s text:c="2"/></text:span><text:span text:style-name="T15">else {</text:span></text:p>
            <text:p text:style-name="P28"><text:span text:style-name="T15"><text:s text:c="4"/></text:span><text:span text:style-name="T15">val pivot = xs(xs.length / 2)</text:span></text:p>
            <text:p text:style-name="P28"><text:span text:style-name="T15"><text:s text:c="4"/></text:span><text:span text:style-name="T15">Array.concat(</text:span></text:p>
            <text:p text:style-name="P28"><text:span text:style-name="T15"><text:s text:c="6"/></text:span><text:span text:style-name="T15">sort(xs filter (pivot &gt;)),</text:span></text:p>
            <text:p text:style-name="P28"><text:span text:style-name="T15"><text:s text:c="11"/></text:span><text:span text:style-name="T15">xs filter (pivot ==),</text:span></text:p>
            <text:p text:style-name="P28"><text:span text:style-name="T15"><text:s text:c="6"/></text:span><text:span text:style-name="T15">sort(xs filter (pivot &lt;)))</text:span></text:p>
            <text:p text:style-name="P28"><text:span text:style-name="T15"><text:s text:c="2"/></text:span><text:span text:style-name="T15">}</text:span></text:p>
            <text:p text:style-name="P28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900000093563B4384.jp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3.914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fo:min-height="14.116cm"/>
    </style:style>
    <style:style style:name="pr8" style:family="presentation" style:parent-style-name="lyt-aqua-outline1">
      <style:graphic-properties fo:min-height="14.926cm"/>
    </style:style>
    <style:style style:name="pr9" style:family="presentation" style:parent-style-name="lyt-aqua-outline1">
      <style:graphic-properties fo:min-height="23.623cm"/>
    </style:style>
    <style:style style:name="pr10" style:family="presentation" style:parent-style-name="lyt-aqua-outline1">
      <style:graphic-properties fo:min-height="14.792cm"/>
    </style:style>
    <style:style style:name="pr11" style:family="presentation" style:parent-style-name="lyt-aqua-outline1">
      <style:graphic-properties fo:min-height="14.016cm"/>
    </style:style>
    <style:style style:name="pr12" style:family="presentation" style:parent-style-name="lyt-aqua-outline1">
      <style:graphic-properties fo:min-height="15.15cm"/>
    </style:style>
    <style:style style:name="pr13" style:family="presentation" style:parent-style-name="lyt-aqua-outline1">
      <style:graphic-properties fo:min-height="15.751cm"/>
    </style:style>
    <style:style style:name="pr14" style:family="presentation" style:parent-style-name="lyt-aqua-outline1">
      <style:graphic-properties fo:min-height="15.802cm"/>
    </style:style>
    <style:style style:name="pr15" style:family="presentation" style:parent-style-name="lyt-aqua-outline1">
      <style:graphic-properties fo:min-height="14.762cm"/>
    </style:style>
    <style:style style:name="pr16" style:family="presentation" style:parent-style-name="lyt-aqua-outline1">
      <style:graphic-properties fo:min-height="15.519cm"/>
    </style:style>
    <style:style style:name="pr17" style:family="presentation" style:parent-style-name="lyt-aqua-outline1">
      <style:graphic-properties fo:min-height="13.239cm"/>
    </style:style>
    <style:style style:name="pr18" style:family="presentation" style:parent-style-name="lyt-aqua-outline1">
      <style:graphic-properties fo:min-height="14.802cm"/>
    </style:style>
    <style:style style:name="pr19" style:family="presentation" style:parent-style-name="lyt-aqua-outline1">
      <style:graphic-properties fo:min-height="15.229cm"/>
    </style:style>
    <style:style style:name="pr20" style:family="presentation" style:parent-style-name="lyt-aqua-outline1">
      <style:graphic-properties fo:min-height="15.749cm"/>
    </style:style>
    <style:style style:name="pr21" style:family="presentation" style:parent-style-name="lyt-aqua-outline1">
      <style:graphic-properties fo:min-height="14.723cm"/>
    </style:style>
    <style:style style:name="pr22" style:family="presentation" style:parent-style-name="lyt-aqua-outline1">
      <style:graphic-properties fo:min-height="12.18cm"/>
    </style:style>
    <style:style style:name="pr23" style:family="presentation" style:parent-style-name="lyt-aqua-outline1">
      <style:graphic-properties fo:min-height="16.667cm"/>
    </style:style>
    <style:style style:name="pr24" style:family="presentation" style:parent-style-name="lyt-aqua-outline1">
      <style:graphic-properties fo:min-height="15.405cm"/>
    </style:style>
    <style:style style:name="pr25" style:family="presentation" style:parent-style-name="lyt-aqua-outline1">
      <style:graphic-properties fo:min-height="16.267cm"/>
    </style:style>
    <style:style style:name="pr26" style:family="presentation" style:parent-style-name="lyt-aqua-outline1">
      <style:graphic-properties fo:min-height="15.878cm"/>
    </style:style>
    <style:style style:name="pr27" style:family="presentation" style:parent-style-name="lyt-aqua-outline1">
      <style:graphic-properties fo:min-height="14.263cm"/>
    </style:style>
    <style:style style:name="pr28" style:family="presentation" style:parent-style-name="lyt-aqua-outline1">
      <style:graphic-properties draw:fill="bitmap" draw:fill-image-name="Bitmape_20_1" fo:min-height="4.799cm"/>
    </style:style>
    <style:style style:name="pr29" style:family="presentation" style:parent-style-name="lyt-aqua-outline1">
      <style:graphic-properties fo:min-height="14.285cm"/>
    </style:style>
    <style:style style:name="P1" style:family="paragraph">
      <style:text-properties fo:language="en" fo:country="US" fo:font-weight="bold" style:font-weight-asian="bold" style:font-weight-complex="bold"/>
    </style:style>
    <style:style style:name="P2" style:family="paragraph">
      <style:text-properties fo:font-size="32pt"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text-indent="-0.1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paragraph-properties fo:margin-left="0cm" fo:margin-right="0cm" fo:text-indent="-0.3cm"/>
    </style:style>
    <style:style style:name="P8" style:family="paragraph">
      <style:paragraph-properties fo:margin-left="0cm" fo:margin-right="0cm" fo:margin-top="0cm" fo:margin-bottom="0cm" fo:text-indent="-0.3cm"/>
    </style:style>
    <style:style style:name="P9" style:family="paragraph">
      <style:paragraph-properties fo:margin-left="2.1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cm" fo:text-indent="-0.2cm"/>
    </style:style>
    <style:style style:name="P11" style:family="paragraph">
      <style:paragraph-properties fo:margin-left="0cm" fo:margin-right="0cm" fo:margin-top="0cm" fo:margin-bottom="0.4cm" fo:text-indent="-0.2cm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left="2.1cm" fo:margin-right="0cm" fo:margin-top="0cm" fo:margin-bottom="0cm" fo:text-indent="0cm"/>
    </style:style>
    <style:style style:name="P14" style:family="paragraph">
      <style:paragraph-properties fo:margin-left="2.1cm" fo:margin-right="0cm" fo:text-indent="0cm"/>
    </style:style>
    <style:style style:name="P15" style:family="paragraph">
      <style:paragraph-properties fo:margin-top="0cm" fo:margin-bottom="0.3cm"/>
      <style:text-properties fo:language="en" fo:country="US"/>
    </style:style>
    <style:style style:name="P16" style:family="paragraph">
      <style:paragraph-properties fo:margin-left="2.1cm" fo:margin-right="0cm" fo:margin-top="0cm" fo:margin-bottom="0.3cm" fo:text-indent="0cm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left="2.1cm" fo:margin-right="0cm" fo:margin-top="0cm" fo:margin-bottom="0.5cm" fo:text-indent="0cm"/>
    </style:style>
    <style:style style:name="P19" style:family="paragraph">
      <style:paragraph-properties fo:margin-left="0cm" fo:margin-right="0cm" fo:text-indent="-0.2cm"/>
    </style:style>
    <style:style style:name="P20" style:family="paragraph">
      <style:paragraph-properties fo:margin-top="0cm" fo:margin-bottom="0.254cm"/>
    </style:style>
    <style:style style:name="P21" style:family="paragraph">
      <style:paragraph-properties fo:margin-left="2.1cm" fo:margin-right="0cm" fo:margin-top="0cm" fo:margin-bottom="0.254cm" fo:text-indent="0cm"/>
    </style:style>
    <style:style style:name="P22" style:family="paragraph">
      <style:text-properties fo:font-size="28.1000003814697pt"/>
    </style:style>
    <style:style style:name="P23" style:family="paragraph">
      <style:paragraph-properties fo:margin-left="0cm" fo:margin-right="0cm" fo:text-indent="-0.025cm"/>
    </style:style>
    <style:style style:name="P24" style:family="paragraph">
      <style:paragraph-properties fo:margin-top="0.381cm" fo:margin-bottom="0.254cm"/>
    </style:style>
    <style:style style:name="P25" style:family="paragraph">
      <style:paragraph-properties fo:margin-top="0.3cm" fo:margin-bottom="0.5cm"/>
    </style:style>
    <style:style style:name="P26" style:family="paragraph">
      <style:paragraph-properties fo:margin-top="0.5cm" fo:margin-bottom="0.3cm"/>
    </style:style>
    <style:style style:name="P27" style:family="paragraph">
      <style:paragraph-properties fo:margin-left="0.1cm" fo:margin-right="0cm" fo:text-indent="0cm"/>
    </style:style>
    <style:style style:name="P28" style:family="paragraph">
      <style:paragraph-properties fo:margin-left="0.889cm" fo:margin-right="0cm" fo:margin-top="0cm" fo:margin-bottom="0cm" fo:text-indent="0cm"/>
    </style:style>
    <style:style style:name="P29" style:family="paragraph">
      <style:paragraph-properties fo:margin-top="0cm" fo:margin-bottom="0.1cm"/>
    </style:style>
    <style:style style:name="P30" style:family="paragraph">
      <style:paragraph-properties fo:margin-left="0.9cm" fo:margin-right="0cm" fo:margin-top="0cm" fo:margin-bottom="0cm" fo:text-indent="0cm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size="32pt" fo:language="en" fo:country="US" fo:font-weight="bold" style:font-weight-asian="bold" style:font-weight-complex="bold"/>
    </style:style>
    <style:style style:name="T3" style:family="text">
      <style:text-properties fo:font-size="32pt"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000000" fo:font-family="Consolas" style:font-family-generic="modern" style:font-pitch="fixed" fo:font-size="18pt" fo:language="en" fo:country="US" style:font-size-asian="18pt" style:font-size-complex="18pt"/>
    </style:style>
    <style:style style:name="T13" style:family="text">
      <style:text-properties fo:font-family="Consolas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000000" fo:font-family="Consolas" style:font-family-generic="modern" style:font-pitch="fixed" fo:language="en" fo:country="US"/>
    </style:style>
    <style:style style:name="T15" style:family="text">
      <style:text-properties fo:color="#000000" style:text-outline="false" style:text-line-through-style="none" fo:font-family="Consolas" style:font-family-generic="modern" style:font-pitch="fixed" fo:font-size="18pt" fo:language="en" fo:country="US" fo:font-style="normal" fo:text-shadow="none" style:text-underline-style="none" fo:font-weight="normal" style:font-family-asian="SFTT1000" style:font-size-asian="18pt" style:font-style-asian="normal" style:font-weight-asian="normal" style:font-family-complex="SFTT1000" style:font-size-complex="18pt" style:font-style-complex="normal" style:font-weight-complex="normal" style:text-emphasize="none" style:font-relief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fr" fo:country="FR"/>
    </style:style>
    <style:style style:name="T18" style:family="text">
      <style:text-properties fo:color="#000000" fo:language="fr" fo:country="FR"/>
    </style:style>
    <style:style style:name="T19" style:family="text">
      <style:text-properties fo:color="#000000" fo:font-family="Consolas" style:font-family-generic="modern" style:font-pitch="fixed" fo:font-size="20pt" fo:language="en" fo:country="US" style:font-size-asian="20pt" style:font-size-complex="20pt"/>
    </style:style>
    <style:style style:name="T20" style:family="text">
      <style:text-properties fo:color="#000000" fo:font-family="Consolas" style:font-style-name="Italic" style:font-family-generic="modern" style:font-pitch="fixed"/>
    </style:style>
    <style:style style:name="T21" style:family="text">
      <style:text-properties fo:color="#000000" fo:font-family="Consolas" style:font-family-generic="modern" style:font-pitch="fixed"/>
    </style:style>
    <style:style style:name="T22" style:family="text">
      <style:text-properties fo:color="#000000" style:text-outline="false" style:text-line-through-style="none" fo:font-family="Consolas" style:font-family-generic="modern" style:font-pitch="fixed" fo:font-size="16pt" fo:language="en" fo:country="US" fo:font-style="normal" fo:text-shadow="none" style:text-underline-style="none" fo:font-weight="normal" style:font-family-asian="SFTT1000" style:font-size-asian="16pt" style:font-style-asian="normal" style:font-weight-asian="normal" style:font-family-complex="SFTT1000" style:font-size-complex="16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Consolas" style:font-family-generic="modern" style:font-pitch="fixed" fo:font-size="14pt" fo:language="en" fo:country="US" fo:font-style="normal" fo:text-shadow="none" style:text-underline-style="none" fo:font-weight="normal" style:font-family-asian="SFTT1000" style:font-size-asian="14pt" style:font-style-asian="normal" style:font-weight-asian="normal" style:font-family-complex="SFTT1000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1">in Perl 6</text:span></text:p>
          </draw:text-box>
        </draw:frame>
        <draw:frame presentation:style-name="pr2" draw:text-style-name="P2" draw:layer="layout" svg:width="24.599cm" svg:height="11.5cm" svg:x="2cm" svg:y="5.5cm" presentation:class="subtitle">
          <draw:text-box>
            <text:p><text:span text:style-name="T2">The Perl Conference in Amsterdam, </text:span></text:p>
            <text:p><text:span text:style-name="T2">9-11 August 2017</text:span></text:p>
            <text:p><text:span text:style-name="T3"/></text:p>
            <text:p><text:span text:style-name="T3"/></text:p>
            <text:p><text:span text:style-name="T4">Laurent Rosen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et’s Stop Writing C in Perl <text:s/></text:span></text:p>
          </draw:text-box>
        </draw:frame>
        <draw:frame presentation:style-name="pr5" draw:text-style-name="P3" draw:layer="layout" svg:width="24.599cm" svg:height="13.914cm" svg:x="2cm" svg:y="4.7cm" presentation:class="outline" presentation:user-transformed="true">
          <draw:text-box>
            <text:list text:style-name="L2">
              <text:list-item>
                <text:p><text:span text:style-name="T6">An old saying is that Fortran programmers can write Fortran programs in any language</text:span></text:p>
              </text:list-item>
              <text:list-item>
                <text:p><text:span text:style-name="T6">In his excellent book, </text:span><text:span text:style-name="T7">Higher Order Perl </text:span><text:span text:style-name="T8">(</text:span><text:span text:style-name="T7">HOP</text:span><text:span text:style-name="T8">)</text:span><text:span text:style-name="T6">, Mark Jason Dominus writes that Perl programmers <text:s/>have been writing C programs in Per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This a a pity, because Perl is far more expressive than C and we can do things that a C programmer would not even dream about</text:span></text:p>
                  </text:list-item>
                  <text:list-item>
                    <text:p text:style-name="P4"><text:span text:style-name="T9">Perl uses a lot of concepts borrowed from Functional programming (esp. Lisp) making it possible to write shorter and more expressive programs</text:span></text:p>
                  </text:list-item>
                  <text:list-item>
                    <text:p text:style-name="P4"><text:span text:style-name="T9">In fact, Perl is semantically closer to Lisp than to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Applying HOP to Perl 6</text:span></text:p>
          </draw:text-box>
        </draw:frame>
        <draw:frame presentation:style-name="pr7" draw:text-style-name="P3" draw:layer="layout" svg:width="24.599cm" svg:height="14.116cm" svg:x="2cm" svg:y="4.9cm" presentation:class="outline" presentation:user-transformed="true">
          <draw:text-box>
            <text:list text:style-name="L2">
              <text:list-item>
                <text:p><text:span text:style-name="T5">Mark Jason Dominus's </text:span><text:span text:style-name="T10">HOP</text:span><text:span text:style-name="T5"> is about Perl 5</text:span></text:p>
              </text:list-item>
              <text:list-item>
                <text:p><text:span text:style-name="T5">It has truly inspired me and has changed my way of programming (not only in Perl)</text:span></text:p>
              </text:list-item>
              <text:list-item>
                <text:p><text:span text:style-name="T5">Today, I want to do something similar to </text:span><text:span text:style-name="T10">HOP</text:span><text:span text:style-name="T5"> with Perl 6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In 45 minutes, this will have to be much lighter</text:span></text:p>
                  </text:list-item>
                  <text:list-item>
                    <text:p text:style-name="P5"><text:span text:style-name="T5">Part of this talk also applies to P5 (although with a slightly different syntax)</text:span></text:p>
                  </text:list-item>
                  <text:list-item>
                    <text:p text:style-name="P5"><text:span text:style-name="T5">But P6 has many more functional programming features than P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8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 programming paradigm that treats computation as the evaluation of mathematical functions</text:span></text:p>
                  </text:list-item>
                  <text:list-item>
                    <text:p text:style-name="P6"><text:span text:style-name="T9">A declarative paradigm done with declarations and expressions rather than statements or instructions: </text:span><text:span text:style-name="T11">composing answers</text:span><text:span text:style-name="T9">, rather than listing statements</text:span></text:p>
                  </text:list-item>
                  <text:list-item>
                    <text:p text:style-name="P6"><text:span text:style-name="T9">The output value of a subroutine depends only on the input arguments passed to it (“pure functions”)</text:span></text:p>
                  </text:list-item>
                  <text:list-item>
                    <text:p text:style-name="P6"><text:span text:style-name="T9">No side-effect, stateless programs, immutable values, symbolic computation</text:span></text:p>
                  </text:list-item>
                  <text:list-item>
                    <text:p text:style-name="P6"><text:span text:style-name="T9">Higher order functions, list processing, iterators, pipeline programming, anonymous functions, lambdas, closures, function factories, dispatch tables, lazy lists, currying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</text:span></text:p>
          </draw:text-box>
        </draw:frame>
        <draw:frame presentation:style-name="pr9" draw:text-style-name="P3" draw:layer="layout" svg:width="24.599cm" svg:height="23.623cm" svg:x="2cm" svg:y="3.8cm" presentation:class="outline" presentation:user-transformed="true">
          <draw:text-box>
            <text:list text:style-name="L2">
              <text:list-item>
                <text:p><text:span text:style-name="T6">Many Perl operators work on or produce lists: join, print, say, split, sort, for, map, grep, etc.</text:span></text:p>
              </text:list-item>
              <text:list-item>
                <text:p><text:span text:style-name="T6">They can be chained to create a data pipeli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For example, find even numbers smaller than 15:</text:span></text:p>
                    <text:p text:style-name="P8"><text:span text:style-name="T12">say join '-', map {$_ * 2}, 1..7; <text:s text:c="3"/># 2-4-6-8-…-14</text:span></text:p>
                    <text:p text:style-name="P8"><text:span text:style-name="T12"># or: say join '-', grep {$_ %% 2}, 1..15; # 2-4-6-8-…-14</text:span></text:p>
                    <text:p text:style-name="P8"><text:span text:style-name="T12"># or: 1..15 ==&gt; grep { $_ %% 2} ==&gt; join "-" ==&gt; say $_; </text:span></text:p>
                  </text:list-item>
                </text:list>
              </text:list-item>
            </text:list>
            <text:p text:style-name="P9"><text:span text:style-name="T12"># or: (1..7).map({$_ * 2}).say; # Method invocation chain</text:span></text:p>
            <text:list text:continue-numbering="true" text:style-name="L3">
              <text:list-item>
                <text:list>
                  <text:list-item>
                    <text:p text:style-name="P5"><text:span text:style-name="T9">Functions like </text:span><text:span text:style-name="T13">map</text:span><text:span text:style-name="T9"> or </text:span><text:span text:style-name="T13">grep</text:span><text:span text:style-name="T9"> are interesting because they use a code block (or a subroutine) to define what they do to the data; they're abstract generic functions</text:span></text:p>
                  </text:list-item>
                  <text:list-item>
                    <text:p text:style-name="P5"><text:span text:style-name="T9">When a code block or a subroutine can be the parameter (or return value) of another subroutine or function, we speak about </text:span><text:span text:style-name="T11">higher order</text:span><text:span text:style-name="T9"> functions (or </text:span><text:span text:style-name="T11">first class</text:span><text:span text:style-name="T9"> func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</text:span></text:p>
          </draw:text-box>
        </draw:frame>
        <draw:frame presentation:style-name="pr10" draw:text-style-name="P3" draw:layer="layout" svg:width="24.599cm" svg:height="14.792cm" svg:x="2cm" svg:y="4.5cm" presentation:class="outline" presentation:user-transformed="true">
          <draw:text-box>
            <text:list text:style-name="L2">
              <text:list-item>
                <text:p><text:span text:style-name="T5">Let’s write a subroutine to browse a directory tree and print the names of the files in the tre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0"><text:span text:style-name="T12">sub traverse-dir ($path) {</text:span></text:p>
                        <text:p text:style-name="P10"><text:span text:style-name="T12"><text:s text:c="4"/></text:span><text:span text:style-name="T12">my @dir-entries = dir $path;</text:span></text:p>
                        <text:p text:style-name="P10"><text:span text:style-name="T12"><text:s text:c="4"/></text:span><text:span text:style-name="T12">for @dir-entries -&gt; $entry {</text:span></text:p>
                        <text:p text:style-name="P10"><text:span text:style-name="T12"><text:s text:c="8"/></text:span><text:span text:style-name="T12">say $entry if ~$entry.f;</text:span></text:p>
                        <text:p text:style-name="P10"><text:span text:style-name="T12"><text:s text:c="8"/></text:span><text:span text:style-name="T12">traverse-dir $entry if $entry.d;</text:span></text:p>
                        <text:p text:style-name="P10"><text:span text:style-name="T12"><text:s text:c="4"/></text:span><text:span text:style-name="T12">}</text:span></text:p>
                        <text:p text:style-name="P10"><text:span text:style-name="T12">}</text:span></text:p>
                        <text:p text:style-name="P11"><text:span text:style-name="T12">traverse-dir '/home/Laurent'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If we need to find the total size, we have to rewrite the subroutine. Same thing if we want to delete .tmp files or archive older fil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at’s bad. We want to reus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 (2)</text:span></text:p>
          </draw:text-box>
        </draw:frame>
        <draw:frame presentation:style-name="pr11" draw:text-style-name="P15" draw:layer="layout" svg:width="24.599cm" svg:height="14.016cm" svg:x="2cm" svg:y="4.6cm" presentation:class="outline" presentation:user-transformed="true">
          <draw:text-box>
            <text:list text:style-name="L2">
              <text:list-item>
                <text:p text:style-name="P12"><text:span text:style-name="T5">We can pass a subroutine to </text:span><text:span text:style-name="T14">traverse-dir2</text:span><text:span text:style-name="T5">:</text:span></text:p>
              </text:list-item>
            </text:list>
            <text:p text:style-name="P13"><text:span text:style-name="T12">sub traverse-dir2(&amp;code-ref, $path) {</text:span></text:p>
            <text:p text:style-name="P13"><text:span text:style-name="T12"><text:s text:c="4"/></text:span><text:span text:style-name="T12">my @dir-entries = dir $path;</text:span></text:p>
            <text:p text:style-name="P13"><text:span text:style-name="T12"><text:s text:c="4"/></text:span><text:span text:style-name="T12">for @dir-entries -&gt; $entry {</text:span></text:p>
            <text:p text:style-name="P13"><text:span text:style-name="T12"><text:s text:c="8"/></text:span><text:span text:style-name="T12">&amp;code-ref($entry) if $entry.f;</text:span></text:p>
            <text:p text:style-name="P13"><text:span text:style-name="T12"><text:s text:c="8"/></text:span><text:span text:style-name="T12">traverse-dir2(&amp;code-ref, $entry) if $entry.d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  <text:p text:style-name="P13"><text:span text:style-name="T12">sub print-file (IO::Path $file) { <text:s/>say ~$file; <text:s/>}</text:span></text:p>
            <text:p text:style-name="P14"><text:span text:style-name="T12">traverse-dir2 &amp;print-file, '/home/Laurent';</text:span></text:p>
            <text:list text:continue-numbering="true" text:style-name="L2">
              <text:list-item>
                <text:p text:style-name="P12"><text:span text:style-name="T14">print-file</text:span><text:span text:style-name="T5"> is a call-back. Now, we can use </text:span><text:span text:style-name="T14">traverse-dir2</text:span><text:span text:style-name="T5"> for computing other things:</text:span></text:p>
              </text:list-item>
            </text:list>
            <text:p text:style-name="P13"><text:span text:style-name="T12">my $size = 0;</text:span></text:p>
            <text:p text:style-name="P13"><text:span text:style-name="T12">traverse-dir2 { $size += *.s }, '/home/Laurent';</text:span></text:p>
            <text:p text:style-name="P13"><text:span text:style-name="T12">say "Total size is $size"; <text:s text:c="2"/># -&gt; Total size is 457855219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2" draw:text-style-name="P3" draw:layer="layout" svg:width="24.599cm" svg:height="15.15cm" svg:x="2cm" svg:y="4.1cm" presentation:class="outline" presentation:user-transformed="true">
          <draw:text-box>
            <text:list text:style-name="L2">
              <text:list-item>
                <text:p><text:span text:style-name="T5">Callback functions can be named:</text:span></text:p>
              </text:list-item>
            </text:list>
            <text:p text:style-name="P13"><text:span text:style-name="T12">sub do-twice(&amp;code) { code() for 1..2;}</text:span></text:p>
            <text:p text:style-name="P13"><text:span text:style-name="T12">sub greet {say "Hello world"}</text:span></text:p>
            <text:p text:style-name="P16"><text:span text:style-name="T12">do-twice &amp;greet; <text:s text:c="18"/># prints "Hello world" twice</text:span></text:p>
            <text:list text:continue-numbering="true" text:style-name="L2">
              <text:list-item>
                <text:p text:style-name="P12"><text:span text:style-name="T5">Or they can be anonymous subroutines:</text:span></text:p>
              </text:list-item>
            </text:list>
            <text:p text:style-name="P13"><text:span text:style-name="T12">my $greet2 = sub {say "Hello world"};</text:span></text:p>
            <text:p text:style-name="P16"><text:span text:style-name="T12">do-twice $greet2; <text:s text:c="17"/># prints "Hello world" twice</text:span></text:p>
            <text:list text:continue-numbering="true" text:style-name="L2">
              <text:list-item>
                <text:p text:style-name="P12"><text:span text:style-name="T5">We can even pass the subroutine directly:</text:span></text:p>
              </text:list-item>
            </text:list>
            <text:p text:style-name="P16"><text:span text:style-name="T12">do-twice sub { say "Hello world"}; # prints "Hello world" twice</text:span></text:p>
            <text:list text:continue-numbering="true" text:style-name="L2">
              <text:list-item>
                <text:p text:style-name="P12"><text:span text:style-name="T5">Here (no arg), it can even be a bare block</text:span></text:p>
              </text:list-item>
            </text:list>
            <text:p text:style-name="P16"><text:span text:style-name="T12">do-twice { say "Hello world"}; <text:s text:c="4"/># prints "Hello world" twice</text:span></text:p>
            <text:list text:continue-numbering="true" text:style-name="L2">
              <text:list-item>
                <text:p text:style-name="P17"><text:span text:style-name="T5">Another example with the </text:span><text:span text:style-name="T14">reduce</text:span><text:span text:style-name="T5"> built-in:</text:span></text:p>
              </text:list-item>
            </text:list>
            <text:p text:style-name="P13"><text:span text:style-name="T12">my $sum = redu</text:span><text:span text:style-name="T15">ce { $^a + $^b }, 1..20; # -&gt; 2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ambdas</text:span></text:p>
          </draw:text-box>
        </draw:frame>
        <draw:frame presentation:style-name="pr13" draw:text-style-name="P3" draw:layer="layout" svg:width="24.599cm" svg:height="15.751cm" svg:x="2cm" svg:y="4cm" presentation:class="outline" presentation:user-transformed="true">
          <draw:text-box>
            <text:list text:style-name="L2">
              <text:list-item>
                <text:p><text:span text:style-name="T5">The </text:span><text:span text:style-name="T14">reduce</text:span><text:span text:style-name="T5"> example is actually a lambda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In maths and CS, a lambda is a nameless function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This code to capitalize cities is also a lambda:</text:span></text:p>
              </text:list-item>
            </text:list>
            <text:p text:style-name="P9"><text:span text:style-name="T12">.say for map {.tc}, &lt;amsterdam london paris rome madrid&gt;;</text:span></text:p>
            <text:list text:continue-numbering="true" text:style-name="L2">
              <text:list-item>
                <text:p text:style-name="P17"><text:span text:style-name="T5">This code to find even numbers also:</text:span></text:p>
              </text:list-item>
            </text:list>
            <text:p text:style-name="P16"><text:span text:style-name="T12">my @evens = grep { $_ %% 2 }, 1..17; # -&gt; [2 4 6 8 10 12 14 16]</text:span></text:p>
            <text:list text:continue-numbering="true" text:style-name="L2">
              <text:list-item>
                <text:p text:style-name="P12"><text:span text:style-name="T5">And so is the “pointy block” syntax used twice here for displaying the multiplication tables</text:span></text:p>
              </text:list-item>
            </text:list>
            <text:p text:style-name="P13"><text:span text:style-name="T12">for 1..9 -&gt; $mult {</text:span></text:p>
            <text:p text:style-name="P13"><text:span text:style-name="T12"><text:s text:c="4"/></text:span><text:span text:style-name="T12">say "Multiplication table for $mult";</text:span></text:p>
            <text:p text:style-name="P13"><text:span text:style-name="T12"><text:s text:c="4"/></text:span><text:span text:style-name="T12">for 1..9 -&gt; $val {</text:span></text:p>
            <text:p text:style-name="P13"><text:span text:style-name="T12"><text:s text:c="8"/></text:span><text:span text:style-name="T12">say "$mult * $val = { $mult * $val }"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14" draw:layer="layout" svg:width="24.599cm" svg:height="15.802cm" svg:x="2cm" svg:y="3.8cm" presentation:class="outline" presentation:user-transformed="true">
          <draw:text-box>
            <text:list text:style-name="L2">
              <text:list-item>
                <text:p>A closure is a function that can access to the lexical variables available when it was defined: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sub increment-count {</text:span></text:p>
            <text:p text:style-name="P13"><text:span text:style-name="T12"><text:s text:c="8"/></text:span><text:span text:style-name="T12">return $counter++</text:span></text:p>
            <text:p text:style-name="P13"><text:span text:style-name="T12"><text:s text:c="4"/></text:span><text:span text:style-name="T12">}</text:span></text:p>
            <text:p text:style-name="P13"><text:span text:style-name="T12"><text:s text:c="4"/></text:span><text:span text:style-name="T12">return &amp;increment-count;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8"><text:span text:style-name="T12">say &amp;count-from-five() for 1..6; # prints numbers 5 to 10</text:span></text:p>
            <text:list text:continue-numbering="true" text:style-name="L2">
              <text:list-item>
                <text:p>The example is somewhat contrived, because I wanted to show a <text:span text:style-name="T16">named</text:span> closure</text:p>
              </text:list-item>
              <text:list-item>
                <text:p>Most closures are <text:span text:style-name="T16">anonymous</text:span>, but they don’t need to be, as the example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 as Function Factories</text:p>
          </draw:text-box>
        </draw:frame>
        <draw:frame presentation:style-name="pr15" draw:layer="layout" svg:width="24.599cm" svg:height="14.762cm" svg:x="2cm" svg:y="4.2cm" presentation:class="outline" presentation:user-transformed="true">
          <draw:text-box>
            <text:list text:style-name="L2">
              <text:list-item>
                <text:p>Closures make it possible to dynamically create functions at run time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return sub { $counter++ }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3"><text:span text:style-name="T12">my $count-from-ten = create-counter(10);</text:span></text:p>
            <text:p text:style-name="P13"><text:span text:style-name="T12">say &amp;count-from-five() for 1..6; # prints numbers 5 to 10</text:span></text:p>
            <text:p text:style-name="P18"><text:span text:style-name="T12">say $count-from-ten() for 1..3; # prints numbers 10, 11, 12</text:span></text:p>
            <text:list text:continue-numbering="true" text:style-name="L2">
              <text:list-item>
                <text:p text:style-name="P12">We’ve created a function factory:</text:p>
              </text:list-item>
            </text:list>
            <text:list text:style-name="L3">
              <text:list-item>
                <text:list>
                  <text:list-item>
                    <text:p text:style-name="P19">We can create as many counter functions as we need by just calling the<text:span text:style-name="T17"> </text:span><text:span text:style-name="T18">create-counter</text:span><text:span text:style-name="T17"> subroutine</text:span></text:p>
                  </text:list-item>
                  <text:list-item>
                    <text:p text:style-name="P19"><text:span text:style-name="T17">We can also store our functions in a dispatch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Function Factory for the Alphabet</text:p>
          </draw:text-box>
        </draw:frame>
        <draw:frame presentation:style-name="pr16" draw:layer="layout" svg:width="24.599cm" svg:height="15.519cm" svg:x="2cm" svg:y="4.2cm" presentation:class="outline" presentation:user-transformed="true">
          <draw:text-box>
            <text:list text:style-name="L2">
              <text:list-item>
                <text:p text:style-name="P20">We want to split a file containing a list of words into 26 files, one for each letter of the alphabet</text:p>
              </text:list-item>
            </text:list>
            <text:p text:style-name="P13"><text:span text:style-name="T12">sub create-sub (Str $letter) {</text:span></text:p>
            <text:p text:style-name="P13"><text:span text:style-name="T12"><text:s text:c="4"/></text:span><text:span text:style-name="T12">my $fh = open :w, "Letter_$letter.txt";</text:span></text:p>
            <text:p text:style-name="P13"><text:span text:style-name="T12"><text:s text:c="4"/></text:span><text:span text:style-name="T12">return sub (Str $line) { $fh.say($line) }</text:span></text:p>
            <text:p text:style-name="P13"><text:span text:style-name="T12">}</text:span></text:p>
            <text:p text:style-name="P13"><text:span text:style-name="T12">my %dispatch;</text:span></text:p>
            <text:p text:style-name="P13"><text:span text:style-name="T12">for 'a'..'z' -&gt; $letter { </text:span></text:p>
            <text:p text:style-name="P13"><text:span text:style-name="T12"><text:s text:c="4"/></text:span><text:span text:style-name="T12">%dispatch{$letter} = create-sub($letter) <text:s/></text:span></text:p>
            <text:p text:style-name="P21"><text:span text:style-name="T12">}</text:span></text:p>
            <text:list text:continue-numbering="true" text:style-name="L2">
              <text:list-item>
                <text:p text:style-name="P20">We've dynamically created a dispatch table with 26 anonymous functions. </text:p>
              </text:list-item>
            </text:list>
            <text:list text:style-name="L3">
              <text:list-item>
                <text:list>
                  <text:list-item>
                    <text:p>Using it is very easy:</text:p>
                  </text:list-item>
                </text:list>
              </text:list-item>
            </text:list>
            <text:p text:style-name="P13"><text:span text:style-name="T12">for "words.txt".IO.lines -&gt; $word {</text:span></text:p>
            <text:p text:style-name="P13"><text:span text:style-name="T12"><text:s text:c="4"/></text:span><text:span text:style-name="T12">%dispatch{$0}($word) if $word ~~ / ^ (&lt;[a..z]&gt;) /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 factory for the Alphabet (2)</text:p>
          </draw:text-box>
        </draw:frame>
        <draw:frame presentation:style-name="pr17" draw:layer="layout" svg:width="24.599cm" svg:height="13.239cm" svg:x="2cm" svg:y="5.5cm" presentation:class="outline" presentation:user-transformed="true">
          <draw:text-box>
            <text:list text:style-name="L2">
              <text:list-item>
                <text:p>We can also dynamically create the dispatch table entries only if and when needed:</text:p>
              </text:list-item>
            </text:list>
            <text:p text:style-name="P13"><text:span text:style-name="T19">sub create-sub (Str $letter) {</text:span></text:p>
            <text:p text:style-name="P13"><text:span text:style-name="T19"><text:s text:c="4"/></text:span><text:span text:style-name="T19">my $fh = open :w, "Letter_$letter.txt";</text:span></text:p>
            <text:p text:style-name="P13"><text:span text:style-name="T19"><text:s text:c="4"/></text:span><text:span text:style-name="T19">return sub (Str $line) { $fh.say($line) }</text:span></text:p>
            <text:p text:style-name="P13"><text:span text:style-name="T19">}</text:span></text:p>
            <text:p text:style-name="P13"><text:span text:style-name="T19">my %dispatch;</text:span></text:p>
            <text:p text:style-name="P13"><text:span text:style-name="T19">for map {.lc}, &lt; alpha bravo charlie Zulu &gt; -&gt; $word { \</text:span></text:p>
            <text:p text:style-name="P13"><text:span text:style-name="T19"><text:s text:c="4"/></text:span><text:span text:style-name="T19">my $letter = ~$0 if $word ~~ / ^ (&lt;[a..z]&gt;) /;</text:span></text:p>
            <text:p text:style-name="P13"><text:span text:style-name="T19"><text:s text:c="4"/></text:span><text:span text:style-name="T19">%dispatch{$letter} = create-sub $letter </text:span></text:p>
            <text:p text:style-name="P13"><text:span text:style-name="T19"><text:s text:c="8"/></text:span><text:span text:style-name="T19">unless %dispatch{$letter}:exists;</text:span></text:p>
            <text:p text:style-name="P13"><text:span text:style-name="T19"><text:s text:c="4"/></text:span><text:span text:style-name="T19">%dispatch{$letter}($word);</text:span></text:p>
            <text:p text:style-name="P13"><text:span text:style-name="T19">}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18" draw:layer="layout" svg:width="24.599cm" svg:height="14.802cm" svg:x="2cm" svg:y="4.2cm" presentation:class="outline" presentation:user-transformed="true">
          <draw:text-box>
            <text:list text:style-name="L2">
              <text:list-item>
                <text:p>Suppose we want a function like <text:span text:style-name="T20">map</text:span> that process one item at a time, on demand from a consumer process</text:p>
              </text:list-item>
            </text:list>
            <text:list text:style-name="L3">
              <text:list-item>
                <text:list>
                  <text:list-item>
                    <text:p text:style-name="P23">We can start by building an iterator</text:p>
                  </text:list-item>
                </text:list>
              </text:list-item>
            </text:list>
            <text:p text:style-name="P13"><text:span text:style-name="T15">sub create-iter(@array) {</text:span></text:p>
            <text:p text:style-name="P13"><text:span text:style-name="T15"><text:s text:c="4"/></text:span><text:span text:style-name="T15">my $index = 0;</text:span></text:p>
            <text:p text:style-name="P13"><text:span text:style-name="T15"><text:s text:c="4"/></text:span><text:span text:style-name="T15">return sub { @array[$index++];}</text:span></text:p>
            <text:p text:style-name="P13"><text:span text:style-name="T15">}</text:span></text:p>
            <text:list text:continue-numbering="true" text:style-name="L3">
              <text:list-item>
                <text:list>
                  <text:list-item>
                    <text:p text:style-name="P23">And then use it as follows :</text:p>
                  </text:list-item>
                </text:list>
              </text:list-item>
            </text:list>
            <text:p text:style-name="P13"><text:span text:style-name="T15">sub iter-map (&amp;code-ref, $iter) {</text:span></text:p>
            <text:p text:style-name="P13"><text:span text:style-name="T15"><text:s text:c="4"/></text:span><text:span text:style-name="T15">return &amp;code-ref($iter);</text:span></text:p>
            <text:p text:style-name="P13"><text:span text:style-name="T15">}</text:span></text:p>
            <text:p text:style-name="P13"><text:span text:style-name="T15">my $iterator = create-iter(1..200);</text:span></text:p>
            <text:p text:style-name="P13"><text:span text:style-name="T15">say iter-map { $_ * 2 }, $iterator() for 1..4; # -&gt; 2, 4, 6, 8</text:span></text:p>
            <text:p text:style-name="P13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 and Infinite Lists</text:p>
          </draw:text-box>
        </draw:frame>
        <draw:frame presentation:style-name="pr19" draw:layer="layout" svg:width="24.599cm" svg:height="15.229cm" svg:x="2cm" svg:y="4.1cm" presentation:class="outline" presentation:user-transformed="true">
          <draw:text-box>
            <text:list text:style-name="L2">
              <text:list-item>
                <text:p>We can use our iterator on infinite lists</text:p>
              </text:list-item>
            </text:list>
            <text:p text:style-name="P13"><text:span text:style-name="T15">my $iterator = create-iter(1..*);</text:span></text:p>
            <text:p text:style-name="P13"><text:span text:style-name="T15">say iter-map { $_ * 2 }, $iterator() for 1..4; # -&gt; 2, 4, 6, 8</text:span></text:p>
            <text:p text:style-name="P13"><text:span text:style-name="T15">say iter-map { $_ * 2 }, $iterator() for 1..4; # 10, 12, 14, 16</text:span></text:p>
            <text:list text:continue-numbering="true" text:style-name="L2">
              <text:list-item>
                <text:p>The sequence operator can produce more diversified lists (finite or infinite)</text:p>
              </text:list-item>
            </text:list>
            <text:p text:style-name="P13"><text:span text:style-name="T15">my $evens = (0, 2 ... Inf); # (...)</text:span></text:p>
            <text:p text:style-name="P13"><text:span text:style-name="T15">say $evens[18..21]; # -&gt; (36 38 40 42)</text:span></text:p>
            <text:p text:style-name="P13"><text:span text:style-name="T15">my $geometric-progression = 1, 2, 4 ... 32; # (1 2 4 8 16 32)</text:span></text:p>
            <text:p text:style-name="P13"><text:span text:style-name="T15"># Using a generator</text:span></text:p>
            <text:p text:style-name="P13"><text:span text:style-name="T15">say (1, { $_ + 2 } ... 11); <text:s text:c="16"/># -&gt; (1 3 5 7 9 11)</text:span></text:p>
            <text:p text:style-name="P13"><text:span text:style-name="T15"># Lazy infinite list of Fibonacci numbers</text:span></text:p>
            <text:p text:style-name="P13"><text:span text:style-name="T15">my @fibo = 0, 1, -&gt; $a, $b { $a + $b } ... *;</text:span></text:p>
            <text:p text:style-name="P13"><text:span text:style-name="T15">say @fibo[0..10]; <text:s text:c="10"/># -&gt; (0 1 1 2 3 5 8 13 21 34 55)</text:span></text:p>
            <text:p text:style-name="P13"><text:span text:style-name="T15"># Or:</text:span></text:p>
            <text:p text:style-name="P13"><text:span text:style-name="T15">my @fibo = 0, 1, * + * ... *;</text:span></text:p>
            <text:p text:style-name="P13"><text:span text:style-name="T15">say @fibo[^10]; <text:s text:c="12"/># -&gt; (0 1 1 2 3 5 8 13 21 3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urrying </text:p>
          </draw:text-box>
        </draw:frame>
        <draw:frame presentation:style-name="pr20" draw:layer="layout" svg:width="24.599cm" svg:height="15.749cm" svg:x="2cm" svg:y="3.8cm" presentation:class="outline" presentation:user-transformed="true">
          <draw:text-box>
            <text:list text:style-name="L2">
              <text:list-item>
                <text:p>Currying is a basic technique of FP languages</text:p>
              </text:list-item>
            </text:list>
            <text:list text:style-name="L3">
              <text:list-item>
                <text:list>
                  <text:list-item>
                    <text:p text:style-name="P5">This takes a function with two pamameters and returns a function taking only one parameter</text:p>
                  </text:list-item>
                </text:list>
              </text:list-item>
            </text:list>
            <text:p text:style-name="P13"><text:span text:style-name="T15">sub make-add (Numeric $added-val) {</text:span></text:p>
            <text:p text:style-name="P13"><text:span text:style-name="T15"><text:s text:c="4"/></text:span><text:span text:style-name="T15">return sub ($param) {$param + $added-val;}</text:span></text:p>
            <text:p text:style-name="P13"><text:span text:style-name="T15">}</text:span></text:p>
            <text:p text:style-name="P13"><text:span text:style-name="T15">my &amp;add_2 = make-add 2;</text:span></text:p>
            <text:p text:style-name="P9"><text:span text:style-name="T15">say add_2(3); # -&gt; 5</text:span></text:p>
            <text:list text:style-name="L2">
              <text:list-item>
                <text:p>Currying an existing subroutine with the <text:span text:style-name="T21">assuming</text:span> method</text:p>
              </text:list-item>
            </text:list>
            <text:p text:style-name="P13"><text:span text:style-name="T15">sub add (Numeric $x, Numeric $y) {return $x + $y}</text:span></text:p>
            <text:p text:style-name="P13"><text:span text:style-name="T15">my &amp;add_2 = &amp;add.assuming(2);</text:span></text:p>
            <text:p text:style-name="P13"><text:span text:style-name="T15">add_2(5); # -&gt; 7</text:span></text:p>
            <text:p text:style-name="P13"><text:span text:style-name="T15">my &amp;add_4 = &amp;add.assuming(4);</text:span></text:p>
            <text:p text:style-name="P13"><text:span text:style-name="T15">Add_4(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urrying and the Whatever Operator</text:p>
          </draw:text-box>
        </draw:frame>
        <draw:frame presentation:style-name="pr21" draw:layer="layout" svg:width="24.599cm" svg:height="14.723cm" svg:x="2cm" svg:y="4.3cm" presentation:class="outline" presentation:user-transformed="true">
          <draw:text-box>
            <text:list text:style-name="L2">
              <text:list-item>
                <text:p>A flexible way to curry a sub or expression:</text:p>
              </text:list-item>
            </text:list>
            <text:p text:style-name="P13"><text:span text:style-name="T15">my &amp;third = * / 3;</text:span></text:p>
            <text:p text:style-name="P13"><text:span text:style-name="T15">say third(126); # -&gt; 42</text:span></text:p>
            <text:list text:continue-numbering="true" text:style-name="L2">
              <text:list-item>
                <text:p>The whatever star (*) is a placeholder for an argument, the expression returns a closure.</text:p>
              </text:list-item>
              <text:list-item>
                <text:p>Somewhat similar to $_, but it does not need to exist when the declaration is made</text:p>
              </text:list-item>
            </text:list>
            <text:p text:style-name="P13"><text:span text:style-name="T15">say map 'foo' x * , (1, 3, 2); <text:s/># (foo foofoofoo foofoo)</text:span></text:p>
            <text:list text:continue-numbering="true" text:style-name="L2">
              <text:list-item>
                <text:p text:style-name="P24">You can use multiple whatever terms in the same expression</text:p>
              </text:list-item>
            </text:list>
            <text:p text:style-name="P13"><text:span text:style-name="T15">my &amp;add = * + *;</text:span></text:p>
            <text:p text:style-name="P13"><text:span text:style-name="T15">say add(4, 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Going Further in FP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So far, we have seen how to use techniques coming from functional programming</text:p>
              </text:list-item>
              <text:list-item>
                <text:p>These are very useful and can help you make your code shorter and more expressive</text:p>
              </text:list-item>
              <text:list-item>
                <text:p>However, I would recommend you to try to use a real functional programming style</text:p>
              </text:list-item>
              <text:list-item>
                <text:p>It may not be adapted for every problem, but some will really bene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1)</text:p>
          </draw:text-box>
        </draw:frame>
        <draw:frame presentation:style-name="pr23" draw:layer="layout" svg:width="24.599cm" svg:height="16.667cm" svg:x="2cm" svg:y="3.6cm" presentation:class="outline" presentation:user-transformed="true">
          <draw:text-box>
            <text:list text:style-name="L2">
              <text:list-item>
                <text:p>Non functional (procedural) version:</text:p>
              </text:list-item>
            </text:list>
            <text:p text:style-name="P13"><text:span text:style-name="T15">sub merge-sort (@out, @in, $start = 0, $end = @in.elems) {</text:span></text:p>
            <text:p text:style-name="P13"><text:span text:style-name="T15"><text:s text:c="4"/></text:span><text:span text:style-name="T15">return if $end - $start &lt; 2;</text:span></text:p>
            <text:p text:style-name="P13"><text:span text:style-name="T15"><text:s text:c="4"/></text:span><text:span text:style-name="T15">my $middle = ($end + $start) div 2;</text:span></text:p>
            <text:p text:style-name="P13"><text:span text:style-name="T15"><text:s text:c="4"/></text:span><text:span text:style-name="T15">merge-sort(@in, @out, $start, $middle);</text:span></text:p>
            <text:p text:style-name="P13"><text:span text:style-name="T15"><text:s text:c="4"/></text:span><text:span text:style-name="T15">merge-sort(@in, @out, $middle, $end);</text:span></text:p>
            <text:p text:style-name="P13"><text:span text:style-name="T15"><text:s text:c="4"/></text:span><text:span text:style-name="T15">merge-lists(@out, @in, $start, $middle, $end);</text:span></text:p>
            <text:p text:style-name="P13"><text:span text:style-name="T15">}</text:span></text:p>
            <text:p text:style-name="P13"><text:span text:style-name="T15">sub merge-lists (@in, @out, $start, $middle, $end) {</text:span></text:p>
            <text:p text:style-name="P13"><text:span text:style-name="T15"><text:s text:c="4"/></text:span><text:span text:style-name="T15">my $i = $start;</text:span></text:p>
            <text:p text:style-name="P13"><text:span text:style-name="T15"><text:s text:c="4"/></text:span><text:span text:style-name="T15">my $j = $middle;</text:span></text:p>
            <text:p text:style-name="P13"><text:span text:style-name="T15"><text:s text:c="4"/></text:span><text:span text:style-name="T15">for $start..$end - 1 -&gt; $k {</text:span></text:p>
            <text:p text:style-name="P13"><text:span text:style-name="T15"><text:s text:c="8"/></text:span><text:span text:style-name="T15">if $i &lt; $middle and ($j &gt;= $end or @in[$i] &lt;= @in[$j]) {</text:span></text:p>
            <text:p text:style-name="P13"><text:span text:style-name="T15"><text:s text:c="12"/></text:span><text:span text:style-name="T15">@out[$k] = @in[$i];</text:span></text:p>
            <text:p text:style-name="P13"><text:span text:style-name="T15"><text:s text:c="12"/></text:span><text:span text:style-name="T15">$i++;</text:span></text:p>
            <text:p text:style-name="P13"><text:span text:style-name="T15"><text:s text:c="8"/></text:span><text:span text:style-name="T15">} else {</text:span></text:p>
            <text:p text:style-name="P13"><text:span text:style-name="T15"><text:s text:c="12"/></text:span><text:span text:style-name="T15">@out[$k] = @in[$j];</text:span></text:p>
            <text:p text:style-name="P13"><text:span text:style-name="T15"><text:s text:c="12"/></text:span><text:span text:style-name="T15">$j++;</text:span></text:p>
            <text:p text:style-name="P13"><text:span text:style-name="T15"><text:s text:c="8"/></text:span><text:span text:style-name="T15">}</text:span></text:p>
            <text:p text:style-name="P13"><text:span text:style-name="T15"><text:s text:c="4"/></text:span><text:span text:style-name="T15">}</text:span></text:p>
            <text:p text:style-name="P13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FP)</text:p>
          </draw:text-box>
        </draw:frame>
        <draw:frame presentation:style-name="pr24" draw:layer="layout" svg:width="24.599cm" svg:height="15.405cm" svg:x="2cm" svg:y="4cm" presentation:class="outline" presentation:user-transformed="true">
          <draw:text-box>
            <text:list text:style-name="L2">
              <text:list-item>
                <text:p>Functional implementation of merge sort:</text:p>
              </text:list-item>
            </text:list>
            <text:p text:style-name="P13"><text:span text:style-name="T22">sub merge-sort (@in) {</text:span></text:p>
            <text:p text:style-name="P13"><text:span text:style-name="T22"><text:s text:c="4"/></text:span><text:span text:style-name="T22">return @in if @in &lt; 2;</text:span></text:p>
            <text:p text:style-name="P13"><text:span text:style-name="T22"><text:s text:c="4"/></text:span><text:span text:style-name="T22">my $middle = @in.elems div 2;</text:span></text:p>
            <text:p text:style-name="P13"><text:span text:style-name="T22"><text:s text:c="4"/></text:span><text:span text:style-name="T22">my @first <text:s/>= merge-sort(@in[0 .. $middle - 1]);</text:span></text:p>
            <text:p text:style-name="P13"><text:span text:style-name="T22"><text:s text:c="4"/></text:span><text:span text:style-name="T22">my @second = merge-sort(@in[$middle .. @in.end]);</text:span></text:p>
            <text:p text:style-name="P13"><text:span text:style-name="T22"><text:s text:c="4"/></text:span><text:span text:style-name="T22">return merge-lists(@first, @second);</text:span></text:p>
            <text:p text:style-name="P13"><text:span text:style-name="T22">}</text:span></text:p>
            <text:p text:style-name="P13"><text:span text:style-name="T22">sub merge-lists (@one, @two) {</text:span></text:p>
            <text:p text:style-name="P13"><text:span text:style-name="T22"><text:s text:c="4"/></text:span><text:span text:style-name="T22">my @result;</text:span></text:p>
            <text:p text:style-name="P13"><text:span text:style-name="T22"><text:s text:c="4"/></text:span><text:span text:style-name="T22">loop {</text:span></text:p>
            <text:p text:style-name="P13"><text:span text:style-name="T22"><text:s text:c="8"/></text:span><text:span text:style-name="T22">return @result.append(@two) unless @one;</text:span></text:p>
            <text:p text:style-name="P13"><text:span text:style-name="T22"><text:s text:c="8"/></text:span><text:span text:style-name="T22">return @result.append(@one) unless @two;</text:span></text:p>
            <text:p text:style-name="P13"><text:span text:style-name="T22"><text:s text:c="8"/></text:span><text:span text:style-name="T22">push @result, @one[0] &lt; @two[0] ?? shift @one !! shift @two;</text:span></text:p>
            <text:p text:style-name="P13"><text:span text:style-name="T22"><text:s text:c="4"/></text:span><text:span text:style-name="T22">}</text:span></text:p>
            <text:p text:style-name="P13"><text:span text:style-name="T22">}</text:span></text:p>
            <text:list text:continue-numbering="true" text:style-name="L2">
              <text:list-item>
                <text:p>Not only shorter code, it captures the essence of the merge sort algorithm and is much simpler to understand and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Quick Sort Algorithm</text:p>
          </draw:text-box>
        </draw:frame>
        <draw:frame presentation:style-name="pr25" draw:layer="layout" svg:width="24.599cm" svg:height="16.267cm" svg:x="2cm" svg:y="3.8cm" presentation:class="outline" presentation:user-transformed="true">
          <draw:text-box>
            <text:list text:style-name="L2">
              <text:list-item>
                <text:p>This is a non-FP implementation of QS :</text:p>
              </text:list-item>
            </text:list>
            <text:p text:style-name="P13"><text:span text:style-name="T23">sub quicksort(@input) {</text:span></text:p>
            <text:p text:style-name="P13"><text:span text:style-name="T23"><text:s text:c="4"/></text:span><text:span text:style-name="T23">sub swap ($x, $y) {</text:span></text:p>
            <text:p text:style-name="P13"><text:span text:style-name="T23"><text:s text:c="8"/></text:span><text:span text:style-name="T23">(@input[$x], @input[$y]) = @input[$y], @input[$x]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sub qsort ($left, $right) {</text:span></text:p>
            <text:p text:style-name="P13"><text:span text:style-name="T23"><text:s text:c="8"/></text:span><text:span text:style-name="T23">my $pivot = @input[($left + $right) div 2];</text:span></text:p>
            <text:p text:style-name="P13"><text:span text:style-name="T23"><text:s text:c="8"/></text:span><text:span text:style-name="T23">my $i = $left;</text:span></text:p>
            <text:p text:style-name="P13"><text:span text:style-name="T23"><text:s text:c="8"/></text:span><text:span text:style-name="T23">my $j = $right;</text:span></text:p>
            <text:p text:style-name="P13"><text:span text:style-name="T23"><text:s text:c="8"/></text:span><text:span text:style-name="T23">while $i &lt; $j {</text:span></text:p>
            <text:p text:style-name="P13"><text:span text:style-name="T23"><text:s text:c="12"/></text:span><text:span text:style-name="T23">$i++ while @input[$i] &lt; $pivot;</text:span></text:p>
            <text:p text:style-name="P13"><text:span text:style-name="T23"><text:s text:c="12"/></text:span><text:span text:style-name="T23">$j-- while @input[$j] &gt; $pivot;</text:span></text:p>
            <text:p text:style-name="P13"><text:span text:style-name="T23"><text:s text:c="12"/></text:span><text:span text:style-name="T23">if $i &lt;= $j {</text:span></text:p>
            <text:p text:style-name="P13"><text:span text:style-name="T23"><text:s text:c="16"/></text:span><text:span text:style-name="T23">swap $i, $j;</text:span></text:p>
            <text:p text:style-name="P13"><text:span text:style-name="T23"><text:s text:c="16"/></text:span><text:span text:style-name="T23">$i++;</text:span></text:p>
            <text:p text:style-name="P13"><text:span text:style-name="T23"><text:s text:c="16"/></text:span><text:span text:style-name="T23">$j--;</text:span></text:p>
            <text:p text:style-name="P13"><text:span text:style-name="T23"><text:s text:c="12"/></text:span><text:span text:style-name="T23">}</text:span></text:p>
            <text:p text:style-name="P13"><text:span text:style-name="T23"><text:s text:c="8"/></text:span><text:span text:style-name="T23">}</text:span></text:p>
            <text:p text:style-name="P13"><text:span text:style-name="T23"><text:s text:c="8"/></text:span><text:span text:style-name="T23">qsort($left, $j) if $left &lt; $j;</text:span></text:p>
            <text:p text:style-name="P13"><text:span text:style-name="T23"><text:s text:c="8"/></text:span><text:span text:style-name="T23">qsort($i, $right) if $j &lt; $right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qsort(0, @input.end)</text:span></text:p>
            <text:p text:style-name="P13"><text:span text:style-name="T23">}</text:span></text:p>
            <text:p text:style-name="P13"><text:span text:style-name="T23">my @array = pick 20, 1..100;</text:span></text:p>
            <text:p text:style-name="P13"><text:span text:style-name="T23">quicksort @array;</text:span></text:p>
            <text:p text:style-name="P13"><text:span text:style-name="T23">say @array; <text:s/># -&gt; [4 7 10 20 25 27 28 30 41 47 51 57 60 64 68 76 90 93 94 9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Scala-like)</text:p>
          </draw:text-box>
        </draw:frame>
        <draw:frame presentation:style-name="pr26" draw:layer="layout" svg:width="24.599cm" svg:height="15.878cm" svg:x="2cm" svg:y="3.8cm" presentation:class="outline" presentation:user-transformed="true">
          <draw:text-box>
            <text:list text:style-name="L2">
              <text:list-item>
                <text:p>Functional implementation of Quick Sort</text:p>
              </text:list-item>
            </text:list>
            <text:p text:style-name="P13"><text:span text:style-name="T15">sub quicksort(@input) {</text:span></text:p>
            <text:p text:style-name="P13"><text:span text:style-name="T15"><text:s text:c="4"/></text:span><text:span text:style-name="T15">return @input if @input.elems &lt;= 1;</text:span></text:p>
            <text:p text:style-name="P13"><text:span text:style-name="T15"><text:s text:c="4"/></text:span><text:span text:style-name="T15">my $pivot = @input[@input.elems div 2];</text:span></text:p>
            <text:p text:style-name="P13"><text:span text:style-name="T15"><text:s text:c="4"/></text:span><text:span text:style-name="T15">return flat quicksort(grep {$_ &lt; $pivot}, @input),</text:span></text:p>
            <text:p text:style-name="P13"><text:span text:style-name="T15"><text:s text:c="8"/></text:span><text:span text:style-name="T15">(grep {$_ == $pivot}, @input),</text:span></text:p>
            <text:p text:style-name="P13"><text:span text:style-name="T15"><text:s text:c="8"/></text:span><text:span text:style-name="T15">quicksort(grep {$_ &gt; $pivot}, @input);</text:span></text:p>
            <text:p text:style-name="P13"><text:span text:style-name="T15">}</text:span></text:p>
            <text:list text:continue-numbering="true" text:style-name="L2">
              <text:list-item>
                <text:p text:style-name="P25"><text:span text:style-name="T17">The code is three times shorter</text:span></text:p>
              </text:list-item>
              <text:list-item>
                <text:p><text:span text:style-name="T17">Just as for merge sort, the FP code captures very neatly the essence of the algorithm</text:span></text:p>
              </text:list-item>
              <text:list-item>
                <text:p><text:span text:style-name="T17">It copies data instead of in-place sorting, so it is less efficient for some cases (but it is probably easier to run parallel process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Haskell-like)</text:p>
          </draw:text-box>
        </draw:frame>
        <draw:frame presentation:style-name="pr27" draw:layer="layout" svg:width="24.599cm" svg:height="14.263cm" svg:x="2cm" svg:y="4.6cm" presentation:class="outline" presentation:user-transformed="true">
          <draw:text-box>
            <text:list text:style-name="L2">
              <text:list-item>
                <text:p>An example of quick sort in Haskell</text:p>
              </text:list-item>
            </text:list>
            <text:p text:style-name="P13"><text:span text:style-name="T15">quicksort :: (Ord a) =&gt; [a] -&gt; [a] <text:s/></text:span></text:p>
            <text:p text:style-name="P13"><text:span text:style-name="T15">quicksort [] = [] <text:s/></text:span></text:p>
            <text:p text:style-name="P13"><text:span text:style-name="T15">quicksort (x:xs) = <text:s text:c="2"/></text:span></text:p>
            <text:p text:style-name="P13"><text:span text:style-name="T15"><text:s text:c="4"/></text:span><text:span text:style-name="T15">let smaller = quicksort [a | a &lt;- xs, a &lt;= x] <text:s/></text:span></text:p>
            <text:p text:style-name="P13"><text:span text:style-name="T15"><text:s text:c="8"/></text:span><text:span text:style-name="T15">larger <text:s/>= quicksort [a | a &lt;- xs, a &gt; x] <text:s/></text:span></text:p>
            <text:p text:style-name="P13"><text:span text:style-name="T15"><text:s text:c="4"/></text:span><text:span text:style-name="T15">in <text:s/>smaller ++ [x] ++ larger <text:s/></text:span></text:p>
            <text:list text:continue-numbering="true" text:style-name="L2">
              <text:list-item>
                <text:p text:style-name="P26">Quick sort in Haskell-like Perl 6</text:p>
              </text:list-item>
            </text:list>
            <text:p text:style-name="P13"><text:span text:style-name="T15">multi quicksort ( [] ) { () }</text:span></text:p>
            <text:p text:style-name="P13"><text:span text:style-name="T15">multi quicksort ( [$x, *@xs] ) {</text:span></text:p>
            <text:p text:style-name="P13"><text:span text:style-name="T15"><text:s text:c="4"/></text:span><text:span text:style-name="T15">flat quicksort(grep * &lt;= <text:s/>$x, @xs),</text:span></text:p>
            <text:p text:style-name="P13"><text:span text:style-name="T15"><text:s text:c="9"/></text:span><text:span text:style-name="T15">$x, </text:span></text:p>
            <text:p text:style-name="P13"><text:span text:style-name="T15"><text:s text:c="9"/></text:span><text:span text:style-name="T15">quicksort(grep * &gt; $x, @xs)</text:span></text:p>
            <text:p text:style-name="P13"><text:span text:style-name="T15">}</text:span></text:p>
            <text:p text:style-name="P13"><text:span text:style-name="T15">my @list <text:s/>= 2, 1, 8, 3, 7, 42, 1, 3, 5, 4, 3, 9, 2, 6;</text:span></text:p>
            <text:p text:style-name="P13"><text:span text:style-name="T15">say quicksort @list; <text:s text:c="3"/># -&gt; (1 1 2 2 3 3 3 4 5 6 7 8 9 4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2" draw:layer="layout" svg:width="24.599cm" svg:height="12.18cm" svg:x="2cm" svg:y="4.9cm" presentation:class="outline" presentation:user-transformed="true">
          <draw:text-box>
            <text:list text:style-name="L2">
              <text:list-item>
                <text:p>Thank you for listening. Any questions?</text:p>
              </text:list-item>
              <text:list-item>
                <text:p>Additional reading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Higher Order Perl</text:span>: <text:a xlink:href="http://hop.perl.plover.com/book/">http://hop.perl.plover.com/book/</text:a></text:p>
                  </text:list-item>
                  <text:list-item>
                    <text:p text:style-name="P4"><text:span text:style-name="T16">Think Perl 6</text:span> (chapter on functional programming): <text:a xlink:href="http://greenteapress.com/wp/think-perl-6/">http://greenteapress.com/wp/think-perl-6/</text:a></text:p>
                  </text:list-item>
                  <text:list-item>
                    <text:p text:style-name="P27">These slides: <text:a xlink:href="https://github.com/LaurentRosenfeld">https://github.com/LaurentRosenfeld</text:a></text:p>
                    <text:list>
                      <text:list-item>
                        <text:p text:style-name="P4">They can be used under the terms of <text:line-break/>the Creative Commons Attribution <text:line-break/>ShareAlike License (CC-BY-SA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8" draw:layer="layout" svg:width="4cm" svg:height="4.799cm" svg:x="23cm" svg:y="14.601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onus Slides</text:p>
          </draw:text-box>
        </draw:frame>
        <draw:frame presentation:style-name="pr22" draw:layer="layout" svg:width="24.599cm" svg:height="12.18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mall Benchmark of Quick Sort</text:p>
          </draw:text-box>
        </draw:frame>
        <draw:frame presentation:style-name="pr29" draw:layer="layout" svg:width="24.599cm" svg:height="14.285cm" svg:x="2cm" svg:y="4.2cm" presentation:class="outline" presentation:user-transformed="true">
          <draw:text-box>
            <text:list text:style-name="L2">
              <text:list-item>
                <text:p>Comparing non-FP, FP and parallel FP</text:p>
              </text:list-item>
            </text:list>
            <text:p text:style-name="P28"><text:span text:style-name="T22">sub qs-FP-para ($level is copy, @input) {</text:span></text:p>
            <text:p text:style-name="P28"><text:span text:style-name="T22"><text:s text:c="3"/></text:span><text:span text:style-name="T22">return @input if @input.elems &lt;= 1;</text:span></text:p>
            <text:p text:style-name="P28"><text:span text:style-name="T22"><text:s text:c="3"/></text:span><text:span text:style-name="T22">my $pivot = @input[@input.elems div 2];</text:span></text:p>
            <text:p text:style-name="P28"><text:span text:style-name="T22"><text:s text:c="3"/></text:span><text:span text:style-name="T22">if (++$level &lt; 4) {</text:span></text:p>
            <text:p text:style-name="P28"><text:span text:style-name="T22"><text:s text:c="6"/></text:span><text:span text:style-name="T22">my $p1 = start { qs-FP-para $level, grep {$_ &lt; $pivot}, @input};</text:span></text:p>
            <text:p text:style-name="P28"><text:span text:style-name="T22"><text:s text:c="6"/></text:span><text:span text:style-name="T22">my $p2 = start { qs-FP-para $level, grep {$_ &gt; $pivot}, @input};</text:span></text:p>
            <text:p text:style-name="P28"><text:span text:style-name="T22"><text:s text:c="6"/></text:span><text:span text:style-name="T22">my (@one, @two) = await $p1, $p2;</text:span></text:p>
            <text:p text:style-name="P28"><text:span text:style-name="T22"><text:s text:c="6"/></text:span><text:span text:style-name="T22">return flat @one, (grep {$_ == $pivot}, @input), @two;</text:span></text:p>
            <text:p text:style-name="P28"><text:span text:style-name="T22"><text:s text:c="3"/></text:span><text:span text:style-name="T22">} else {</text:span></text:p>
            <text:p text:style-name="P28"><text:span text:style-name="T22"><text:s text:c="6"/></text:span><text:span text:style-name="T22">return flat qs-FP-para($level, grep {$_ &lt; $pivot}, @input), </text:span></text:p>
            <text:p text:style-name="P28"><text:span text:style-name="T22"><text:s text:c="10"/></text:span><text:span text:style-name="T22">(grep {$_ == $pivot}, @input), </text:span></text:p>
            <text:p text:style-name="P28"><text:span text:style-name="T22"><text:s text:c="10"/></text:span><text:span text:style-name="T22">qs-FP-para($level, grep {$_ &gt; $pivot}, @input); <text:s text:c="11"/></text:span></text:p>
            <text:p text:style-name="P28"><text:span text:style-name="T22"><text:s text:c="3"/></text:span><text:span text:style-name="T22">}</text:span></text:p>
            <text:p text:style-name="P28"><text:span text:style-name="T22">}</text:span></text:p>
            <text:list text:continue-numbering="true" text:style-name="L2">
              <text:list-item>
                <text:p text:style-name="P29">Results:</text:p>
              </text:list-item>
            </text:list>
            <text:p text:style-name="P30"><text:span text:style-name="T22">Non functional: 0.1322154</text:span></text:p>
            <text:p text:style-name="P30"><text:span text:style-name="T22">Functional: 0.3297219</text:span></text:p>
            <text:p text:style-name="P30"><text:span text:style-name="T22">Parallel FP: 0.161107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al Quick Sort in Scala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The same FP QS algorithm in Scala (example by Martin Odersky, EPFL, the creator of Scala, in the <text:span text:style-name="T16">Scala by Example</text:span> book)</text:p>
              </text:list-item>
            </text:list>
            <text:p text:style-name="P28"><text:span text:style-name="T15">def sort(xs: Array[Int]): Array[Int] = {</text:span></text:p>
            <text:p text:style-name="P28"><text:span text:style-name="T15"><text:s text:c="2"/></text:span><text:span text:style-name="T15">if (xs.length &lt;= 1) xs</text:span></text:p>
            <text:p text:style-name="P28"><text:span text:style-name="T15"><text:s text:c="2"/></text:span><text:span text:style-name="T15">else {</text:span></text:p>
            <text:p text:style-name="P28"><text:span text:style-name="T15"><text:s text:c="4"/></text:span><text:span text:style-name="T15">val pivot = xs(xs.length / 2)</text:span></text:p>
            <text:p text:style-name="P28"><text:span text:style-name="T15"><text:s text:c="4"/></text:span><text:span text:style-name="T15">Array.concat(</text:span></text:p>
            <text:p text:style-name="P28"><text:span text:style-name="T15"><text:s text:c="6"/></text:span><text:span text:style-name="T15">sort(xs filter (pivot &gt;)),</text:span></text:p>
            <text:p text:style-name="P28"><text:span text:style-name="T15"><text:s text:c="11"/></text:span><text:span text:style-name="T15">xs filter (pivot ==),</text:span></text:p>
            <text:p text:style-name="P28"><text:span text:style-name="T15"><text:s text:c="6"/></text:span><text:span text:style-name="T15">sort(xs filter (pivot &lt;)))</text:span></text:p>
            <text:p text:style-name="P28"><text:span text:style-name="T15"><text:s text:c="2"/></text:span><text:span text:style-name="T15">}</text:span></text:p>
            <text:p text:style-name="P28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900000093563B4384.jp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3.914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fo:min-height="14.116cm"/>
    </style:style>
    <style:style style:name="pr8" style:family="presentation" style:parent-style-name="lyt-aqua-outline1">
      <style:graphic-properties fo:min-height="14.926cm"/>
    </style:style>
    <style:style style:name="pr9" style:family="presentation" style:parent-style-name="lyt-aqua-outline1">
      <style:graphic-properties fo:min-height="23.623cm"/>
    </style:style>
    <style:style style:name="pr10" style:family="presentation" style:parent-style-name="lyt-aqua-outline1">
      <style:graphic-properties fo:min-height="14.792cm"/>
    </style:style>
    <style:style style:name="pr11" style:family="presentation" style:parent-style-name="lyt-aqua-outline1">
      <style:graphic-properties fo:min-height="14.016cm"/>
    </style:style>
    <style:style style:name="pr12" style:family="presentation" style:parent-style-name="lyt-aqua-outline1">
      <style:graphic-properties fo:min-height="15.15cm"/>
    </style:style>
    <style:style style:name="pr13" style:family="presentation" style:parent-style-name="lyt-aqua-outline1">
      <style:graphic-properties fo:min-height="15.751cm"/>
    </style:style>
    <style:style style:name="pr14" style:family="presentation" style:parent-style-name="lyt-aqua-outline1">
      <style:graphic-properties fo:min-height="15.802cm"/>
    </style:style>
    <style:style style:name="pr15" style:family="presentation" style:parent-style-name="lyt-aqua-outline1">
      <style:graphic-properties fo:min-height="14.762cm"/>
    </style:style>
    <style:style style:name="pr16" style:family="presentation" style:parent-style-name="lyt-aqua-outline1">
      <style:graphic-properties fo:min-height="15.519cm"/>
    </style:style>
    <style:style style:name="pr17" style:family="presentation" style:parent-style-name="lyt-aqua-outline1">
      <style:graphic-properties fo:min-height="13.239cm"/>
    </style:style>
    <style:style style:name="pr18" style:family="presentation" style:parent-style-name="lyt-aqua-outline1">
      <style:graphic-properties fo:min-height="14.802cm"/>
    </style:style>
    <style:style style:name="pr19" style:family="presentation" style:parent-style-name="lyt-aqua-outline1">
      <style:graphic-properties fo:min-height="15.229cm"/>
    </style:style>
    <style:style style:name="pr20" style:family="presentation" style:parent-style-name="lyt-aqua-outline1">
      <style:graphic-properties fo:min-height="15.749cm"/>
    </style:style>
    <style:style style:name="pr21" style:family="presentation" style:parent-style-name="lyt-aqua-outline1">
      <style:graphic-properties fo:min-height="14.723cm"/>
    </style:style>
    <style:style style:name="pr22" style:family="presentation" style:parent-style-name="lyt-aqua-outline1">
      <style:graphic-properties fo:min-height="12.18cm"/>
    </style:style>
    <style:style style:name="pr23" style:family="presentation" style:parent-style-name="lyt-aqua-outline1">
      <style:graphic-properties fo:min-height="16.667cm"/>
    </style:style>
    <style:style style:name="pr24" style:family="presentation" style:parent-style-name="lyt-aqua-outline1">
      <style:graphic-properties fo:min-height="15.405cm"/>
    </style:style>
    <style:style style:name="pr25" style:family="presentation" style:parent-style-name="lyt-aqua-outline1">
      <style:graphic-properties fo:min-height="16.267cm"/>
    </style:style>
    <style:style style:name="pr26" style:family="presentation" style:parent-style-name="lyt-aqua-outline1">
      <style:graphic-properties fo:min-height="15.878cm"/>
    </style:style>
    <style:style style:name="pr27" style:family="presentation" style:parent-style-name="lyt-aqua-outline1">
      <style:graphic-properties fo:min-height="14.263cm"/>
    </style:style>
    <style:style style:name="pr28" style:family="presentation" style:parent-style-name="lyt-aqua-outline1">
      <style:graphic-properties draw:fill="bitmap" draw:fill-image-name="Bitmape_20_1" fo:min-height="4.799cm"/>
    </style:style>
    <style:style style:name="pr29" style:family="presentation" style:parent-style-name="lyt-aqua-outline1">
      <style:graphic-properties fo:min-height="14.285cm"/>
    </style:style>
    <style:style style:name="P1" style:family="paragraph">
      <style:text-properties fo:language="en" fo:country="US" fo:font-weight="bold" style:font-weight-asian="bold" style:font-weight-complex="bold"/>
    </style:style>
    <style:style style:name="P2" style:family="paragraph">
      <style:text-properties fo:font-size="32pt"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text-indent="-0.1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paragraph-properties fo:margin-left="0cm" fo:margin-right="0cm" fo:text-indent="-0.3cm"/>
    </style:style>
    <style:style style:name="P8" style:family="paragraph">
      <style:paragraph-properties fo:margin-left="0cm" fo:margin-right="0cm" fo:margin-top="0cm" fo:margin-bottom="0cm" fo:text-indent="-0.3cm"/>
    </style:style>
    <style:style style:name="P9" style:family="paragraph">
      <style:paragraph-properties fo:margin-left="2.1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cm" fo:text-indent="-0.2cm"/>
    </style:style>
    <style:style style:name="P11" style:family="paragraph">
      <style:paragraph-properties fo:margin-left="0cm" fo:margin-right="0cm" fo:margin-top="0cm" fo:margin-bottom="0.4cm" fo:text-indent="-0.2cm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left="2.1cm" fo:margin-right="0cm" fo:margin-top="0cm" fo:margin-bottom="0cm" fo:text-indent="0cm"/>
    </style:style>
    <style:style style:name="P14" style:family="paragraph">
      <style:paragraph-properties fo:margin-left="2.1cm" fo:margin-right="0cm" fo:text-indent="0cm"/>
    </style:style>
    <style:style style:name="P15" style:family="paragraph">
      <style:paragraph-properties fo:margin-top="0cm" fo:margin-bottom="0.3cm"/>
      <style:text-properties fo:language="en" fo:country="US"/>
    </style:style>
    <style:style style:name="P16" style:family="paragraph">
      <style:paragraph-properties fo:margin-left="2.1cm" fo:margin-right="0cm" fo:margin-top="0cm" fo:margin-bottom="0.3cm" fo:text-indent="0cm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left="2.1cm" fo:margin-right="0cm" fo:margin-top="0cm" fo:margin-bottom="0.5cm" fo:text-indent="0cm"/>
    </style:style>
    <style:style style:name="P19" style:family="paragraph">
      <style:paragraph-properties fo:margin-left="0cm" fo:margin-right="0cm" fo:text-indent="-0.2cm"/>
    </style:style>
    <style:style style:name="P20" style:family="paragraph">
      <style:paragraph-properties fo:margin-top="0cm" fo:margin-bottom="0.254cm"/>
    </style:style>
    <style:style style:name="P21" style:family="paragraph">
      <style:paragraph-properties fo:margin-left="2.1cm" fo:margin-right="0cm" fo:margin-top="0cm" fo:margin-bottom="0.254cm" fo:text-indent="0cm"/>
    </style:style>
    <style:style style:name="P22" style:family="paragraph">
      <style:text-properties fo:font-size="28.1000003814697pt"/>
    </style:style>
    <style:style style:name="P23" style:family="paragraph">
      <style:paragraph-properties fo:margin-left="0cm" fo:margin-right="0cm" fo:text-indent="-0.025cm"/>
    </style:style>
    <style:style style:name="P24" style:family="paragraph">
      <style:paragraph-properties fo:margin-top="0.381cm" fo:margin-bottom="0.254cm"/>
    </style:style>
    <style:style style:name="P25" style:family="paragraph">
      <style:paragraph-properties fo:margin-top="0.3cm" fo:margin-bottom="0.5cm"/>
    </style:style>
    <style:style style:name="P26" style:family="paragraph">
      <style:paragraph-properties fo:margin-top="0.5cm" fo:margin-bottom="0.3cm"/>
    </style:style>
    <style:style style:name="P27" style:family="paragraph">
      <style:paragraph-properties fo:margin-left="0.1cm" fo:margin-right="0cm" fo:text-indent="0cm"/>
    </style:style>
    <style:style style:name="P28" style:family="paragraph">
      <style:paragraph-properties fo:margin-left="0.889cm" fo:margin-right="0cm" fo:margin-top="0cm" fo:margin-bottom="0cm" fo:text-indent="0cm"/>
    </style:style>
    <style:style style:name="P29" style:family="paragraph">
      <style:paragraph-properties fo:margin-top="0cm" fo:margin-bottom="0.1cm"/>
    </style:style>
    <style:style style:name="P30" style:family="paragraph">
      <style:paragraph-properties fo:margin-left="0.9cm" fo:margin-right="0cm" fo:margin-top="0cm" fo:margin-bottom="0cm" fo:text-indent="0cm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size="32pt" fo:language="en" fo:country="US" fo:font-weight="bold" style:font-weight-asian="bold" style:font-weight-complex="bold"/>
    </style:style>
    <style:style style:name="T3" style:family="text">
      <style:text-properties fo:font-size="32pt"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000000" fo:font-family="Consolas" style:font-family-generic="modern" style:font-pitch="fixed" fo:font-size="18pt" fo:language="en" fo:country="US" style:font-size-asian="18pt" style:font-size-complex="18pt"/>
    </style:style>
    <style:style style:name="T13" style:family="text">
      <style:text-properties fo:font-family="Consolas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000000" fo:font-family="Consolas" style:font-family-generic="modern" style:font-pitch="fixed" fo:language="en" fo:country="US"/>
    </style:style>
    <style:style style:name="T15" style:family="text">
      <style:text-properties fo:color="#000000" style:text-outline="false" style:text-line-through-style="none" fo:font-family="Consolas" style:font-family-generic="modern" style:font-pitch="fixed" fo:font-size="18pt" fo:language="en" fo:country="US" fo:font-style="normal" fo:text-shadow="none" style:text-underline-style="none" fo:font-weight="normal" style:font-family-asian="SFTT1000" style:font-size-asian="18pt" style:font-style-asian="normal" style:font-weight-asian="normal" style:font-family-complex="SFTT1000" style:font-size-complex="18pt" style:font-style-complex="normal" style:font-weight-complex="normal" style:text-emphasize="none" style:font-relief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fr" fo:country="FR"/>
    </style:style>
    <style:style style:name="T18" style:family="text">
      <style:text-properties fo:color="#000000" fo:language="fr" fo:country="FR"/>
    </style:style>
    <style:style style:name="T19" style:family="text">
      <style:text-properties fo:color="#000000" fo:font-family="Consolas" style:font-family-generic="modern" style:font-pitch="fixed" fo:font-size="20pt" fo:language="en" fo:country="US" style:font-size-asian="20pt" style:font-size-complex="20pt"/>
    </style:style>
    <style:style style:name="T20" style:family="text">
      <style:text-properties fo:color="#000000" fo:font-family="Consolas" style:font-style-name="Italic" style:font-family-generic="modern" style:font-pitch="fixed"/>
    </style:style>
    <style:style style:name="T21" style:family="text">
      <style:text-properties fo:color="#000000" fo:font-family="Consolas" style:font-family-generic="modern" style:font-pitch="fixed"/>
    </style:style>
    <style:style style:name="T22" style:family="text">
      <style:text-properties fo:color="#000000" style:text-outline="false" style:text-line-through-style="none" fo:font-family="Consolas" style:font-family-generic="modern" style:font-pitch="fixed" fo:font-size="16pt" fo:language="en" fo:country="US" fo:font-style="normal" fo:text-shadow="none" style:text-underline-style="none" fo:font-weight="normal" style:font-family-asian="SFTT1000" style:font-size-asian="16pt" style:font-style-asian="normal" style:font-weight-asian="normal" style:font-family-complex="SFTT1000" style:font-size-complex="16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Consolas" style:font-family-generic="modern" style:font-pitch="fixed" fo:font-size="14pt" fo:language="en" fo:country="US" fo:font-style="normal" fo:text-shadow="none" style:text-underline-style="none" fo:font-weight="normal" style:font-family-asian="SFTT1000" style:font-size-asian="14pt" style:font-style-asian="normal" style:font-weight-asian="normal" style:font-family-complex="SFTT1000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1">in Perl 6</text:span></text:p>
          </draw:text-box>
        </draw:frame>
        <draw:frame presentation:style-name="pr2" draw:text-style-name="P2" draw:layer="layout" svg:width="24.599cm" svg:height="11.5cm" svg:x="2cm" svg:y="5.5cm" presentation:class="subtitle">
          <draw:text-box>
            <text:p><text:span text:style-name="T2">The Perl Conference in Amsterdam, </text:span></text:p>
            <text:p><text:span text:style-name="T2">9-11 August 2017</text:span></text:p>
            <text:p><text:span text:style-name="T3"/></text:p>
            <text:p><text:span text:style-name="T3"/></text:p>
            <text:p><text:span text:style-name="T4">Laurent Rosen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et’s Stop Writing C in Perl <text:s/></text:span></text:p>
          </draw:text-box>
        </draw:frame>
        <draw:frame presentation:style-name="pr5" draw:text-style-name="P3" draw:layer="layout" svg:width="24.599cm" svg:height="13.914cm" svg:x="2cm" svg:y="4.7cm" presentation:class="outline" presentation:user-transformed="true">
          <draw:text-box>
            <text:list text:style-name="L2">
              <text:list-item>
                <text:p><text:span text:style-name="T6">An old saying is that Fortran programmers can write Fortran programs in any language</text:span></text:p>
              </text:list-item>
              <text:list-item>
                <text:p><text:span text:style-name="T6">In his excellent book, </text:span><text:span text:style-name="T7">Higher Order Perl </text:span><text:span text:style-name="T8">(</text:span><text:span text:style-name="T7">HOP</text:span><text:span text:style-name="T8">)</text:span><text:span text:style-name="T6">, Mark Jason Dominus writes that Perl programmers <text:s/>have been writing C programs in Per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This a a pity, because Perl is far more expressive than C and we can do things that a C programmer would not even dream about</text:span></text:p>
                  </text:list-item>
                  <text:list-item>
                    <text:p text:style-name="P4"><text:span text:style-name="T9">Perl uses a lot of concepts borrowed from Functional programming (esp. Lisp) making it possible to write shorter and more expressive programs</text:span></text:p>
                  </text:list-item>
                  <text:list-item>
                    <text:p text:style-name="P4"><text:span text:style-name="T9">In fact, Perl is semantically closer to Lisp than to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Applying HOP to Perl 6</text:span></text:p>
          </draw:text-box>
        </draw:frame>
        <draw:frame presentation:style-name="pr7" draw:text-style-name="P3" draw:layer="layout" svg:width="24.599cm" svg:height="14.116cm" svg:x="2cm" svg:y="4.9cm" presentation:class="outline" presentation:user-transformed="true">
          <draw:text-box>
            <text:list text:style-name="L2">
              <text:list-item>
                <text:p><text:span text:style-name="T5">Mark Jason Dominus's </text:span><text:span text:style-name="T10">HOP</text:span><text:span text:style-name="T5"> is about Perl 5</text:span></text:p>
              </text:list-item>
              <text:list-item>
                <text:p><text:span text:style-name="T5">It has truly inspired me and has changed my way of programming (not only in Perl)</text:span></text:p>
              </text:list-item>
              <text:list-item>
                <text:p><text:span text:style-name="T5">Today, I want to do something similar to </text:span><text:span text:style-name="T10">HOP</text:span><text:span text:style-name="T5"> with Perl 6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In 45 minutes, this will have to be much lighter</text:span></text:p>
                  </text:list-item>
                  <text:list-item>
                    <text:p text:style-name="P5"><text:span text:style-name="T5">Part of this talk also applies to P5 (although with a slightly different syntax)</text:span></text:p>
                  </text:list-item>
                  <text:list-item>
                    <text:p text:style-name="P5"><text:span text:style-name="T5">But P6 has many more functional programming features than P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8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 programming paradigm that treats computation as the evaluation of mathematical functions</text:span></text:p>
                  </text:list-item>
                  <text:list-item>
                    <text:p text:style-name="P6"><text:span text:style-name="T9">A declarative paradigm done with declarations and expressions rather than statements or instructions: </text:span><text:span text:style-name="T11">composing answers</text:span><text:span text:style-name="T9">, rather than listing statements</text:span></text:p>
                  </text:list-item>
                  <text:list-item>
                    <text:p text:style-name="P6"><text:span text:style-name="T9">The output value of a subroutine depends only on the input arguments passed to it (“pure functions”)</text:span></text:p>
                  </text:list-item>
                  <text:list-item>
                    <text:p text:style-name="P6"><text:span text:style-name="T9">No side-effect, stateless programs, immutable values, symbolic computation</text:span></text:p>
                  </text:list-item>
                  <text:list-item>
                    <text:p text:style-name="P6"><text:span text:style-name="T9">Higher order functions, list processing, iterators, pipeline programming, anonymous functions, lambdas, closures, function factories, dispatch tables, lazy lists, currying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</text:span></text:p>
          </draw:text-box>
        </draw:frame>
        <draw:frame presentation:style-name="pr9" draw:text-style-name="P3" draw:layer="layout" svg:width="24.599cm" svg:height="23.623cm" svg:x="2cm" svg:y="3.8cm" presentation:class="outline" presentation:user-transformed="true">
          <draw:text-box>
            <text:list text:style-name="L2">
              <text:list-item>
                <text:p><text:span text:style-name="T6">Many Perl operators work on or produce lists: join, print, say, split, sort, for, map, grep, etc.</text:span></text:p>
              </text:list-item>
              <text:list-item>
                <text:p><text:span text:style-name="T6">They can be chained to create a data pipeli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For example, find even numbers smaller than 15:</text:span></text:p>
                    <text:p text:style-name="P8"><text:span text:style-name="T12">say join '-', map {$_ * 2}, 1..7; <text:s text:c="3"/># 2-4-6-8-…-14</text:span></text:p>
                    <text:p text:style-name="P8"><text:span text:style-name="T12"># or: say join '-', grep {$_ %% 2}, 1..15; # 2-4-6-8-…-14</text:span></text:p>
                    <text:p text:style-name="P8"><text:span text:style-name="T12"># or: 1..15 ==&gt; grep { $_ %% 2} ==&gt; join "-" ==&gt; say $_; </text:span></text:p>
                  </text:list-item>
                </text:list>
              </text:list-item>
            </text:list>
            <text:p text:style-name="P9"><text:span text:style-name="T12"># or: (1..7).map({$_ * 2}).say; # Method invocation chain</text:span></text:p>
            <text:list text:continue-numbering="true" text:style-name="L3">
              <text:list-item>
                <text:list>
                  <text:list-item>
                    <text:p text:style-name="P5"><text:span text:style-name="T9">Functions like </text:span><text:span text:style-name="T13">map</text:span><text:span text:style-name="T9"> or </text:span><text:span text:style-name="T13">grep</text:span><text:span text:style-name="T9"> are interesting because they use a code block (or a subroutine) to define what they do to the data; they're abstract generic functions</text:span></text:p>
                  </text:list-item>
                  <text:list-item>
                    <text:p text:style-name="P5"><text:span text:style-name="T9">When a code block or a subroutine can be the parameter (or return value) of another subroutine or function, we speak about </text:span><text:span text:style-name="T11">higher order</text:span><text:span text:style-name="T9"> functions (or </text:span><text:span text:style-name="T11">first class</text:span><text:span text:style-name="T9"> func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</text:span></text:p>
          </draw:text-box>
        </draw:frame>
        <draw:frame presentation:style-name="pr10" draw:text-style-name="P3" draw:layer="layout" svg:width="24.599cm" svg:height="14.792cm" svg:x="2cm" svg:y="4.5cm" presentation:class="outline" presentation:user-transformed="true">
          <draw:text-box>
            <text:list text:style-name="L2">
              <text:list-item>
                <text:p><text:span text:style-name="T5">Let’s write a subroutine to browse a directory tree and print the names of the files in the tre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0"><text:span text:style-name="T12">sub traverse-dir ($path) {</text:span></text:p>
                        <text:p text:style-name="P10"><text:span text:style-name="T12"><text:s text:c="4"/></text:span><text:span text:style-name="T12">my @dir-entries = dir $path;</text:span></text:p>
                        <text:p text:style-name="P10"><text:span text:style-name="T12"><text:s text:c="4"/></text:span><text:span text:style-name="T12">for @dir-entries -&gt; $entry {</text:span></text:p>
                        <text:p text:style-name="P10"><text:span text:style-name="T12"><text:s text:c="8"/></text:span><text:span text:style-name="T12">say $entry if ~$entry.f;</text:span></text:p>
                        <text:p text:style-name="P10"><text:span text:style-name="T12"><text:s text:c="8"/></text:span><text:span text:style-name="T12">traverse-dir $entry if $entry.d;</text:span></text:p>
                        <text:p text:style-name="P10"><text:span text:style-name="T12"><text:s text:c="4"/></text:span><text:span text:style-name="T12">}</text:span></text:p>
                        <text:p text:style-name="P10"><text:span text:style-name="T12">}</text:span></text:p>
                        <text:p text:style-name="P11"><text:span text:style-name="T12">traverse-dir '/home/Laurent'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If we need to find the total size, we have to rewrite the subroutine. Same thing if we want to delete .tmp files or archive older fil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at’s bad. We want to reus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 (2)</text:span></text:p>
          </draw:text-box>
        </draw:frame>
        <draw:frame presentation:style-name="pr11" draw:text-style-name="P15" draw:layer="layout" svg:width="24.599cm" svg:height="14.016cm" svg:x="2cm" svg:y="4.6cm" presentation:class="outline" presentation:user-transformed="true">
          <draw:text-box>
            <text:list text:style-name="L2">
              <text:list-item>
                <text:p text:style-name="P12"><text:span text:style-name="T5">We can pass a subroutine to </text:span><text:span text:style-name="T14">traverse-dir2</text:span><text:span text:style-name="T5">:</text:span></text:p>
              </text:list-item>
            </text:list>
            <text:p text:style-name="P13"><text:span text:style-name="T12">sub traverse-dir2(&amp;code-ref, $path) {</text:span></text:p>
            <text:p text:style-name="P13"><text:span text:style-name="T12"><text:s text:c="4"/></text:span><text:span text:style-name="T12">my @dir-entries = dir $path;</text:span></text:p>
            <text:p text:style-name="P13"><text:span text:style-name="T12"><text:s text:c="4"/></text:span><text:span text:style-name="T12">for @dir-entries -&gt; $entry {</text:span></text:p>
            <text:p text:style-name="P13"><text:span text:style-name="T12"><text:s text:c="8"/></text:span><text:span text:style-name="T12">&amp;code-ref($entry) if $entry.f;</text:span></text:p>
            <text:p text:style-name="P13"><text:span text:style-name="T12"><text:s text:c="8"/></text:span><text:span text:style-name="T12">traverse-dir2(&amp;code-ref, $entry) if $entry.d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  <text:p text:style-name="P13"><text:span text:style-name="T12">sub print-file (IO::Path $file) { <text:s/>say ~$file; <text:s/>}</text:span></text:p>
            <text:p text:style-name="P14"><text:span text:style-name="T12">traverse-dir2 &amp;print-file, '/home/Laurent';</text:span></text:p>
            <text:list text:continue-numbering="true" text:style-name="L2">
              <text:list-item>
                <text:p text:style-name="P12"><text:span text:style-name="T14">print-file</text:span><text:span text:style-name="T5"> is a call-back. Now, we can use </text:span><text:span text:style-name="T14">traverse-dir2</text:span><text:span text:style-name="T5"> for computing other things:</text:span></text:p>
              </text:list-item>
            </text:list>
            <text:p text:style-name="P13"><text:span text:style-name="T12">my $size = 0;</text:span></text:p>
            <text:p text:style-name="P13"><text:span text:style-name="T12">traverse-dir2 { $size += *.s }, '/home/Laurent';</text:span></text:p>
            <text:p text:style-name="P13"><text:span text:style-name="T12">say "Total size is $size"; <text:s text:c="2"/># -&gt; Total size is 457855219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2" draw:text-style-name="P3" draw:layer="layout" svg:width="24.599cm" svg:height="15.15cm" svg:x="2cm" svg:y="4.1cm" presentation:class="outline" presentation:user-transformed="true">
          <draw:text-box>
            <text:list text:style-name="L2">
              <text:list-item>
                <text:p><text:span text:style-name="T5">Callback functions can be named:</text:span></text:p>
              </text:list-item>
            </text:list>
            <text:p text:style-name="P13"><text:span text:style-name="T12">sub do-twice(&amp;code) { code() for 1..2;}</text:span></text:p>
            <text:p text:style-name="P13"><text:span text:style-name="T12">sub greet {say "Hello world"}</text:span></text:p>
            <text:p text:style-name="P16"><text:span text:style-name="T12">do-twice &amp;greet; <text:s text:c="18"/># prints "Hello world" twice</text:span></text:p>
            <text:list text:continue-numbering="true" text:style-name="L2">
              <text:list-item>
                <text:p text:style-name="P12"><text:span text:style-name="T5">Or they can be anonymous subroutines:</text:span></text:p>
              </text:list-item>
            </text:list>
            <text:p text:style-name="P13"><text:span text:style-name="T12">my $greet2 = sub {say "Hello world"};</text:span></text:p>
            <text:p text:style-name="P16"><text:span text:style-name="T12">do-twice $greet2; <text:s text:c="17"/># prints "Hello world" twice</text:span></text:p>
            <text:list text:continue-numbering="true" text:style-name="L2">
              <text:list-item>
                <text:p text:style-name="P12"><text:span text:style-name="T5">We can even pass the subroutine directly:</text:span></text:p>
              </text:list-item>
            </text:list>
            <text:p text:style-name="P16"><text:span text:style-name="T12">do-twice sub { say "Hello world"}; # prints "Hello world" twice</text:span></text:p>
            <text:list text:continue-numbering="true" text:style-name="L2">
              <text:list-item>
                <text:p text:style-name="P12"><text:span text:style-name="T5">Here (no arg), it can even be a bare block</text:span></text:p>
              </text:list-item>
            </text:list>
            <text:p text:style-name="P16"><text:span text:style-name="T12">do-twice { say "Hello world"}; <text:s text:c="4"/># prints "Hello world" twice</text:span></text:p>
            <text:list text:continue-numbering="true" text:style-name="L2">
              <text:list-item>
                <text:p text:style-name="P17"><text:span text:style-name="T5">Another example with the </text:span><text:span text:style-name="T14">reduce</text:span><text:span text:style-name="T5"> built-in:</text:span></text:p>
              </text:list-item>
            </text:list>
            <text:p text:style-name="P13"><text:span text:style-name="T12">my $sum = redu</text:span><text:span text:style-name="T15">ce { $^a + $^b }, 1..20; # -&gt; 2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ambdas</text:span></text:p>
          </draw:text-box>
        </draw:frame>
        <draw:frame presentation:style-name="pr13" draw:text-style-name="P3" draw:layer="layout" svg:width="24.599cm" svg:height="15.751cm" svg:x="2cm" svg:y="4cm" presentation:class="outline" presentation:user-transformed="true">
          <draw:text-box>
            <text:list text:style-name="L2">
              <text:list-item>
                <text:p><text:span text:style-name="T5">The </text:span><text:span text:style-name="T14">reduce</text:span><text:span text:style-name="T5"> example is actually a lambda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In maths and CS, a lambda is a nameless function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This code to capitalize cities is also a lambda:</text:span></text:p>
              </text:list-item>
            </text:list>
            <text:p text:style-name="P9"><text:span text:style-name="T12">.say for map {.tc}, &lt;amsterdam london paris rome madrid&gt;;</text:span></text:p>
            <text:list text:continue-numbering="true" text:style-name="L2">
              <text:list-item>
                <text:p text:style-name="P17"><text:span text:style-name="T5">This code to find even numbers also:</text:span></text:p>
              </text:list-item>
            </text:list>
            <text:p text:style-name="P16"><text:span text:style-name="T12">my @evens = grep { $_ %% 2 }, 1..17; # -&gt; [2 4 6 8 10 12 14 16]</text:span></text:p>
            <text:list text:continue-numbering="true" text:style-name="L2">
              <text:list-item>
                <text:p text:style-name="P12"><text:span text:style-name="T5">And so is the “pointy block” syntax used twice here for displaying the multiplication tables</text:span></text:p>
              </text:list-item>
            </text:list>
            <text:p text:style-name="P13"><text:span text:style-name="T12">for 1..9 -&gt; $mult {</text:span></text:p>
            <text:p text:style-name="P13"><text:span text:style-name="T12"><text:s text:c="4"/></text:span><text:span text:style-name="T12">say "Multiplication table for $mult";</text:span></text:p>
            <text:p text:style-name="P13"><text:span text:style-name="T12"><text:s text:c="4"/></text:span><text:span text:style-name="T12">for 1..9 -&gt; $val {</text:span></text:p>
            <text:p text:style-name="P13"><text:span text:style-name="T12"><text:s text:c="8"/></text:span><text:span text:style-name="T12">say "$mult * $val = { $mult * $val }";</text:span></text:p>
            <text:p text:style-name="P13"><text:span text:style-name="T12"><text:s text:c="4"/></text:span><text:span text:style-name="T12">}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14" draw:layer="layout" svg:width="24.599cm" svg:height="15.802cm" svg:x="2cm" svg:y="3.8cm" presentation:class="outline" presentation:user-transformed="true">
          <draw:text-box>
            <text:list text:style-name="L2">
              <text:list-item>
                <text:p>A closure is a function that can access to the lexical variables available when it was defined: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sub increment-count {</text:span></text:p>
            <text:p text:style-name="P13"><text:span text:style-name="T12"><text:s text:c="8"/></text:span><text:span text:style-name="T12">return $counter++</text:span></text:p>
            <text:p text:style-name="P13"><text:span text:style-name="T12"><text:s text:c="4"/></text:span><text:span text:style-name="T12">}</text:span></text:p>
            <text:p text:style-name="P13"><text:span text:style-name="T12"><text:s text:c="4"/></text:span><text:span text:style-name="T12">return &amp;increment-count;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8"><text:span text:style-name="T12">say &amp;count-from-five() for 1..6; # prints numbers 5 to 10</text:span></text:p>
            <text:list text:continue-numbering="true" text:style-name="L2">
              <text:list-item>
                <text:p>The example is somewhat contrived, because I wanted to show a <text:span text:style-name="T16">named</text:span> closure</text:p>
              </text:list-item>
              <text:list-item>
                <text:p>Most closures are <text:span text:style-name="T16">anonymous</text:span>, but they don’t need to be, as the example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osures as Function Factories</text:p>
          </draw:text-box>
        </draw:frame>
        <draw:frame presentation:style-name="pr15" draw:layer="layout" svg:width="24.599cm" svg:height="14.762cm" svg:x="2cm" svg:y="4.2cm" presentation:class="outline" presentation:user-transformed="true">
          <draw:text-box>
            <text:list text:style-name="L2">
              <text:list-item>
                <text:p>Closures make it possible to dynamically create functions at run time</text:p>
              </text:list-item>
            </text:list>
            <text:p text:style-name="P13"><text:span text:style-name="T12">sub create-counter(Int $count) {</text:span></text:p>
            <text:p text:style-name="P13"><text:span text:style-name="T12"><text:s text:c="4"/></text:span><text:span text:style-name="T12">my $counter = $count;</text:span></text:p>
            <text:p text:style-name="P13"><text:span text:style-name="T12"><text:s text:c="4"/></text:span><text:span text:style-name="T12">return sub { $counter++ }</text:span></text:p>
            <text:p text:style-name="P13"><text:span text:style-name="T12">}</text:span></text:p>
            <text:p text:style-name="P13"><text:span text:style-name="T12">my &amp;count-from-five = create-counter(5);</text:span></text:p>
            <text:p text:style-name="P13"><text:span text:style-name="T12">my $count-from-ten = create-counter(10);</text:span></text:p>
            <text:p text:style-name="P13"><text:span text:style-name="T12">say &amp;count-from-five() for 1..6; # prints numbers 5 to 10</text:span></text:p>
            <text:p text:style-name="P18"><text:span text:style-name="T12">say $count-from-ten() for 1..3; # prints numbers 10, 11, 12</text:span></text:p>
            <text:list text:continue-numbering="true" text:style-name="L2">
              <text:list-item>
                <text:p text:style-name="P12">We’ve created a function factory:</text:p>
              </text:list-item>
            </text:list>
            <text:list text:style-name="L3">
              <text:list-item>
                <text:list>
                  <text:list-item>
                    <text:p text:style-name="P19">We can create as many counter functions as we need by just calling the<text:span text:style-name="T17"> </text:span><text:span text:style-name="T18">create-counter</text:span><text:span text:style-name="T17"> subroutine</text:span></text:p>
                  </text:list-item>
                  <text:list-item>
                    <text:p text:style-name="P19"><text:span text:style-name="T17">We can also store our functions in a dispatch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Function Factory for the Alphabet</text:p>
          </draw:text-box>
        </draw:frame>
        <draw:frame presentation:style-name="pr16" draw:layer="layout" svg:width="24.599cm" svg:height="15.519cm" svg:x="2cm" svg:y="4.2cm" presentation:class="outline" presentation:user-transformed="true">
          <draw:text-box>
            <text:list text:style-name="L2">
              <text:list-item>
                <text:p text:style-name="P20">We want to split a file containing a list of words into 26 files, one for each letter of the alphabet</text:p>
              </text:list-item>
            </text:list>
            <text:p text:style-name="P13"><text:span text:style-name="T12">sub create-sub (Str $letter) {</text:span></text:p>
            <text:p text:style-name="P13"><text:span text:style-name="T12"><text:s text:c="4"/></text:span><text:span text:style-name="T12">my $fh = open :w, "Letter_$letter.txt";</text:span></text:p>
            <text:p text:style-name="P13"><text:span text:style-name="T12"><text:s text:c="4"/></text:span><text:span text:style-name="T12">return sub (Str $line) { $fh.say($line) }</text:span></text:p>
            <text:p text:style-name="P13"><text:span text:style-name="T12">}</text:span></text:p>
            <text:p text:style-name="P13"><text:span text:style-name="T12">my %dispatch;</text:span></text:p>
            <text:p text:style-name="P13"><text:span text:style-name="T12">for 'a'..'z' -&gt; $letter { </text:span></text:p>
            <text:p text:style-name="P13"><text:span text:style-name="T12"><text:s text:c="4"/></text:span><text:span text:style-name="T12">%dispatch{$letter} = create-sub($letter) <text:s/></text:span></text:p>
            <text:p text:style-name="P21"><text:span text:style-name="T12">}</text:span></text:p>
            <text:list text:continue-numbering="true" text:style-name="L2">
              <text:list-item>
                <text:p text:style-name="P20">We've dynamically created a dispatch table with 26 anonymous functions. </text:p>
              </text:list-item>
            </text:list>
            <text:list text:style-name="L3">
              <text:list-item>
                <text:list>
                  <text:list-item>
                    <text:p>Using it is very easy:</text:p>
                  </text:list-item>
                </text:list>
              </text:list-item>
            </text:list>
            <text:p text:style-name="P13"><text:span text:style-name="T12">for "words.txt".IO.lines -&gt; $word {</text:span></text:p>
            <text:p text:style-name="P13"><text:span text:style-name="T12"><text:s text:c="4"/></text:span><text:span text:style-name="T12">%dispatch{$0}($word) if $word ~~ / ^ (&lt;[a..z]&gt;) /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 factory for the Alphabet (2)</text:p>
          </draw:text-box>
        </draw:frame>
        <draw:frame presentation:style-name="pr17" draw:layer="layout" svg:width="24.599cm" svg:height="13.239cm" svg:x="2cm" svg:y="5.5cm" presentation:class="outline" presentation:user-transformed="true">
          <draw:text-box>
            <text:list text:style-name="L2">
              <text:list-item>
                <text:p>We can also dynamically create the dispatch table entries only if and when needed:</text:p>
              </text:list-item>
            </text:list>
            <text:p text:style-name="P13"><text:span text:style-name="T19">sub create-sub (Str $letter) {</text:span></text:p>
            <text:p text:style-name="P13"><text:span text:style-name="T19"><text:s text:c="4"/></text:span><text:span text:style-name="T19">my $fh = open :w, "Letter_$letter.txt";</text:span></text:p>
            <text:p text:style-name="P13"><text:span text:style-name="T19"><text:s text:c="4"/></text:span><text:span text:style-name="T19">return sub (Str $line) { $fh.say($line) }</text:span></text:p>
            <text:p text:style-name="P13"><text:span text:style-name="T19">}</text:span></text:p>
            <text:p text:style-name="P13"><text:span text:style-name="T19">my %dispatch;</text:span></text:p>
            <text:p text:style-name="P13"><text:span text:style-name="T19">for map {.lc}, &lt; alpha bravo charlie Zulu &gt; -&gt; $word { \</text:span></text:p>
            <text:p text:style-name="P13"><text:span text:style-name="T19"><text:s text:c="4"/></text:span><text:span text:style-name="T19">my $letter = ~$0 if $word ~~ / ^ (&lt;[a..z]&gt;) /;</text:span></text:p>
            <text:p text:style-name="P13"><text:span text:style-name="T19"><text:s text:c="4"/></text:span><text:span text:style-name="T19">%dispatch{$letter} = create-sub $letter </text:span></text:p>
            <text:p text:style-name="P13"><text:span text:style-name="T19"><text:s text:c="8"/></text:span><text:span text:style-name="T19">unless %dispatch{$letter}:exists;</text:span></text:p>
            <text:p text:style-name="P13"><text:span text:style-name="T19"><text:s text:c="4"/></text:span><text:span text:style-name="T19">%dispatch{$letter}($word);</text:span></text:p>
            <text:p text:style-name="P13"><text:span text:style-name="T19">}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18" draw:layer="layout" svg:width="24.599cm" svg:height="14.802cm" svg:x="2cm" svg:y="4.2cm" presentation:class="outline" presentation:user-transformed="true">
          <draw:text-box>
            <text:list text:style-name="L2">
              <text:list-item>
                <text:p>Suppose we want a function like <text:span text:style-name="T20">map</text:span> that process one item at a time, on demand from a consumer process</text:p>
              </text:list-item>
            </text:list>
            <text:list text:style-name="L3">
              <text:list-item>
                <text:list>
                  <text:list-item>
                    <text:p text:style-name="P23">We can start by building an iterator</text:p>
                  </text:list-item>
                </text:list>
              </text:list-item>
            </text:list>
            <text:p text:style-name="P13"><text:span text:style-name="T15">sub create-iter(@array) {</text:span></text:p>
            <text:p text:style-name="P13"><text:span text:style-name="T15"><text:s text:c="4"/></text:span><text:span text:style-name="T15">my $index = 0;</text:span></text:p>
            <text:p text:style-name="P13"><text:span text:style-name="T15"><text:s text:c="4"/></text:span><text:span text:style-name="T15">return sub { @array[$index++];}</text:span></text:p>
            <text:p text:style-name="P13"><text:span text:style-name="T15">}</text:span></text:p>
            <text:list text:continue-numbering="true" text:style-name="L3">
              <text:list-item>
                <text:list>
                  <text:list-item>
                    <text:p text:style-name="P23">And then use it as follows :</text:p>
                  </text:list-item>
                </text:list>
              </text:list-item>
            </text:list>
            <text:p text:style-name="P13"><text:span text:style-name="T15">sub iter-map (&amp;code-ref, $iter) {</text:span></text:p>
            <text:p text:style-name="P13"><text:span text:style-name="T15"><text:s text:c="4"/></text:span><text:span text:style-name="T15">return &amp;code-ref($iter);</text:span></text:p>
            <text:p text:style-name="P13"><text:span text:style-name="T15">}</text:span></text:p>
            <text:p text:style-name="P13"><text:span text:style-name="T15">my $iterator = create-iter(1..200);</text:span></text:p>
            <text:p text:style-name="P13"><text:span text:style-name="T15">say iter-map { $_ * 2 }, $iterator() for 1..4; # -&gt; 2, 4, 6, 8</text:span></text:p>
            <text:p text:style-name="P13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terators and Infinite Lists</text:p>
          </draw:text-box>
        </draw:frame>
        <draw:frame presentation:style-name="pr19" draw:layer="layout" svg:width="24.599cm" svg:height="15.229cm" svg:x="2cm" svg:y="4.1cm" presentation:class="outline" presentation:user-transformed="true">
          <draw:text-box>
            <text:list text:style-name="L2">
              <text:list-item>
                <text:p>We can use our iterator on infinite lists</text:p>
              </text:list-item>
            </text:list>
            <text:p text:style-name="P13"><text:span text:style-name="T15">my $iterator = create-iter(1..*);</text:span></text:p>
            <text:p text:style-name="P13"><text:span text:style-name="T15">say iter-map { $_ * 2 }, $iterator() for 1..4; # -&gt; 2, 4, 6, 8</text:span></text:p>
            <text:p text:style-name="P13"><text:span text:style-name="T15">say iter-map { $_ * 2 }, $iterator() for 1..4; # 10, 12, 14, 16</text:span></text:p>
            <text:list text:continue-numbering="true" text:style-name="L2">
              <text:list-item>
                <text:p>The sequence operator can produce more diversified lists (finite or infinite)</text:p>
              </text:list-item>
            </text:list>
            <text:p text:style-name="P13"><text:span text:style-name="T15">my $evens = (0, 2 ... Inf); # (...)</text:span></text:p>
            <text:p text:style-name="P13"><text:span text:style-name="T15">say $evens[18..21]; # -&gt; (36 38 40 42)</text:span></text:p>
            <text:p text:style-name="P13"><text:span text:style-name="T15">my $geometric-progression = 1, 2, 4 ... 32; # (1 2 4 8 16 32)</text:span></text:p>
            <text:p text:style-name="P13"><text:span text:style-name="T15"># Using a generator</text:span></text:p>
            <text:p text:style-name="P13"><text:span text:style-name="T15">say (1, { $_ + 2 } ... 11); <text:s text:c="16"/># -&gt; (1 3 5 7 9 11)</text:span></text:p>
            <text:p text:style-name="P13"><text:span text:style-name="T15"># Lazy infinite list of Fibonacci numbers</text:span></text:p>
            <text:p text:style-name="P13"><text:span text:style-name="T15">my @fibo = 0, 1, -&gt; $a, $b { $a + $b } ... *;</text:span></text:p>
            <text:p text:style-name="P13"><text:span text:style-name="T15">say @fibo[0..10]; <text:s text:c="10"/># -&gt; (0 1 1 2 3 5 8 13 21 34 55)</text:span></text:p>
            <text:p text:style-name="P13"><text:span text:style-name="T15"># Or:</text:span></text:p>
            <text:p text:style-name="P13"><text:span text:style-name="T15">my @fibo = 0, 1, * + * ... *;</text:span></text:p>
            <text:p text:style-name="P13"><text:span text:style-name="T15">say @fibo[^10]; <text:s text:c="12"/># -&gt; (0 1 1 2 3 5 8 13 21 3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urrying </text:p>
          </draw:text-box>
        </draw:frame>
        <draw:frame presentation:style-name="pr20" draw:layer="layout" svg:width="24.599cm" svg:height="15.749cm" svg:x="2cm" svg:y="3.8cm" presentation:class="outline" presentation:user-transformed="true">
          <draw:text-box>
            <text:list text:style-name="L2">
              <text:list-item>
                <text:p>Currying is a basic technique of FP languages</text:p>
              </text:list-item>
            </text:list>
            <text:list text:style-name="L3">
              <text:list-item>
                <text:list>
                  <text:list-item>
                    <text:p text:style-name="P5">This takes a function with two pamameters and returns a function taking only one parameter</text:p>
                  </text:list-item>
                </text:list>
              </text:list-item>
            </text:list>
            <text:p text:style-name="P13"><text:span text:style-name="T15">sub make-add (Numeric $added-val) {</text:span></text:p>
            <text:p text:style-name="P13"><text:span text:style-name="T15"><text:s text:c="4"/></text:span><text:span text:style-name="T15">return sub ($param) {$param + $added-val;}</text:span></text:p>
            <text:p text:style-name="P13"><text:span text:style-name="T15">}</text:span></text:p>
            <text:p text:style-name="P13"><text:span text:style-name="T15">my &amp;add_2 = make-add 2;</text:span></text:p>
            <text:p text:style-name="P9"><text:span text:style-name="T15">say add_2(3); # -&gt; 5</text:span></text:p>
            <text:list text:style-name="L2">
              <text:list-item>
                <text:p>Currying an existing subroutine with the <text:span text:style-name="T21">assuming</text:span> method</text:p>
              </text:list-item>
            </text:list>
            <text:p text:style-name="P13"><text:span text:style-name="T15">sub add (Numeric $x, Numeric $y) {return $x + $y}</text:span></text:p>
            <text:p text:style-name="P13"><text:span text:style-name="T15">my &amp;add_2 = &amp;add.assuming(2);</text:span></text:p>
            <text:p text:style-name="P13"><text:span text:style-name="T15">add_2(5); # -&gt; 7</text:span></text:p>
            <text:p text:style-name="P13"><text:span text:style-name="T15">my &amp;add_4 = &amp;add.assuming(4);</text:span></text:p>
            <text:p text:style-name="P13"><text:span text:style-name="T15">Add_4(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urrying and the Whatever Operator</text:p>
          </draw:text-box>
        </draw:frame>
        <draw:frame presentation:style-name="pr21" draw:layer="layout" svg:width="24.599cm" svg:height="14.723cm" svg:x="2cm" svg:y="4.3cm" presentation:class="outline" presentation:user-transformed="true">
          <draw:text-box>
            <text:list text:style-name="L2">
              <text:list-item>
                <text:p>A flexible way to curry a sub or expression:</text:p>
              </text:list-item>
            </text:list>
            <text:p text:style-name="P13"><text:span text:style-name="T15">my &amp;third = * / 3;</text:span></text:p>
            <text:p text:style-name="P13"><text:span text:style-name="T15">say third(126); # -&gt; 42</text:span></text:p>
            <text:list text:continue-numbering="true" text:style-name="L2">
              <text:list-item>
                <text:p>The whatever star (*) is a placeholder for an argument, the expression returns a closure.</text:p>
              </text:list-item>
              <text:list-item>
                <text:p>Somewhat similar to $_, but it does not need to exist when the declaration is made</text:p>
              </text:list-item>
            </text:list>
            <text:p text:style-name="P13"><text:span text:style-name="T15">say map 'foo' x * , (1, 3, 2); <text:s/># (foo foofoofoo foofoo)</text:span></text:p>
            <text:list text:continue-numbering="true" text:style-name="L2">
              <text:list-item>
                <text:p text:style-name="P24">You can use multiple whatever terms in the same expression</text:p>
              </text:list-item>
            </text:list>
            <text:p text:style-name="P13"><text:span text:style-name="T15">my &amp;add = * + *;</text:span></text:p>
            <text:p text:style-name="P13"><text:span text:style-name="T15">say add(4, 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Going Further in FP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So far, we have seen how to use techniques coming from functional programming</text:p>
              </text:list-item>
              <text:list-item>
                <text:p>These are very useful and can help you make your code shorter and more expressive</text:p>
              </text:list-item>
              <text:list-item>
                <text:p>However, I would recommend you to try to use a real functional programming style</text:p>
              </text:list-item>
              <text:list-item>
                <text:p>It may not be adapted for every problem, but some will really bene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1)</text:p>
          </draw:text-box>
        </draw:frame>
        <draw:frame presentation:style-name="pr23" draw:layer="layout" svg:width="24.599cm" svg:height="16.667cm" svg:x="2cm" svg:y="3.6cm" presentation:class="outline" presentation:user-transformed="true">
          <draw:text-box>
            <text:list text:style-name="L2">
              <text:list-item>
                <text:p>Non functional (procedural) version:</text:p>
              </text:list-item>
            </text:list>
            <text:p text:style-name="P13"><text:span text:style-name="T15">sub merge-sort (@out, @in, $start = 0, $end = @in.elems) {</text:span></text:p>
            <text:p text:style-name="P13"><text:span text:style-name="T15"><text:s text:c="4"/></text:span><text:span text:style-name="T15">return if $end - $start &lt; 2;</text:span></text:p>
            <text:p text:style-name="P13"><text:span text:style-name="T15"><text:s text:c="4"/></text:span><text:span text:style-name="T15">my $middle = ($end + $start) div 2;</text:span></text:p>
            <text:p text:style-name="P13"><text:span text:style-name="T15"><text:s text:c="4"/></text:span><text:span text:style-name="T15">merge-sort(@in, @out, $start, $middle);</text:span></text:p>
            <text:p text:style-name="P13"><text:span text:style-name="T15"><text:s text:c="4"/></text:span><text:span text:style-name="T15">merge-sort(@in, @out, $middle, $end);</text:span></text:p>
            <text:p text:style-name="P13"><text:span text:style-name="T15"><text:s text:c="4"/></text:span><text:span text:style-name="T15">merge-lists(@out, @in, $start, $middle, $end);</text:span></text:p>
            <text:p text:style-name="P13"><text:span text:style-name="T15">}</text:span></text:p>
            <text:p text:style-name="P13"><text:span text:style-name="T15">sub merge-lists (@in, @out, $start, $middle, $end) {</text:span></text:p>
            <text:p text:style-name="P13"><text:span text:style-name="T15"><text:s text:c="4"/></text:span><text:span text:style-name="T15">my $i = $start;</text:span></text:p>
            <text:p text:style-name="P13"><text:span text:style-name="T15"><text:s text:c="4"/></text:span><text:span text:style-name="T15">my $j = $middle;</text:span></text:p>
            <text:p text:style-name="P13"><text:span text:style-name="T15"><text:s text:c="4"/></text:span><text:span text:style-name="T15">for $start..$end - 1 -&gt; $k {</text:span></text:p>
            <text:p text:style-name="P13"><text:span text:style-name="T15"><text:s text:c="8"/></text:span><text:span text:style-name="T15">if $i &lt; $middle and ($j &gt;= $end or @in[$i] &lt;= @in[$j]) {</text:span></text:p>
            <text:p text:style-name="P13"><text:span text:style-name="T15"><text:s text:c="12"/></text:span><text:span text:style-name="T15">@out[$k] = @in[$i];</text:span></text:p>
            <text:p text:style-name="P13"><text:span text:style-name="T15"><text:s text:c="12"/></text:span><text:span text:style-name="T15">$i++;</text:span></text:p>
            <text:p text:style-name="P13"><text:span text:style-name="T15"><text:s text:c="8"/></text:span><text:span text:style-name="T15">} else {</text:span></text:p>
            <text:p text:style-name="P13"><text:span text:style-name="T15"><text:s text:c="12"/></text:span><text:span text:style-name="T15">@out[$k] = @in[$j];</text:span></text:p>
            <text:p text:style-name="P13"><text:span text:style-name="T15"><text:s text:c="12"/></text:span><text:span text:style-name="T15">$j++;</text:span></text:p>
            <text:p text:style-name="P13"><text:span text:style-name="T15"><text:s text:c="8"/></text:span><text:span text:style-name="T15">}</text:span></text:p>
            <text:p text:style-name="P13"><text:span text:style-name="T15"><text:s text:c="4"/></text:span><text:span text:style-name="T15">}</text:span></text:p>
            <text:p text:style-name="P13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Merge Sort Algorithm (FP)</text:p>
          </draw:text-box>
        </draw:frame>
        <draw:frame presentation:style-name="pr24" draw:layer="layout" svg:width="24.599cm" svg:height="15.405cm" svg:x="2cm" svg:y="4cm" presentation:class="outline" presentation:user-transformed="true">
          <draw:text-box>
            <text:list text:style-name="L2">
              <text:list-item>
                <text:p>Functional implementation of merge sort:</text:p>
              </text:list-item>
            </text:list>
            <text:p text:style-name="P13"><text:span text:style-name="T22">sub merge-sort (@in) {</text:span></text:p>
            <text:p text:style-name="P13"><text:span text:style-name="T22"><text:s text:c="4"/></text:span><text:span text:style-name="T22">return @in if @in &lt; 2;</text:span></text:p>
            <text:p text:style-name="P13"><text:span text:style-name="T22"><text:s text:c="4"/></text:span><text:span text:style-name="T22">my $middle = @in.elems div 2;</text:span></text:p>
            <text:p text:style-name="P13"><text:span text:style-name="T22"><text:s text:c="4"/></text:span><text:span text:style-name="T22">my @first <text:s/>= merge-sort(@in[0 .. $middle - 1]);</text:span></text:p>
            <text:p text:style-name="P13"><text:span text:style-name="T22"><text:s text:c="4"/></text:span><text:span text:style-name="T22">my @second = merge-sort(@in[$middle .. @in.end]);</text:span></text:p>
            <text:p text:style-name="P13"><text:span text:style-name="T22"><text:s text:c="4"/></text:span><text:span text:style-name="T22">return merge-lists(@first, @second);</text:span></text:p>
            <text:p text:style-name="P13"><text:span text:style-name="T22">}</text:span></text:p>
            <text:p text:style-name="P13"><text:span text:style-name="T22">sub merge-lists (@one, @two) {</text:span></text:p>
            <text:p text:style-name="P13"><text:span text:style-name="T22"><text:s text:c="4"/></text:span><text:span text:style-name="T22">my @result;</text:span></text:p>
            <text:p text:style-name="P13"><text:span text:style-name="T22"><text:s text:c="4"/></text:span><text:span text:style-name="T22">loop {</text:span></text:p>
            <text:p text:style-name="P13"><text:span text:style-name="T22"><text:s text:c="8"/></text:span><text:span text:style-name="T22">return @result.append(@two) unless @one;</text:span></text:p>
            <text:p text:style-name="P13"><text:span text:style-name="T22"><text:s text:c="8"/></text:span><text:span text:style-name="T22">return @result.append(@one) unless @two;</text:span></text:p>
            <text:p text:style-name="P13"><text:span text:style-name="T22"><text:s text:c="8"/></text:span><text:span text:style-name="T22">push @result, @one[0] &lt; @two[0] ?? shift @one !! shift @two;</text:span></text:p>
            <text:p text:style-name="P13"><text:span text:style-name="T22"><text:s text:c="4"/></text:span><text:span text:style-name="T22">}</text:span></text:p>
            <text:p text:style-name="P13"><text:span text:style-name="T22">}</text:span></text:p>
            <text:list text:continue-numbering="true" text:style-name="L2">
              <text:list-item>
                <text:p>Not only shorter code, it captures the essence of the merge sort algorithm and is much simpler to understand and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e Quick Sort Algorithm</text:p>
          </draw:text-box>
        </draw:frame>
        <draw:frame presentation:style-name="pr25" draw:layer="layout" svg:width="24.599cm" svg:height="16.267cm" svg:x="2cm" svg:y="3.8cm" presentation:class="outline" presentation:user-transformed="true">
          <draw:text-box>
            <text:list text:style-name="L2">
              <text:list-item>
                <text:p>This is a non-FP implementation of QS :</text:p>
              </text:list-item>
            </text:list>
            <text:p text:style-name="P13"><text:span text:style-name="T23">sub quicksort(@input) {</text:span></text:p>
            <text:p text:style-name="P13"><text:span text:style-name="T23"><text:s text:c="4"/></text:span><text:span text:style-name="T23">sub swap ($x, $y) {</text:span></text:p>
            <text:p text:style-name="P13"><text:span text:style-name="T23"><text:s text:c="8"/></text:span><text:span text:style-name="T23">(@input[$x], @input[$y]) = @input[$y], @input[$x]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sub qsort ($left, $right) {</text:span></text:p>
            <text:p text:style-name="P13"><text:span text:style-name="T23"><text:s text:c="8"/></text:span><text:span text:style-name="T23">my $pivot = @input[($left + $right) div 2];</text:span></text:p>
            <text:p text:style-name="P13"><text:span text:style-name="T23"><text:s text:c="8"/></text:span><text:span text:style-name="T23">my $i = $left;</text:span></text:p>
            <text:p text:style-name="P13"><text:span text:style-name="T23"><text:s text:c="8"/></text:span><text:span text:style-name="T23">my $j = $right;</text:span></text:p>
            <text:p text:style-name="P13"><text:span text:style-name="T23"><text:s text:c="8"/></text:span><text:span text:style-name="T23">while $i &lt; $j {</text:span></text:p>
            <text:p text:style-name="P13"><text:span text:style-name="T23"><text:s text:c="12"/></text:span><text:span text:style-name="T23">$i++ while @input[$i] &lt; $pivot;</text:span></text:p>
            <text:p text:style-name="P13"><text:span text:style-name="T23"><text:s text:c="12"/></text:span><text:span text:style-name="T23">$j-- while @input[$j] &gt; $pivot;</text:span></text:p>
            <text:p text:style-name="P13"><text:span text:style-name="T23"><text:s text:c="12"/></text:span><text:span text:style-name="T23">if $i &lt;= $j {</text:span></text:p>
            <text:p text:style-name="P13"><text:span text:style-name="T23"><text:s text:c="16"/></text:span><text:span text:style-name="T23">swap $i, $j;</text:span></text:p>
            <text:p text:style-name="P13"><text:span text:style-name="T23"><text:s text:c="16"/></text:span><text:span text:style-name="T23">$i++;</text:span></text:p>
            <text:p text:style-name="P13"><text:span text:style-name="T23"><text:s text:c="16"/></text:span><text:span text:style-name="T23">$j--;</text:span></text:p>
            <text:p text:style-name="P13"><text:span text:style-name="T23"><text:s text:c="12"/></text:span><text:span text:style-name="T23">}</text:span></text:p>
            <text:p text:style-name="P13"><text:span text:style-name="T23"><text:s text:c="8"/></text:span><text:span text:style-name="T23">}</text:span></text:p>
            <text:p text:style-name="P13"><text:span text:style-name="T23"><text:s text:c="8"/></text:span><text:span text:style-name="T23">qsort($left, $j) if $left &lt; $j;</text:span></text:p>
            <text:p text:style-name="P13"><text:span text:style-name="T23"><text:s text:c="8"/></text:span><text:span text:style-name="T23">qsort($i, $right) if $j &lt; $right;</text:span></text:p>
            <text:p text:style-name="P13"><text:span text:style-name="T23"><text:s text:c="4"/></text:span><text:span text:style-name="T23">}</text:span></text:p>
            <text:p text:style-name="P13"><text:span text:style-name="T23"><text:s text:c="4"/></text:span><text:span text:style-name="T23">qsort(0, @input.end)</text:span></text:p>
            <text:p text:style-name="P13"><text:span text:style-name="T23">}</text:span></text:p>
            <text:p text:style-name="P13"><text:span text:style-name="T23">my @array = pick 20, 1..100;</text:span></text:p>
            <text:p text:style-name="P13"><text:span text:style-name="T23">quicksort @array;</text:span></text:p>
            <text:p text:style-name="P13"><text:span text:style-name="T23">say @array; <text:s/># -&gt; [4 7 10 20 25 27 28 30 41 47 51 57 60 64 68 76 90 93 94 9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Scala-like)</text:p>
          </draw:text-box>
        </draw:frame>
        <draw:frame presentation:style-name="pr26" draw:layer="layout" svg:width="24.599cm" svg:height="15.878cm" svg:x="2cm" svg:y="3.8cm" presentation:class="outline" presentation:user-transformed="true">
          <draw:text-box>
            <text:list text:style-name="L2">
              <text:list-item>
                <text:p>Functional implementation of Quick Sort</text:p>
              </text:list-item>
            </text:list>
            <text:p text:style-name="P13"><text:span text:style-name="T15">sub quicksort(@input) {</text:span></text:p>
            <text:p text:style-name="P13"><text:span text:style-name="T15"><text:s text:c="4"/></text:span><text:span text:style-name="T15">return @input if @input.elems &lt;= 1;</text:span></text:p>
            <text:p text:style-name="P13"><text:span text:style-name="T15"><text:s text:c="4"/></text:span><text:span text:style-name="T15">my $pivot = @input[@input.elems div 2];</text:span></text:p>
            <text:p text:style-name="P13"><text:span text:style-name="T15"><text:s text:c="4"/></text:span><text:span text:style-name="T15">return flat quicksort(grep {$_ &lt; $pivot}, @input),</text:span></text:p>
            <text:p text:style-name="P13"><text:span text:style-name="T15"><text:s text:c="8"/></text:span><text:span text:style-name="T15">(grep {$_ == $pivot}, @input),</text:span></text:p>
            <text:p text:style-name="P13"><text:span text:style-name="T15"><text:s text:c="8"/></text:span><text:span text:style-name="T15">quicksort(grep {$_ &gt; $pivot}, @input);</text:span></text:p>
            <text:p text:style-name="P13"><text:span text:style-name="T15">}</text:span></text:p>
            <text:list text:continue-numbering="true" text:style-name="L2">
              <text:list-item>
                <text:p text:style-name="P25"><text:span text:style-name="T17">The code is three times shorter</text:span></text:p>
              </text:list-item>
              <text:list-item>
                <text:p><text:span text:style-name="T17">Just as for merge sort, the FP code captures very neatly the essence of the algorithm</text:span></text:p>
              </text:list-item>
              <text:list-item>
                <text:p><text:span text:style-name="T17">It copies data instead of in-place sorting, so it is less efficient for some cases (but it is probably easier to run parallel process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Quick Sort Algorithm (Haskell-like)</text:p>
          </draw:text-box>
        </draw:frame>
        <draw:frame presentation:style-name="pr27" draw:layer="layout" svg:width="24.599cm" svg:height="14.263cm" svg:x="2cm" svg:y="4.6cm" presentation:class="outline" presentation:user-transformed="true">
          <draw:text-box>
            <text:list text:style-name="L2">
              <text:list-item>
                <text:p>An example of quick sort in Haskell</text:p>
              </text:list-item>
            </text:list>
            <text:p text:style-name="P13"><text:span text:style-name="T15">quicksort :: (Ord a) =&gt; [a] -&gt; [a] <text:s/></text:span></text:p>
            <text:p text:style-name="P13"><text:span text:style-name="T15">quicksort [] = [] <text:s/></text:span></text:p>
            <text:p text:style-name="P13"><text:span text:style-name="T15">quicksort (x:xs) = <text:s text:c="2"/></text:span></text:p>
            <text:p text:style-name="P13"><text:span text:style-name="T15"><text:s text:c="4"/></text:span><text:span text:style-name="T15">let smaller = quicksort [a | a &lt;- xs, a &lt;= x] <text:s/></text:span></text:p>
            <text:p text:style-name="P13"><text:span text:style-name="T15"><text:s text:c="8"/></text:span><text:span text:style-name="T15">larger <text:s/>= quicksort [a | a &lt;- xs, a &gt; x] <text:s/></text:span></text:p>
            <text:p text:style-name="P13"><text:span text:style-name="T15"><text:s text:c="4"/></text:span><text:span text:style-name="T15">in <text:s/>smaller ++ [x] ++ larger <text:s/></text:span></text:p>
            <text:list text:continue-numbering="true" text:style-name="L2">
              <text:list-item>
                <text:p text:style-name="P26">Quick sort in Haskell-like Perl 6</text:p>
              </text:list-item>
            </text:list>
            <text:p text:style-name="P13"><text:span text:style-name="T15">multi quicksort ( [] ) { () }</text:span></text:p>
            <text:p text:style-name="P13"><text:span text:style-name="T15">multi quicksort ( [$x, *@xs] ) {</text:span></text:p>
            <text:p text:style-name="P13"><text:span text:style-name="T15"><text:s text:c="4"/></text:span><text:span text:style-name="T15">flat quicksort(grep * &lt;= <text:s/>$x, @xs),</text:span></text:p>
            <text:p text:style-name="P13"><text:span text:style-name="T15"><text:s text:c="9"/></text:span><text:span text:style-name="T15">$x, </text:span></text:p>
            <text:p text:style-name="P13"><text:span text:style-name="T15"><text:s text:c="9"/></text:span><text:span text:style-name="T15">quicksort(grep * &gt; $x, @xs)</text:span></text:p>
            <text:p text:style-name="P13"><text:span text:style-name="T15">}</text:span></text:p>
            <text:p text:style-name="P13"><text:span text:style-name="T15">my @list <text:s/>= 2, 1, 8, 3, 7, 42, 1, 3, 5, 4, 3, 9, 2, 6;</text:span></text:p>
            <text:p text:style-name="P13"><text:span text:style-name="T15">say quicksort @list; <text:s text:c="3"/># -&gt; (1 1 2 2 3 3 3 4 5 6 7 8 9 4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2" draw:layer="layout" svg:width="24.599cm" svg:height="12.18cm" svg:x="2cm" svg:y="4.9cm" presentation:class="outline" presentation:user-transformed="true">
          <draw:text-box>
            <text:list text:style-name="L2">
              <text:list-item>
                <text:p>Thank you for listening. Any questions?</text:p>
              </text:list-item>
              <text:list-item>
                <text:p>Additional reading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Higher Order Perl</text:span>: <text:a xlink:href="http://hop.perl.plover.com/book/">http://hop.perl.plover.com/book/</text:a></text:p>
                  </text:list-item>
                  <text:list-item>
                    <text:p text:style-name="P4"><text:span text:style-name="T16">Think Perl 6</text:span> (chapter on functional programming): <text:a xlink:href="http://greenteapress.com/wp/think-perl-6/">http://greenteapress.com/wp/think-perl-6/</text:a></text:p>
                  </text:list-item>
                  <text:list-item>
                    <text:p text:style-name="P27">These slides: <text:a xlink:href="https://github.com/LaurentRosenfeld">https://github.com/LaurentRosenfeld</text:a></text:p>
                    <text:list>
                      <text:list-item>
                        <text:p text:style-name="P4">They can be used under the terms of <text:line-break/>the Creative Commons Attribution <text:line-break/>ShareAlike License (CC-BY-SA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8" draw:layer="layout" svg:width="4cm" svg:height="4.799cm" svg:x="23cm" svg:y="14.601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onus Slides</text:p>
          </draw:text-box>
        </draw:frame>
        <draw:frame presentation:style-name="pr22" draw:layer="layout" svg:width="24.599cm" svg:height="12.18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mall Benchmark of Quick Sort</text:p>
          </draw:text-box>
        </draw:frame>
        <draw:frame presentation:style-name="pr29" draw:layer="layout" svg:width="24.599cm" svg:height="14.285cm" svg:x="2cm" svg:y="4.2cm" presentation:class="outline" presentation:user-transformed="true">
          <draw:text-box>
            <text:list text:style-name="L2">
              <text:list-item>
                <text:p>Comparing non-FP, FP and parallel FP</text:p>
              </text:list-item>
            </text:list>
            <text:p text:style-name="P28"><text:span text:style-name="T22">sub qs-FP-para ($level is copy, @input) {</text:span></text:p>
            <text:p text:style-name="P28"><text:span text:style-name="T22"><text:s text:c="3"/></text:span><text:span text:style-name="T22">return @input if @input.elems &lt;= 1;</text:span></text:p>
            <text:p text:style-name="P28"><text:span text:style-name="T22"><text:s text:c="3"/></text:span><text:span text:style-name="T22">my $pivot = @input[@input.elems div 2];</text:span></text:p>
            <text:p text:style-name="P28"><text:span text:style-name="T22"><text:s text:c="3"/></text:span><text:span text:style-name="T22">if (++$level &lt; 4) {</text:span></text:p>
            <text:p text:style-name="P28"><text:span text:style-name="T22"><text:s text:c="6"/></text:span><text:span text:style-name="T22">my $p1 = start { qs-FP-para $level, grep {$_ &lt; $pivot}, @input};</text:span></text:p>
            <text:p text:style-name="P28"><text:span text:style-name="T22"><text:s text:c="6"/></text:span><text:span text:style-name="T22">my $p2 = start { qs-FP-para $level, grep {$_ &gt; $pivot}, @input};</text:span></text:p>
            <text:p text:style-name="P28"><text:span text:style-name="T22"><text:s text:c="6"/></text:span><text:span text:style-name="T22">my (@one, @two) = await $p1, $p2;</text:span></text:p>
            <text:p text:style-name="P28"><text:span text:style-name="T22"><text:s text:c="6"/></text:span><text:span text:style-name="T22">return flat @one, (grep {$_ == $pivot}, @input), @two;</text:span></text:p>
            <text:p text:style-name="P28"><text:span text:style-name="T22"><text:s text:c="3"/></text:span><text:span text:style-name="T22">} else {</text:span></text:p>
            <text:p text:style-name="P28"><text:span text:style-name="T22"><text:s text:c="6"/></text:span><text:span text:style-name="T22">return flat qs-FP-para($level, grep {$_ &lt; $pivot}, @input), </text:span></text:p>
            <text:p text:style-name="P28"><text:span text:style-name="T22"><text:s text:c="10"/></text:span><text:span text:style-name="T22">(grep {$_ == $pivot}, @input), </text:span></text:p>
            <text:p text:style-name="P28"><text:span text:style-name="T22"><text:s text:c="10"/></text:span><text:span text:style-name="T22">qs-FP-para($level, grep {$_ &gt; $pivot}, @input); <text:s text:c="11"/></text:span></text:p>
            <text:p text:style-name="P28"><text:span text:style-name="T22"><text:s text:c="3"/></text:span><text:span text:style-name="T22">}</text:span></text:p>
            <text:p text:style-name="P28"><text:span text:style-name="T22">}</text:span></text:p>
            <text:list text:continue-numbering="true" text:style-name="L2">
              <text:list-item>
                <text:p text:style-name="P29">Results:</text:p>
              </text:list-item>
            </text:list>
            <text:p text:style-name="P30"><text:span text:style-name="T22">Non functional: 0.1322154</text:span></text:p>
            <text:p text:style-name="P30"><text:span text:style-name="T22">Functional: 0.3297219</text:span></text:p>
            <text:p text:style-name="P30"><text:span text:style-name="T22">Parallel FP: 0.161107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al Quick Sort in Scala</text:p>
          </draw:text-box>
        </draw:frame>
        <draw:frame presentation:style-name="pr22" draw:layer="layout" svg:width="24.599cm" svg:height="12.18cm" svg:x="2cm" svg:y="5.5cm" presentation:class="outline">
          <draw:text-box>
            <text:list text:style-name="L2">
              <text:list-item>
                <text:p>The same FP QS algorithm in Scala (example by Martin Odersky, EPFL, the creator of Scala, in the <text:span text:style-name="T16">Scala by Example</text:span> book)</text:p>
              </text:list-item>
            </text:list>
            <text:p text:style-name="P28"><text:span text:style-name="T15">def sort(xs: Array[Int]): Array[Int] = {</text:span></text:p>
            <text:p text:style-name="P28"><text:span text:style-name="T15"><text:s text:c="2"/></text:span><text:span text:style-name="T15">if (xs.length &lt;= 1) xs</text:span></text:p>
            <text:p text:style-name="P28"><text:span text:style-name="T15"><text:s text:c="2"/></text:span><text:span text:style-name="T15">else {</text:span></text:p>
            <text:p text:style-name="P28"><text:span text:style-name="T15"><text:s text:c="4"/></text:span><text:span text:style-name="T15">val pivot = xs(xs.length / 2)</text:span></text:p>
            <text:p text:style-name="P28"><text:span text:style-name="T15"><text:s text:c="4"/></text:span><text:span text:style-name="T15">Array.concat(</text:span></text:p>
            <text:p text:style-name="P28"><text:span text:style-name="T15"><text:s text:c="6"/></text:span><text:span text:style-name="T15">sort(xs filter (pivot &gt;)),</text:span></text:p>
            <text:p text:style-name="P28"><text:span text:style-name="T15"><text:s text:c="11"/></text:span><text:span text:style-name="T15">xs filter (pivot ==),</text:span></text:p>
            <text:p text:style-name="P28"><text:span text:style-name="T15"><text:s text:c="6"/></text:span><text:span text:style-name="T15">sort(xs filter (pivot &lt;)))</text:span></text:p>
            <text:p text:style-name="P28"><text:span text:style-name="T15"><text:s text:c="2"/></text:span><text:span text:style-name="T15">}</text:span></text:p>
            <text:p text:style-name="P28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900000093563B4384.jp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